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18.45pt" svg:height="301.24pt" svg:x="16.61pt" svg:y="5.13pt">
            <draw:object draw:notify-on-update-of-ranges="Sheet1.D1:Sheet1.D1 Sheet1.D2:Sheet1.D257 Sheet1.E1:Sheet1.E1 Sheet1.E2:Sheet1.E257 Sheet1.F1:Sheet1.F1 Sheet1.F2:Sheet1.F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1" table:number-columns-repeated="1021" table:default-cell-style-name="Default"/>
        <table:table-row table:style-name="ro1">
          <table:table-cell table:style-name="Default" office:value-type="string" calcext:value-type="string">
            <text:p>Hue 8 bits</text:p>
          </table:table-cell>
          <table:table-cell table:style-name="Default" office:value-type="string" calcext:value-type="string">
            <text:p>Hue 16 bits</text:p>
          </table:table-cell>
          <table:table-cell table:style-name="Default" office:value-type="string" calcext:value-type="string">
            <text:p>fract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[.A2]*256" office:value-type="float" office:value="0" calcext:value-type="float">
            <text:p>0</text:p>
          </table:table-cell>
          <table:table-cell table:style-name="ce1" table:formula="of:=[.B2]" office:value-type="float" office:value="0" calcext:value-type="float">
            <text:p>0</text:p>
          </table:table-cell>
          <table:table-cell table:style-name="ce1" table:formula="of:=(8191-[.C2])*32768/8192+32767" office:value-type="float" office:value="65531" calcext:value-type="float">
            <text:p>65531</text:p>
          </table:table-cell>
          <table:table-cell table:style-name="ce1" table:formula="of:=([.C2]*32768)/8192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number-columns-repeated="1018"/>
        </table:table-row>
        <table:table-row table:style-name="ro1">
          <table:table-cell table:style-name="Default" table:formula="of:=[.A2]+1" office:value-type="float" office:value="1" calcext:value-type="float">
            <text:p>1</text:p>
          </table:table-cell>
          <table:table-cell table:style-name="Default" table:formula="of:=[.A3]*256" office:value-type="float" office:value="256" calcext:value-type="float">
            <text:p>256</text:p>
          </table:table-cell>
          <table:table-cell table:style-name="Default" table:formula="of:=[.B3]" office:value-type="float" office:value="256" calcext:value-type="float">
            <text:p>256</text:p>
          </table:table-cell>
          <table:table-cell table:style-name="ce2" table:formula="of:=(8191-[.C3])*32768/8192+32767" office:value-type="float" office:value="64507" calcext:value-type="float">
            <text:p>64507</text:p>
          </table:table-cell>
          <table:table-cell table:style-name="ce2" table:formula="of:=([.C3]*32768)/8192" office:value-type="float" office:value="1024" calcext:value-type="float">
            <text:p>1024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3]+1" office:value-type="float" office:value="2" calcext:value-type="float">
            <text:p>2</text:p>
          </table:table-cell>
          <table:table-cell table:style-name="Default" table:formula="of:=[.A4]*256" office:value-type="float" office:value="512" calcext:value-type="float">
            <text:p>512</text:p>
          </table:table-cell>
          <table:table-cell table:style-name="Default" table:formula="of:=[.B4]" office:value-type="float" office:value="512" calcext:value-type="float">
            <text:p>512</text:p>
          </table:table-cell>
          <table:table-cell table:style-name="ce2" table:formula="of:=(8191-[.C4])*32768/8192+32767" office:value-type="float" office:value="63483" calcext:value-type="float">
            <text:p>63483</text:p>
          </table:table-cell>
          <table:table-cell table:style-name="ce2" table:formula="of:=([.C4]*32768)/8192" office:value-type="float" office:value="2048" calcext:value-type="float">
            <text:p>2048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4]+1" office:value-type="float" office:value="3" calcext:value-type="float">
            <text:p>3</text:p>
          </table:table-cell>
          <table:table-cell table:style-name="Default" table:formula="of:=[.A5]*256" office:value-type="float" office:value="768" calcext:value-type="float">
            <text:p>768</text:p>
          </table:table-cell>
          <table:table-cell table:style-name="Default" table:formula="of:=[.B5]" office:value-type="float" office:value="768" calcext:value-type="float">
            <text:p>768</text:p>
          </table:table-cell>
          <table:table-cell table:style-name="ce2" table:formula="of:=(8191-[.C5])*32768/8192+32767" office:value-type="float" office:value="62459" calcext:value-type="float">
            <text:p>62459</text:p>
          </table:table-cell>
          <table:table-cell table:style-name="ce2" table:formula="of:=([.C5]*32768)/8192" office:value-type="float" office:value="3072" calcext:value-type="float">
            <text:p>3072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5]+1" office:value-type="float" office:value="4" calcext:value-type="float">
            <text:p>4</text:p>
          </table:table-cell>
          <table:table-cell table:style-name="Default" table:formula="of:=[.A6]*256" office:value-type="float" office:value="1024" calcext:value-type="float">
            <text:p>1024</text:p>
          </table:table-cell>
          <table:table-cell table:style-name="Default" table:formula="of:=[.B6]" office:value-type="float" office:value="1024" calcext:value-type="float">
            <text:p>1024</text:p>
          </table:table-cell>
          <table:table-cell table:style-name="ce2" table:formula="of:=(8191-[.C6])*32768/8192+32767" office:value-type="float" office:value="61435" calcext:value-type="float">
            <text:p>61435</text:p>
          </table:table-cell>
          <table:table-cell table:style-name="ce2" table:formula="of:=([.C6]*32768)/8192" office:value-type="float" office:value="4096" calcext:value-type="float">
            <text:p>4096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6]+1" office:value-type="float" office:value="5" calcext:value-type="float">
            <text:p>5</text:p>
          </table:table-cell>
          <table:table-cell table:style-name="Default" table:formula="of:=[.A7]*256" office:value-type="float" office:value="1280" calcext:value-type="float">
            <text:p>1280</text:p>
          </table:table-cell>
          <table:table-cell table:style-name="Default" table:formula="of:=[.B7]" office:value-type="float" office:value="1280" calcext:value-type="float">
            <text:p>1280</text:p>
          </table:table-cell>
          <table:table-cell table:style-name="ce2" table:formula="of:=(8191-[.C7])*32768/8192+32767" office:value-type="float" office:value="60411" calcext:value-type="float">
            <text:p>60411</text:p>
          </table:table-cell>
          <table:table-cell table:style-name="ce2" table:formula="of:=([.C7]*32768)/8192" office:value-type="float" office:value="5120" calcext:value-type="float">
            <text:p>512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7]+1" office:value-type="float" office:value="6" calcext:value-type="float">
            <text:p>6</text:p>
          </table:table-cell>
          <table:table-cell table:style-name="Default" table:formula="of:=[.A8]*256" office:value-type="float" office:value="1536" calcext:value-type="float">
            <text:p>1536</text:p>
          </table:table-cell>
          <table:table-cell table:style-name="Default" table:formula="of:=[.B8]" office:value-type="float" office:value="1536" calcext:value-type="float">
            <text:p>1536</text:p>
          </table:table-cell>
          <table:table-cell table:style-name="ce2" table:formula="of:=(8191-[.C8])*32768/8192+32767" office:value-type="float" office:value="59387" calcext:value-type="float">
            <text:p>59387</text:p>
          </table:table-cell>
          <table:table-cell table:style-name="ce2" table:formula="of:=([.C8]*32768)/8192" office:value-type="float" office:value="6144" calcext:value-type="float">
            <text:p>6144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8]+1" office:value-type="float" office:value="7" calcext:value-type="float">
            <text:p>7</text:p>
          </table:table-cell>
          <table:table-cell table:style-name="Default" table:formula="of:=[.A9]*256" office:value-type="float" office:value="1792" calcext:value-type="float">
            <text:p>1792</text:p>
          </table:table-cell>
          <table:table-cell table:style-name="Default" table:formula="of:=[.B9]" office:value-type="float" office:value="1792" calcext:value-type="float">
            <text:p>1792</text:p>
          </table:table-cell>
          <table:table-cell table:style-name="ce2" table:formula="of:=(8191-[.C9])*32768/8192+32767" office:value-type="float" office:value="58363" calcext:value-type="float">
            <text:p>58363</text:p>
          </table:table-cell>
          <table:table-cell table:style-name="ce2" table:formula="of:=([.C9]*32768)/8192" office:value-type="float" office:value="7168" calcext:value-type="float">
            <text:p>7168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9]+1" office:value-type="float" office:value="8" calcext:value-type="float">
            <text:p>8</text:p>
          </table:table-cell>
          <table:table-cell table:style-name="Default" table:formula="of:=[.A10]*256" office:value-type="float" office:value="2048" calcext:value-type="float">
            <text:p>2048</text:p>
          </table:table-cell>
          <table:table-cell table:style-name="Default" table:formula="of:=[.B10]" office:value-type="float" office:value="2048" calcext:value-type="float">
            <text:p>2048</text:p>
          </table:table-cell>
          <table:table-cell table:style-name="ce2" table:formula="of:=(8191-[.C10])*32768/8192+32767" office:value-type="float" office:value="57339" calcext:value-type="float">
            <text:p>57339</text:p>
          </table:table-cell>
          <table:table-cell table:style-name="ce2" table:formula="of:=([.C10]*32768)/8192" office:value-type="float" office:value="8192" calcext:value-type="float">
            <text:p>8192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10]+1" office:value-type="float" office:value="9" calcext:value-type="float">
            <text:p>9</text:p>
          </table:table-cell>
          <table:table-cell table:style-name="Default" table:formula="of:=[.A11]*256" office:value-type="float" office:value="2304" calcext:value-type="float">
            <text:p>2304</text:p>
          </table:table-cell>
          <table:table-cell table:style-name="Default" table:formula="of:=[.B11]" office:value-type="float" office:value="2304" calcext:value-type="float">
            <text:p>2304</text:p>
          </table:table-cell>
          <table:table-cell table:style-name="ce2" table:formula="of:=(8191-[.C11])*32768/8192+32767" office:value-type="float" office:value="56315" calcext:value-type="float">
            <text:p>56315</text:p>
          </table:table-cell>
          <table:table-cell table:style-name="ce2" table:formula="of:=([.C11]*32768)/8192" office:value-type="float" office:value="9216" calcext:value-type="float">
            <text:p>9216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11]+1" office:value-type="float" office:value="10" calcext:value-type="float">
            <text:p>10</text:p>
          </table:table-cell>
          <table:table-cell table:style-name="Default" table:formula="of:=[.A12]*256" office:value-type="float" office:value="2560" calcext:value-type="float">
            <text:p>2560</text:p>
          </table:table-cell>
          <table:table-cell table:style-name="Default" table:formula="of:=[.B12]" office:value-type="float" office:value="2560" calcext:value-type="float">
            <text:p>2560</text:p>
          </table:table-cell>
          <table:table-cell table:style-name="ce2" table:formula="of:=(8191-[.C12])*32768/8192+32767" office:value-type="float" office:value="55291" calcext:value-type="float">
            <text:p>55291</text:p>
          </table:table-cell>
          <table:table-cell table:style-name="ce2" table:formula="of:=([.C12]*32768)/8192" office:value-type="float" office:value="10240" calcext:value-type="float">
            <text:p>1024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12]+1" office:value-type="float" office:value="11" calcext:value-type="float">
            <text:p>11</text:p>
          </table:table-cell>
          <table:table-cell table:style-name="Default" table:formula="of:=[.A13]*256" office:value-type="float" office:value="2816" calcext:value-type="float">
            <text:p>2816</text:p>
          </table:table-cell>
          <table:table-cell table:style-name="Default" table:formula="of:=[.B13]" office:value-type="float" office:value="2816" calcext:value-type="float">
            <text:p>2816</text:p>
          </table:table-cell>
          <table:table-cell table:style-name="ce2" table:formula="of:=(8191-[.C13])*32768/8192+32767" office:value-type="float" office:value="54267" calcext:value-type="float">
            <text:p>54267</text:p>
          </table:table-cell>
          <table:table-cell table:style-name="ce2" table:formula="of:=([.C13]*32768)/8192" office:value-type="float" office:value="11264" calcext:value-type="float">
            <text:p>11264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13]+1" office:value-type="float" office:value="12" calcext:value-type="float">
            <text:p>12</text:p>
          </table:table-cell>
          <table:table-cell table:style-name="Default" table:formula="of:=[.A14]*256" office:value-type="float" office:value="3072" calcext:value-type="float">
            <text:p>3072</text:p>
          </table:table-cell>
          <table:table-cell table:style-name="Default" table:formula="of:=[.B14]" office:value-type="float" office:value="3072" calcext:value-type="float">
            <text:p>3072</text:p>
          </table:table-cell>
          <table:table-cell table:style-name="ce2" table:formula="of:=(8191-[.C14])*32768/8192+32767" office:value-type="float" office:value="53243" calcext:value-type="float">
            <text:p>53243</text:p>
          </table:table-cell>
          <table:table-cell table:style-name="ce2" table:formula="of:=([.C14]*32768)/8192" office:value-type="float" office:value="12288" calcext:value-type="float">
            <text:p>12288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14]+1" office:value-type="float" office:value="13" calcext:value-type="float">
            <text:p>13</text:p>
          </table:table-cell>
          <table:table-cell table:style-name="Default" table:formula="of:=[.A15]*256" office:value-type="float" office:value="3328" calcext:value-type="float">
            <text:p>3328</text:p>
          </table:table-cell>
          <table:table-cell table:style-name="Default" table:formula="of:=[.B15]" office:value-type="float" office:value="3328" calcext:value-type="float">
            <text:p>3328</text:p>
          </table:table-cell>
          <table:table-cell table:style-name="ce2" table:formula="of:=(8191-[.C15])*32768/8192+32767" office:value-type="float" office:value="52219" calcext:value-type="float">
            <text:p>52219</text:p>
          </table:table-cell>
          <table:table-cell table:style-name="ce2" table:formula="of:=([.C15]*32768)/8192" office:value-type="float" office:value="13312" calcext:value-type="float">
            <text:p>13312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15]+1" office:value-type="float" office:value="14" calcext:value-type="float">
            <text:p>14</text:p>
          </table:table-cell>
          <table:table-cell table:style-name="Default" table:formula="of:=[.A16]*256" office:value-type="float" office:value="3584" calcext:value-type="float">
            <text:p>3584</text:p>
          </table:table-cell>
          <table:table-cell table:style-name="Default" table:formula="of:=[.B16]" office:value-type="float" office:value="3584" calcext:value-type="float">
            <text:p>3584</text:p>
          </table:table-cell>
          <table:table-cell table:style-name="ce2" table:formula="of:=(8191-[.C16])*32768/8192+32767" office:value-type="float" office:value="51195" calcext:value-type="float">
            <text:p>51195</text:p>
          </table:table-cell>
          <table:table-cell table:style-name="ce2" table:formula="of:=([.C16]*32768)/8192" office:value-type="float" office:value="14336" calcext:value-type="float">
            <text:p>14336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16]+1" office:value-type="float" office:value="15" calcext:value-type="float">
            <text:p>15</text:p>
          </table:table-cell>
          <table:table-cell table:style-name="Default" table:formula="of:=[.A17]*256" office:value-type="float" office:value="3840" calcext:value-type="float">
            <text:p>3840</text:p>
          </table:table-cell>
          <table:table-cell table:style-name="Default" table:formula="of:=[.B17]" office:value-type="float" office:value="3840" calcext:value-type="float">
            <text:p>3840</text:p>
          </table:table-cell>
          <table:table-cell table:style-name="ce2" table:formula="of:=(8191-[.C17])*32768/8192+32767" office:value-type="float" office:value="50171" calcext:value-type="float">
            <text:p>50171</text:p>
          </table:table-cell>
          <table:table-cell table:style-name="ce2" table:formula="of:=([.C17]*32768)/8192" office:value-type="float" office:value="15360" calcext:value-type="float">
            <text:p>1536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17]+1" office:value-type="float" office:value="16" calcext:value-type="float">
            <text:p>16</text:p>
          </table:table-cell>
          <table:table-cell table:style-name="Default" table:formula="of:=[.A18]*256" office:value-type="float" office:value="4096" calcext:value-type="float">
            <text:p>4096</text:p>
          </table:table-cell>
          <table:table-cell table:style-name="Default" table:formula="of:=[.B18]" office:value-type="float" office:value="4096" calcext:value-type="float">
            <text:p>4096</text:p>
          </table:table-cell>
          <table:table-cell table:style-name="ce2" table:formula="of:=(8191-[.C18])*32768/8192+32767" office:value-type="float" office:value="49147" calcext:value-type="float">
            <text:p>49147</text:p>
          </table:table-cell>
          <table:table-cell table:style-name="ce2" table:formula="of:=([.C18]*32768)/8192" office:value-type="float" office:value="16384" calcext:value-type="float">
            <text:p>16384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18]+1" office:value-type="float" office:value="17" calcext:value-type="float">
            <text:p>17</text:p>
          </table:table-cell>
          <table:table-cell table:style-name="Default" table:formula="of:=[.A19]*256" office:value-type="float" office:value="4352" calcext:value-type="float">
            <text:p>4352</text:p>
          </table:table-cell>
          <table:table-cell table:style-name="Default" table:formula="of:=[.B19]" office:value-type="float" office:value="4352" calcext:value-type="float">
            <text:p>4352</text:p>
          </table:table-cell>
          <table:table-cell table:style-name="ce2" table:formula="of:=(8191-[.C19])*32768/8192+32767" office:value-type="float" office:value="48123" calcext:value-type="float">
            <text:p>48123</text:p>
          </table:table-cell>
          <table:table-cell table:style-name="ce2" table:formula="of:=([.C19]*32768)/8192" office:value-type="float" office:value="17408" calcext:value-type="float">
            <text:p>17408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19]+1" office:value-type="float" office:value="18" calcext:value-type="float">
            <text:p>18</text:p>
          </table:table-cell>
          <table:table-cell table:style-name="Default" table:formula="of:=[.A20]*256" office:value-type="float" office:value="4608" calcext:value-type="float">
            <text:p>4608</text:p>
          </table:table-cell>
          <table:table-cell table:style-name="Default" table:formula="of:=[.B20]" office:value-type="float" office:value="4608" calcext:value-type="float">
            <text:p>4608</text:p>
          </table:table-cell>
          <table:table-cell table:style-name="ce2" table:formula="of:=(8191-[.C20])*32768/8192+32767" office:value-type="float" office:value="47099" calcext:value-type="float">
            <text:p>47099</text:p>
          </table:table-cell>
          <table:table-cell table:style-name="ce2" table:formula="of:=([.C20]*32768)/8192" office:value-type="float" office:value="18432" calcext:value-type="float">
            <text:p>18432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20]+1" office:value-type="float" office:value="19" calcext:value-type="float">
            <text:p>19</text:p>
          </table:table-cell>
          <table:table-cell table:style-name="Default" table:formula="of:=[.A21]*256" office:value-type="float" office:value="4864" calcext:value-type="float">
            <text:p>4864</text:p>
          </table:table-cell>
          <table:table-cell table:style-name="Default" table:formula="of:=[.B21]" office:value-type="float" office:value="4864" calcext:value-type="float">
            <text:p>4864</text:p>
          </table:table-cell>
          <table:table-cell table:style-name="ce2" table:formula="of:=(8191-[.C21])*32768/8192+32767" office:value-type="float" office:value="46075" calcext:value-type="float">
            <text:p>46075</text:p>
          </table:table-cell>
          <table:table-cell table:style-name="ce2" table:formula="of:=([.C21]*32768)/8192" office:value-type="float" office:value="19456" calcext:value-type="float">
            <text:p>19456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21]+1" office:value-type="float" office:value="20" calcext:value-type="float">
            <text:p>20</text:p>
          </table:table-cell>
          <table:table-cell table:style-name="Default" table:formula="of:=[.A22]*256" office:value-type="float" office:value="5120" calcext:value-type="float">
            <text:p>5120</text:p>
          </table:table-cell>
          <table:table-cell table:style-name="Default" table:formula="of:=[.B22]" office:value-type="float" office:value="5120" calcext:value-type="float">
            <text:p>5120</text:p>
          </table:table-cell>
          <table:table-cell table:style-name="ce2" table:formula="of:=(8191-[.C22])*32768/8192+32767" office:value-type="float" office:value="45051" calcext:value-type="float">
            <text:p>45051</text:p>
          </table:table-cell>
          <table:table-cell table:style-name="ce2" table:formula="of:=([.C22]*32768)/8192" office:value-type="float" office:value="20480" calcext:value-type="float">
            <text:p>2048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22]+1" office:value-type="float" office:value="21" calcext:value-type="float">
            <text:p>21</text:p>
          </table:table-cell>
          <table:table-cell table:style-name="Default" table:formula="of:=[.A23]*256" office:value-type="float" office:value="5376" calcext:value-type="float">
            <text:p>5376</text:p>
          </table:table-cell>
          <table:table-cell table:style-name="Default" table:formula="of:=[.B23]" office:value-type="float" office:value="5376" calcext:value-type="float">
            <text:p>5376</text:p>
          </table:table-cell>
          <table:table-cell table:style-name="ce2" table:formula="of:=(8191-[.C23])*32768/8192+32767" office:value-type="float" office:value="44027" calcext:value-type="float">
            <text:p>44027</text:p>
          </table:table-cell>
          <table:table-cell table:style-name="ce2" table:formula="of:=([.C23]*32768)/8192" office:value-type="float" office:value="21504" calcext:value-type="float">
            <text:p>21504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23]+1" office:value-type="float" office:value="22" calcext:value-type="float">
            <text:p>22</text:p>
          </table:table-cell>
          <table:table-cell table:style-name="Default" table:formula="of:=[.A24]*256" office:value-type="float" office:value="5632" calcext:value-type="float">
            <text:p>5632</text:p>
          </table:table-cell>
          <table:table-cell table:style-name="Default" table:formula="of:=[.B24]" office:value-type="float" office:value="5632" calcext:value-type="float">
            <text:p>5632</text:p>
          </table:table-cell>
          <table:table-cell table:style-name="ce2" table:formula="of:=(8191-[.C24])*32768/8192+32767" office:value-type="float" office:value="43003" calcext:value-type="float">
            <text:p>43003</text:p>
          </table:table-cell>
          <table:table-cell table:style-name="ce2" table:formula="of:=([.C24]*32768)/8192" office:value-type="float" office:value="22528" calcext:value-type="float">
            <text:p>22528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24]+1" office:value-type="float" office:value="23" calcext:value-type="float">
            <text:p>23</text:p>
          </table:table-cell>
          <table:table-cell table:style-name="Default" table:formula="of:=[.A25]*256" office:value-type="float" office:value="5888" calcext:value-type="float">
            <text:p>5888</text:p>
          </table:table-cell>
          <table:table-cell table:style-name="Default" table:formula="of:=[.B25]" office:value-type="float" office:value="5888" calcext:value-type="float">
            <text:p>5888</text:p>
          </table:table-cell>
          <table:table-cell table:style-name="ce2" table:formula="of:=(8191-[.C25])*32768/8192+32767" office:value-type="float" office:value="41979" calcext:value-type="float">
            <text:p>41979</text:p>
          </table:table-cell>
          <table:table-cell table:style-name="ce2" table:formula="of:=([.C25]*32768)/8192" office:value-type="float" office:value="23552" calcext:value-type="float">
            <text:p>23552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25]+1" office:value-type="float" office:value="24" calcext:value-type="float">
            <text:p>24</text:p>
          </table:table-cell>
          <table:table-cell table:style-name="Default" table:formula="of:=[.A26]*256" office:value-type="float" office:value="6144" calcext:value-type="float">
            <text:p>6144</text:p>
          </table:table-cell>
          <table:table-cell table:style-name="Default" table:formula="of:=[.B26]" office:value-type="float" office:value="6144" calcext:value-type="float">
            <text:p>6144</text:p>
          </table:table-cell>
          <table:table-cell table:style-name="ce2" table:formula="of:=(8191-[.C26])*32768/8192+32767" office:value-type="float" office:value="40955" calcext:value-type="float">
            <text:p>40955</text:p>
          </table:table-cell>
          <table:table-cell table:style-name="ce2" table:formula="of:=([.C26]*32768)/8192" office:value-type="float" office:value="24576" calcext:value-type="float">
            <text:p>24576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26]+1" office:value-type="float" office:value="25" calcext:value-type="float">
            <text:p>25</text:p>
          </table:table-cell>
          <table:table-cell table:style-name="Default" table:formula="of:=[.A27]*256" office:value-type="float" office:value="6400" calcext:value-type="float">
            <text:p>6400</text:p>
          </table:table-cell>
          <table:table-cell table:style-name="Default" table:formula="of:=[.B27]" office:value-type="float" office:value="6400" calcext:value-type="float">
            <text:p>6400</text:p>
          </table:table-cell>
          <table:table-cell table:style-name="ce2" table:formula="of:=(8191-[.C27])*32768/8192+32767" office:value-type="float" office:value="39931" calcext:value-type="float">
            <text:p>39931</text:p>
          </table:table-cell>
          <table:table-cell table:style-name="ce2" table:formula="of:=([.C27]*32768)/8192" office:value-type="float" office:value="25600" calcext:value-type="float">
            <text:p>2560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27]+1" office:value-type="float" office:value="26" calcext:value-type="float">
            <text:p>26</text:p>
          </table:table-cell>
          <table:table-cell table:style-name="Default" table:formula="of:=[.A28]*256" office:value-type="float" office:value="6656" calcext:value-type="float">
            <text:p>6656</text:p>
          </table:table-cell>
          <table:table-cell table:style-name="Default" table:formula="of:=[.B28]" office:value-type="float" office:value="6656" calcext:value-type="float">
            <text:p>6656</text:p>
          </table:table-cell>
          <table:table-cell table:style-name="ce2" table:formula="of:=(8191-[.C28])*32768/8192+32767" office:value-type="float" office:value="38907" calcext:value-type="float">
            <text:p>38907</text:p>
          </table:table-cell>
          <table:table-cell table:style-name="ce2" table:formula="of:=([.C28]*32768)/8192" office:value-type="float" office:value="26624" calcext:value-type="float">
            <text:p>26624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28]+1" office:value-type="float" office:value="27" calcext:value-type="float">
            <text:p>27</text:p>
          </table:table-cell>
          <table:table-cell table:style-name="Default" table:formula="of:=[.A29]*256" office:value-type="float" office:value="6912" calcext:value-type="float">
            <text:p>6912</text:p>
          </table:table-cell>
          <table:table-cell table:style-name="Default" table:formula="of:=[.B29]" office:value-type="float" office:value="6912" calcext:value-type="float">
            <text:p>6912</text:p>
          </table:table-cell>
          <table:table-cell table:style-name="ce2" table:formula="of:=(8191-[.C29])*32768/8192+32767" office:value-type="float" office:value="37883" calcext:value-type="float">
            <text:p>37883</text:p>
          </table:table-cell>
          <table:table-cell table:style-name="ce2" table:formula="of:=([.C29]*32768)/8192" office:value-type="float" office:value="27648" calcext:value-type="float">
            <text:p>27648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29]+1" office:value-type="float" office:value="28" calcext:value-type="float">
            <text:p>28</text:p>
          </table:table-cell>
          <table:table-cell table:style-name="Default" table:formula="of:=[.A30]*256" office:value-type="float" office:value="7168" calcext:value-type="float">
            <text:p>7168</text:p>
          </table:table-cell>
          <table:table-cell table:style-name="Default" table:formula="of:=[.B30]" office:value-type="float" office:value="7168" calcext:value-type="float">
            <text:p>7168</text:p>
          </table:table-cell>
          <table:table-cell table:style-name="ce2" table:formula="of:=(8191-[.C30])*32768/8192+32767" office:value-type="float" office:value="36859" calcext:value-type="float">
            <text:p>36859</text:p>
          </table:table-cell>
          <table:table-cell table:style-name="ce2" table:formula="of:=([.C30]*32768)/8192" office:value-type="float" office:value="28672" calcext:value-type="float">
            <text:p>28672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30]+1" office:value-type="float" office:value="29" calcext:value-type="float">
            <text:p>29</text:p>
          </table:table-cell>
          <table:table-cell table:style-name="Default" table:formula="of:=[.A31]*256" office:value-type="float" office:value="7424" calcext:value-type="float">
            <text:p>7424</text:p>
          </table:table-cell>
          <table:table-cell table:style-name="Default" table:formula="of:=[.B31]" office:value-type="float" office:value="7424" calcext:value-type="float">
            <text:p>7424</text:p>
          </table:table-cell>
          <table:table-cell table:style-name="ce2" table:formula="of:=(8191-[.C31])*32768/8192+32767" office:value-type="float" office:value="35835" calcext:value-type="float">
            <text:p>35835</text:p>
          </table:table-cell>
          <table:table-cell table:style-name="ce2" table:formula="of:=([.C31]*32768)/8192" office:value-type="float" office:value="29696" calcext:value-type="float">
            <text:p>29696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31]+1" office:value-type="float" office:value="30" calcext:value-type="float">
            <text:p>30</text:p>
          </table:table-cell>
          <table:table-cell table:style-name="Default" table:formula="of:=[.A32]*256" office:value-type="float" office:value="7680" calcext:value-type="float">
            <text:p>7680</text:p>
          </table:table-cell>
          <table:table-cell table:style-name="Default" table:formula="of:=[.B32]" office:value-type="float" office:value="7680" calcext:value-type="float">
            <text:p>7680</text:p>
          </table:table-cell>
          <table:table-cell table:style-name="ce2" table:formula="of:=(8191-[.C32])*32768/8192+32767" office:value-type="float" office:value="34811" calcext:value-type="float">
            <text:p>34811</text:p>
          </table:table-cell>
          <table:table-cell table:style-name="ce2" table:formula="of:=([.C32]*32768)/8192" office:value-type="float" office:value="30720" calcext:value-type="float">
            <text:p>3072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32]+1" office:value-type="float" office:value="31" calcext:value-type="float">
            <text:p>31</text:p>
          </table:table-cell>
          <table:table-cell table:style-name="Default" table:formula="of:=[.A33]*256" office:value-type="float" office:value="7936" calcext:value-type="float">
            <text:p>7936</text:p>
          </table:table-cell>
          <table:table-cell table:style-name="Default" table:formula="of:=[.B33]" office:value-type="float" office:value="7936" calcext:value-type="float">
            <text:p>7936</text:p>
          </table:table-cell>
          <table:table-cell table:style-name="ce2" table:formula="of:=(8191-[.C33])*32768/8192+32767" office:value-type="float" office:value="33787" calcext:value-type="float">
            <text:p>33787</text:p>
          </table:table-cell>
          <table:table-cell table:style-name="ce2" table:formula="of:=([.C33]*32768)/8192" office:value-type="float" office:value="31744" calcext:value-type="float">
            <text:p>31744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table:formula="of:=[.A33]+1" office:value-type="float" office:value="32" calcext:value-type="float">
            <text:p>32</text:p>
          </table:table-cell>
          <table:table-cell table:style-name="ce1" table:formula="of:=[.A34]*256" office:value-type="float" office:value="8192" calcext:value-type="float">
            <text:p>8192</text:p>
          </table:table-cell>
          <table:table-cell table:style-name="ce1" table:formula="of:=[.B34]-8192" office:value-type="float" office:value="0" calcext:value-type="float">
            <text:p>0</text:p>
          </table:table-cell>
          <table:table-cell table:style-name="ce1" table:formula="of:=32767" office:value-type="float" office:value="32767" calcext:value-type="float">
            <text:p>32767</text:p>
          </table:table-cell>
          <table:table-cell table:style-name="ce2" table:formula="of:=([.C34]*32768)/8192 +32767" office:value-type="float" office:value="32767" calcext:value-type="float">
            <text:p>32767</text:p>
          </table:table-cell>
          <table:table-cell table:formula="of:=0" office:value-type="float" office:value="0" calcext:value-type="float">
            <text:p>0</text:p>
          </table:table-cell>
          <table:table-cell table:style-name="ce1" table:number-columns-repeated="1018"/>
        </table:table-row>
        <table:table-row table:style-name="ro1">
          <table:table-cell table:style-name="Default" table:formula="of:=[.A34]+1" office:value-type="float" office:value="33" calcext:value-type="float">
            <text:p>33</text:p>
          </table:table-cell>
          <table:table-cell table:style-name="Default" table:formula="of:=[.A35]*256" office:value-type="float" office:value="8448" calcext:value-type="float">
            <text:p>8448</text:p>
          </table:table-cell>
          <table:table-cell table:style-name="Default" table:formula="of:=[.B35]-8192" office:value-type="float" office:value="256" calcext:value-type="float">
            <text:p>256</text:p>
          </table:table-cell>
          <table:table-cell table:style-name="ce2" table:formula="of:=32767" office:value-type="float" office:value="32767" calcext:value-type="float">
            <text:p>32767</text:p>
          </table:table-cell>
          <table:table-cell table:style-name="ce2" table:formula="of:=([.C35]*32768)/8192 +32767" office:value-type="float" office:value="33791" calcext:value-type="float">
            <text:p>33791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35]+1" office:value-type="float" office:value="34" calcext:value-type="float">
            <text:p>34</text:p>
          </table:table-cell>
          <table:table-cell table:style-name="Default" table:formula="of:=[.A36]*256" office:value-type="float" office:value="8704" calcext:value-type="float">
            <text:p>8704</text:p>
          </table:table-cell>
          <table:table-cell table:style-name="Default" table:formula="of:=[.B36]-8192" office:value-type="float" office:value="512" calcext:value-type="float">
            <text:p>512</text:p>
          </table:table-cell>
          <table:table-cell table:style-name="ce2" table:formula="of:=32767" office:value-type="float" office:value="32767" calcext:value-type="float">
            <text:p>32767</text:p>
          </table:table-cell>
          <table:table-cell table:style-name="ce2" table:formula="of:=([.C36]*32768)/8192 +32767" office:value-type="float" office:value="34815" calcext:value-type="float">
            <text:p>34815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36]+1" office:value-type="float" office:value="35" calcext:value-type="float">
            <text:p>35</text:p>
          </table:table-cell>
          <table:table-cell table:style-name="Default" table:formula="of:=[.A37]*256" office:value-type="float" office:value="8960" calcext:value-type="float">
            <text:p>8960</text:p>
          </table:table-cell>
          <table:table-cell table:style-name="Default" table:formula="of:=[.B37]-8192" office:value-type="float" office:value="768" calcext:value-type="float">
            <text:p>768</text:p>
          </table:table-cell>
          <table:table-cell table:style-name="ce2" table:formula="of:=32767" office:value-type="float" office:value="32767" calcext:value-type="float">
            <text:p>32767</text:p>
          </table:table-cell>
          <table:table-cell table:style-name="ce2" table:formula="of:=([.C37]*32768)/8192 +32767" office:value-type="float" office:value="35839" calcext:value-type="float">
            <text:p>35839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37]+1" office:value-type="float" office:value="36" calcext:value-type="float">
            <text:p>36</text:p>
          </table:table-cell>
          <table:table-cell table:style-name="Default" table:formula="of:=[.A38]*256" office:value-type="float" office:value="9216" calcext:value-type="float">
            <text:p>9216</text:p>
          </table:table-cell>
          <table:table-cell table:style-name="Default" table:formula="of:=[.B38]-8192" office:value-type="float" office:value="1024" calcext:value-type="float">
            <text:p>1024</text:p>
          </table:table-cell>
          <table:table-cell table:style-name="ce2" table:formula="of:=32767" office:value-type="float" office:value="32767" calcext:value-type="float">
            <text:p>32767</text:p>
          </table:table-cell>
          <table:table-cell table:style-name="ce2" table:formula="of:=([.C38]*32768)/8192 +32767" office:value-type="float" office:value="36863" calcext:value-type="float">
            <text:p>36863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38]+1" office:value-type="float" office:value="37" calcext:value-type="float">
            <text:p>37</text:p>
          </table:table-cell>
          <table:table-cell table:style-name="Default" table:formula="of:=[.A39]*256" office:value-type="float" office:value="9472" calcext:value-type="float">
            <text:p>9472</text:p>
          </table:table-cell>
          <table:table-cell table:style-name="Default" table:formula="of:=[.B39]-8192" office:value-type="float" office:value="1280" calcext:value-type="float">
            <text:p>1280</text:p>
          </table:table-cell>
          <table:table-cell table:style-name="ce2" table:formula="of:=32767" office:value-type="float" office:value="32767" calcext:value-type="float">
            <text:p>32767</text:p>
          </table:table-cell>
          <table:table-cell table:style-name="ce2" table:formula="of:=([.C39]*32768)/8192 +32767" office:value-type="float" office:value="37887" calcext:value-type="float">
            <text:p>37887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39]+1" office:value-type="float" office:value="38" calcext:value-type="float">
            <text:p>38</text:p>
          </table:table-cell>
          <table:table-cell table:style-name="Default" table:formula="of:=[.A40]*256" office:value-type="float" office:value="9728" calcext:value-type="float">
            <text:p>9728</text:p>
          </table:table-cell>
          <table:table-cell table:style-name="Default" table:formula="of:=[.B40]-8192" office:value-type="float" office:value="1536" calcext:value-type="float">
            <text:p>1536</text:p>
          </table:table-cell>
          <table:table-cell table:style-name="ce2" table:formula="of:=32767" office:value-type="float" office:value="32767" calcext:value-type="float">
            <text:p>32767</text:p>
          </table:table-cell>
          <table:table-cell table:style-name="ce2" table:formula="of:=([.C40]*32768)/8192 +32767" office:value-type="float" office:value="38911" calcext:value-type="float">
            <text:p>38911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40]+1" office:value-type="float" office:value="39" calcext:value-type="float">
            <text:p>39</text:p>
          </table:table-cell>
          <table:table-cell table:style-name="Default" table:formula="of:=[.A41]*256" office:value-type="float" office:value="9984" calcext:value-type="float">
            <text:p>9984</text:p>
          </table:table-cell>
          <table:table-cell table:style-name="Default" table:formula="of:=[.B41]-8192" office:value-type="float" office:value="1792" calcext:value-type="float">
            <text:p>1792</text:p>
          </table:table-cell>
          <table:table-cell table:style-name="ce2" table:formula="of:=32767" office:value-type="float" office:value="32767" calcext:value-type="float">
            <text:p>32767</text:p>
          </table:table-cell>
          <table:table-cell table:style-name="ce2" table:formula="of:=([.C41]*32768)/8192 +32767" office:value-type="float" office:value="39935" calcext:value-type="float">
            <text:p>39935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41]+1" office:value-type="float" office:value="40" calcext:value-type="float">
            <text:p>40</text:p>
          </table:table-cell>
          <table:table-cell table:style-name="Default" table:formula="of:=[.A42]*256" office:value-type="float" office:value="10240" calcext:value-type="float">
            <text:p>10240</text:p>
          </table:table-cell>
          <table:table-cell table:style-name="Default" table:formula="of:=[.B42]-8192" office:value-type="float" office:value="2048" calcext:value-type="float">
            <text:p>2048</text:p>
          </table:table-cell>
          <table:table-cell table:style-name="ce2" table:formula="of:=32767" office:value-type="float" office:value="32767" calcext:value-type="float">
            <text:p>32767</text:p>
          </table:table-cell>
          <table:table-cell table:style-name="ce2" table:formula="of:=([.C42]*32768)/8192 +32767" office:value-type="float" office:value="40959" calcext:value-type="float">
            <text:p>40959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42]+1" office:value-type="float" office:value="41" calcext:value-type="float">
            <text:p>41</text:p>
          </table:table-cell>
          <table:table-cell table:style-name="Default" table:formula="of:=[.A43]*256" office:value-type="float" office:value="10496" calcext:value-type="float">
            <text:p>10496</text:p>
          </table:table-cell>
          <table:table-cell table:style-name="Default" table:formula="of:=[.B43]-8192" office:value-type="float" office:value="2304" calcext:value-type="float">
            <text:p>2304</text:p>
          </table:table-cell>
          <table:table-cell table:style-name="ce2" table:formula="of:=32767" office:value-type="float" office:value="32767" calcext:value-type="float">
            <text:p>32767</text:p>
          </table:table-cell>
          <table:table-cell table:style-name="ce2" table:formula="of:=([.C43]*32768)/8192 +32767" office:value-type="float" office:value="41983" calcext:value-type="float">
            <text:p>41983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43]+1" office:value-type="float" office:value="42" calcext:value-type="float">
            <text:p>42</text:p>
          </table:table-cell>
          <table:table-cell table:style-name="Default" table:formula="of:=[.A44]*256" office:value-type="float" office:value="10752" calcext:value-type="float">
            <text:p>10752</text:p>
          </table:table-cell>
          <table:table-cell table:style-name="Default" table:formula="of:=[.B44]-8192" office:value-type="float" office:value="2560" calcext:value-type="float">
            <text:p>2560</text:p>
          </table:table-cell>
          <table:table-cell table:style-name="ce2" table:formula="of:=32767" office:value-type="float" office:value="32767" calcext:value-type="float">
            <text:p>32767</text:p>
          </table:table-cell>
          <table:table-cell table:style-name="ce2" table:formula="of:=([.C44]*32768)/8192 +32767" office:value-type="float" office:value="43007" calcext:value-type="float">
            <text:p>43007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44]+1" office:value-type="float" office:value="43" calcext:value-type="float">
            <text:p>43</text:p>
          </table:table-cell>
          <table:table-cell table:style-name="Default" table:formula="of:=[.A45]*256" office:value-type="float" office:value="11008" calcext:value-type="float">
            <text:p>11008</text:p>
          </table:table-cell>
          <table:table-cell table:style-name="Default" table:formula="of:=[.B45]-8192" office:value-type="float" office:value="2816" calcext:value-type="float">
            <text:p>2816</text:p>
          </table:table-cell>
          <table:table-cell table:style-name="ce2" table:formula="of:=32767" office:value-type="float" office:value="32767" calcext:value-type="float">
            <text:p>32767</text:p>
          </table:table-cell>
          <table:table-cell table:style-name="ce2" table:formula="of:=([.C45]*32768)/8192 +32767" office:value-type="float" office:value="44031" calcext:value-type="float">
            <text:p>44031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45]+1" office:value-type="float" office:value="44" calcext:value-type="float">
            <text:p>44</text:p>
          </table:table-cell>
          <table:table-cell table:style-name="Default" table:formula="of:=[.A46]*256" office:value-type="float" office:value="11264" calcext:value-type="float">
            <text:p>11264</text:p>
          </table:table-cell>
          <table:table-cell table:style-name="Default" table:formula="of:=[.B46]-8192" office:value-type="float" office:value="3072" calcext:value-type="float">
            <text:p>3072</text:p>
          </table:table-cell>
          <table:table-cell table:style-name="ce2" table:formula="of:=32767" office:value-type="float" office:value="32767" calcext:value-type="float">
            <text:p>32767</text:p>
          </table:table-cell>
          <table:table-cell table:style-name="ce2" table:formula="of:=([.C46]*32768)/8192 +32767" office:value-type="float" office:value="45055" calcext:value-type="float">
            <text:p>45055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46]+1" office:value-type="float" office:value="45" calcext:value-type="float">
            <text:p>45</text:p>
          </table:table-cell>
          <table:table-cell table:style-name="Default" table:formula="of:=[.A47]*256" office:value-type="float" office:value="11520" calcext:value-type="float">
            <text:p>11520</text:p>
          </table:table-cell>
          <table:table-cell table:style-name="Default" table:formula="of:=[.B47]-8192" office:value-type="float" office:value="3328" calcext:value-type="float">
            <text:p>3328</text:p>
          </table:table-cell>
          <table:table-cell table:style-name="ce2" table:formula="of:=32767" office:value-type="float" office:value="32767" calcext:value-type="float">
            <text:p>32767</text:p>
          </table:table-cell>
          <table:table-cell table:style-name="ce2" table:formula="of:=([.C47]*32768)/8192 +32767" office:value-type="float" office:value="46079" calcext:value-type="float">
            <text:p>46079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47]+1" office:value-type="float" office:value="46" calcext:value-type="float">
            <text:p>46</text:p>
          </table:table-cell>
          <table:table-cell table:style-name="Default" table:formula="of:=[.A48]*256" office:value-type="float" office:value="11776" calcext:value-type="float">
            <text:p>11776</text:p>
          </table:table-cell>
          <table:table-cell table:style-name="Default" table:formula="of:=[.B48]-8192" office:value-type="float" office:value="3584" calcext:value-type="float">
            <text:p>3584</text:p>
          </table:table-cell>
          <table:table-cell table:style-name="ce2" table:formula="of:=32767" office:value-type="float" office:value="32767" calcext:value-type="float">
            <text:p>32767</text:p>
          </table:table-cell>
          <table:table-cell table:style-name="ce2" table:formula="of:=([.C48]*32768)/8192 +32767" office:value-type="float" office:value="47103" calcext:value-type="float">
            <text:p>47103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48]+1" office:value-type="float" office:value="47" calcext:value-type="float">
            <text:p>47</text:p>
          </table:table-cell>
          <table:table-cell table:style-name="Default" table:formula="of:=[.A49]*256" office:value-type="float" office:value="12032" calcext:value-type="float">
            <text:p>12032</text:p>
          </table:table-cell>
          <table:table-cell table:style-name="Default" table:formula="of:=[.B49]-8192" office:value-type="float" office:value="3840" calcext:value-type="float">
            <text:p>3840</text:p>
          </table:table-cell>
          <table:table-cell table:style-name="ce2" table:formula="of:=32767" office:value-type="float" office:value="32767" calcext:value-type="float">
            <text:p>32767</text:p>
          </table:table-cell>
          <table:table-cell table:style-name="ce2" table:formula="of:=([.C49]*32768)/8192 +32767" office:value-type="float" office:value="48127" calcext:value-type="float">
            <text:p>48127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49]+1" office:value-type="float" office:value="48" calcext:value-type="float">
            <text:p>48</text:p>
          </table:table-cell>
          <table:table-cell table:style-name="Default" table:formula="of:=[.A50]*256" office:value-type="float" office:value="12288" calcext:value-type="float">
            <text:p>12288</text:p>
          </table:table-cell>
          <table:table-cell table:style-name="Default" table:formula="of:=[.B50]-8192" office:value-type="float" office:value="4096" calcext:value-type="float">
            <text:p>4096</text:p>
          </table:table-cell>
          <table:table-cell table:style-name="ce2" table:formula="of:=32767" office:value-type="float" office:value="32767" calcext:value-type="float">
            <text:p>32767</text:p>
          </table:table-cell>
          <table:table-cell table:style-name="ce2" table:formula="of:=([.C50]*32768)/8192 +32767" office:value-type="float" office:value="49151" calcext:value-type="float">
            <text:p>49151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50]+1" office:value-type="float" office:value="49" calcext:value-type="float">
            <text:p>49</text:p>
          </table:table-cell>
          <table:table-cell table:style-name="Default" table:formula="of:=[.A51]*256" office:value-type="float" office:value="12544" calcext:value-type="float">
            <text:p>12544</text:p>
          </table:table-cell>
          <table:table-cell table:style-name="Default" table:formula="of:=[.B51]-8192" office:value-type="float" office:value="4352" calcext:value-type="float">
            <text:p>4352</text:p>
          </table:table-cell>
          <table:table-cell table:style-name="ce2" table:formula="of:=32767" office:value-type="float" office:value="32767" calcext:value-type="float">
            <text:p>32767</text:p>
          </table:table-cell>
          <table:table-cell table:style-name="ce2" table:formula="of:=([.C51]*32768)/8192 +32767" office:value-type="float" office:value="50175" calcext:value-type="float">
            <text:p>50175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51]+1" office:value-type="float" office:value="50" calcext:value-type="float">
            <text:p>50</text:p>
          </table:table-cell>
          <table:table-cell table:style-name="Default" table:formula="of:=[.A52]*256" office:value-type="float" office:value="12800" calcext:value-type="float">
            <text:p>12800</text:p>
          </table:table-cell>
          <table:table-cell table:style-name="Default" table:formula="of:=[.B52]-8192" office:value-type="float" office:value="4608" calcext:value-type="float">
            <text:p>4608</text:p>
          </table:table-cell>
          <table:table-cell table:style-name="ce2" table:formula="of:=32767" office:value-type="float" office:value="32767" calcext:value-type="float">
            <text:p>32767</text:p>
          </table:table-cell>
          <table:table-cell table:style-name="ce2" table:formula="of:=([.C52]*32768)/8192 +32767" office:value-type="float" office:value="51199" calcext:value-type="float">
            <text:p>51199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52]+1" office:value-type="float" office:value="51" calcext:value-type="float">
            <text:p>51</text:p>
          </table:table-cell>
          <table:table-cell table:style-name="Default" table:formula="of:=[.A53]*256" office:value-type="float" office:value="13056" calcext:value-type="float">
            <text:p>13056</text:p>
          </table:table-cell>
          <table:table-cell table:style-name="Default" table:formula="of:=[.B53]-8192" office:value-type="float" office:value="4864" calcext:value-type="float">
            <text:p>4864</text:p>
          </table:table-cell>
          <table:table-cell table:style-name="ce2" table:formula="of:=32767" office:value-type="float" office:value="32767" calcext:value-type="float">
            <text:p>32767</text:p>
          </table:table-cell>
          <table:table-cell table:style-name="ce2" table:formula="of:=([.C53]*32768)/8192 +32767" office:value-type="float" office:value="52223" calcext:value-type="float">
            <text:p>52223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53]+1" office:value-type="float" office:value="52" calcext:value-type="float">
            <text:p>52</text:p>
          </table:table-cell>
          <table:table-cell table:style-name="Default" table:formula="of:=[.A54]*256" office:value-type="float" office:value="13312" calcext:value-type="float">
            <text:p>13312</text:p>
          </table:table-cell>
          <table:table-cell table:style-name="Default" table:formula="of:=[.B54]-8192" office:value-type="float" office:value="5120" calcext:value-type="float">
            <text:p>5120</text:p>
          </table:table-cell>
          <table:table-cell table:style-name="ce2" table:formula="of:=32767" office:value-type="float" office:value="32767" calcext:value-type="float">
            <text:p>32767</text:p>
          </table:table-cell>
          <table:table-cell table:style-name="ce2" table:formula="of:=([.C54]*32768)/8192 +32767" office:value-type="float" office:value="53247" calcext:value-type="float">
            <text:p>53247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54]+1" office:value-type="float" office:value="53" calcext:value-type="float">
            <text:p>53</text:p>
          </table:table-cell>
          <table:table-cell table:style-name="Default" table:formula="of:=[.A55]*256" office:value-type="float" office:value="13568" calcext:value-type="float">
            <text:p>13568</text:p>
          </table:table-cell>
          <table:table-cell table:style-name="Default" table:formula="of:=[.B55]-8192" office:value-type="float" office:value="5376" calcext:value-type="float">
            <text:p>5376</text:p>
          </table:table-cell>
          <table:table-cell table:style-name="ce2" table:formula="of:=32767" office:value-type="float" office:value="32767" calcext:value-type="float">
            <text:p>32767</text:p>
          </table:table-cell>
          <table:table-cell table:style-name="ce2" table:formula="of:=([.C55]*32768)/8192 +32767" office:value-type="float" office:value="54271" calcext:value-type="float">
            <text:p>54271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55]+1" office:value-type="float" office:value="54" calcext:value-type="float">
            <text:p>54</text:p>
          </table:table-cell>
          <table:table-cell table:style-name="Default" table:formula="of:=[.A56]*256" office:value-type="float" office:value="13824" calcext:value-type="float">
            <text:p>13824</text:p>
          </table:table-cell>
          <table:table-cell table:style-name="Default" table:formula="of:=[.B56]-8192" office:value-type="float" office:value="5632" calcext:value-type="float">
            <text:p>5632</text:p>
          </table:table-cell>
          <table:table-cell table:style-name="ce2" table:formula="of:=32767" office:value-type="float" office:value="32767" calcext:value-type="float">
            <text:p>32767</text:p>
          </table:table-cell>
          <table:table-cell table:style-name="ce2" table:formula="of:=([.C56]*32768)/8192 +32767" office:value-type="float" office:value="55295" calcext:value-type="float">
            <text:p>55295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56]+1" office:value-type="float" office:value="55" calcext:value-type="float">
            <text:p>55</text:p>
          </table:table-cell>
          <table:table-cell table:style-name="Default" table:formula="of:=[.A57]*256" office:value-type="float" office:value="14080" calcext:value-type="float">
            <text:p>14080</text:p>
          </table:table-cell>
          <table:table-cell table:style-name="Default" table:formula="of:=[.B57]-8192" office:value-type="float" office:value="5888" calcext:value-type="float">
            <text:p>5888</text:p>
          </table:table-cell>
          <table:table-cell table:style-name="ce2" table:formula="of:=32767" office:value-type="float" office:value="32767" calcext:value-type="float">
            <text:p>32767</text:p>
          </table:table-cell>
          <table:table-cell table:style-name="ce2" table:formula="of:=([.C57]*32768)/8192 +32767" office:value-type="float" office:value="56319" calcext:value-type="float">
            <text:p>56319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57]+1" office:value-type="float" office:value="56" calcext:value-type="float">
            <text:p>56</text:p>
          </table:table-cell>
          <table:table-cell table:style-name="Default" table:formula="of:=[.A58]*256" office:value-type="float" office:value="14336" calcext:value-type="float">
            <text:p>14336</text:p>
          </table:table-cell>
          <table:table-cell table:style-name="Default" table:formula="of:=[.B58]-8192" office:value-type="float" office:value="6144" calcext:value-type="float">
            <text:p>6144</text:p>
          </table:table-cell>
          <table:table-cell table:style-name="ce2" table:formula="of:=32767" office:value-type="float" office:value="32767" calcext:value-type="float">
            <text:p>32767</text:p>
          </table:table-cell>
          <table:table-cell table:style-name="ce2" table:formula="of:=([.C58]*32768)/8192 +32767" office:value-type="float" office:value="57343" calcext:value-type="float">
            <text:p>57343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58]+1" office:value-type="float" office:value="57" calcext:value-type="float">
            <text:p>57</text:p>
          </table:table-cell>
          <table:table-cell table:style-name="Default" table:formula="of:=[.A59]*256" office:value-type="float" office:value="14592" calcext:value-type="float">
            <text:p>14592</text:p>
          </table:table-cell>
          <table:table-cell table:style-name="Default" table:formula="of:=[.B59]-8192" office:value-type="float" office:value="6400" calcext:value-type="float">
            <text:p>6400</text:p>
          </table:table-cell>
          <table:table-cell table:style-name="ce2" table:formula="of:=32767" office:value-type="float" office:value="32767" calcext:value-type="float">
            <text:p>32767</text:p>
          </table:table-cell>
          <table:table-cell table:style-name="ce2" table:formula="of:=([.C59]*32768)/8192 +32767" office:value-type="float" office:value="58367" calcext:value-type="float">
            <text:p>58367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59]+1" office:value-type="float" office:value="58" calcext:value-type="float">
            <text:p>58</text:p>
          </table:table-cell>
          <table:table-cell table:style-name="Default" table:formula="of:=[.A60]*256" office:value-type="float" office:value="14848" calcext:value-type="float">
            <text:p>14848</text:p>
          </table:table-cell>
          <table:table-cell table:style-name="Default" table:formula="of:=[.B60]-8192" office:value-type="float" office:value="6656" calcext:value-type="float">
            <text:p>6656</text:p>
          </table:table-cell>
          <table:table-cell table:style-name="ce2" table:formula="of:=32767" office:value-type="float" office:value="32767" calcext:value-type="float">
            <text:p>32767</text:p>
          </table:table-cell>
          <table:table-cell table:style-name="ce2" table:formula="of:=([.C60]*32768)/8192 +32767" office:value-type="float" office:value="59391" calcext:value-type="float">
            <text:p>59391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60]+1" office:value-type="float" office:value="59" calcext:value-type="float">
            <text:p>59</text:p>
          </table:table-cell>
          <table:table-cell table:style-name="Default" table:formula="of:=[.A61]*256" office:value-type="float" office:value="15104" calcext:value-type="float">
            <text:p>15104</text:p>
          </table:table-cell>
          <table:table-cell table:style-name="Default" table:formula="of:=[.B61]-8192" office:value-type="float" office:value="6912" calcext:value-type="float">
            <text:p>6912</text:p>
          </table:table-cell>
          <table:table-cell table:style-name="ce2" table:formula="of:=32767" office:value-type="float" office:value="32767" calcext:value-type="float">
            <text:p>32767</text:p>
          </table:table-cell>
          <table:table-cell table:style-name="ce2" table:formula="of:=([.C61]*32768)/8192 +32767" office:value-type="float" office:value="60415" calcext:value-type="float">
            <text:p>60415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61]+1" office:value-type="float" office:value="60" calcext:value-type="float">
            <text:p>60</text:p>
          </table:table-cell>
          <table:table-cell table:style-name="Default" table:formula="of:=[.A62]*256" office:value-type="float" office:value="15360" calcext:value-type="float">
            <text:p>15360</text:p>
          </table:table-cell>
          <table:table-cell table:style-name="Default" table:formula="of:=[.B62]-8192" office:value-type="float" office:value="7168" calcext:value-type="float">
            <text:p>7168</text:p>
          </table:table-cell>
          <table:table-cell table:style-name="ce2" table:formula="of:=32767" office:value-type="float" office:value="32767" calcext:value-type="float">
            <text:p>32767</text:p>
          </table:table-cell>
          <table:table-cell table:style-name="ce2" table:formula="of:=([.C62]*32768)/8192 +32767" office:value-type="float" office:value="61439" calcext:value-type="float">
            <text:p>61439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62]+1" office:value-type="float" office:value="61" calcext:value-type="float">
            <text:p>61</text:p>
          </table:table-cell>
          <table:table-cell table:style-name="Default" table:formula="of:=[.A63]*256" office:value-type="float" office:value="15616" calcext:value-type="float">
            <text:p>15616</text:p>
          </table:table-cell>
          <table:table-cell table:style-name="Default" table:formula="of:=[.B63]-8192" office:value-type="float" office:value="7424" calcext:value-type="float">
            <text:p>7424</text:p>
          </table:table-cell>
          <table:table-cell table:style-name="ce2" table:formula="of:=32767" office:value-type="float" office:value="32767" calcext:value-type="float">
            <text:p>32767</text:p>
          </table:table-cell>
          <table:table-cell table:style-name="ce2" table:formula="of:=([.C63]*32768)/8192 +32767" office:value-type="float" office:value="62463" calcext:value-type="float">
            <text:p>62463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63]+1" office:value-type="float" office:value="62" calcext:value-type="float">
            <text:p>62</text:p>
          </table:table-cell>
          <table:table-cell table:style-name="Default" table:formula="of:=[.A64]*256" office:value-type="float" office:value="15872" calcext:value-type="float">
            <text:p>15872</text:p>
          </table:table-cell>
          <table:table-cell table:style-name="Default" table:formula="of:=[.B64]-8192" office:value-type="float" office:value="7680" calcext:value-type="float">
            <text:p>7680</text:p>
          </table:table-cell>
          <table:table-cell table:style-name="ce2" table:formula="of:=32767" office:value-type="float" office:value="32767" calcext:value-type="float">
            <text:p>32767</text:p>
          </table:table-cell>
          <table:table-cell table:style-name="ce2" table:formula="of:=([.C64]*32768)/8192 +32767" office:value-type="float" office:value="63487" calcext:value-type="float">
            <text:p>63487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formula="of:=[.A64]+1" office:value-type="float" office:value="63" calcext:value-type="float">
            <text:p>63</text:p>
          </table:table-cell>
          <table:table-cell table:style-name="Default" table:formula="of:=[.A65]*256" office:value-type="float" office:value="16128" calcext:value-type="float">
            <text:p>16128</text:p>
          </table:table-cell>
          <table:table-cell table:style-name="Default" table:formula="of:=[.B65]-8192" office:value-type="float" office:value="7936" calcext:value-type="float">
            <text:p>7936</text:p>
          </table:table-cell>
          <table:table-cell table:style-name="ce2" table:formula="of:=32767" office:value-type="float" office:value="32767" calcext:value-type="float">
            <text:p>32767</text:p>
          </table:table-cell>
          <table:table-cell table:style-name="ce2" table:formula="of:=([.C65]*32768)/8192 +32767" office:value-type="float" office:value="64511" calcext:value-type="float">
            <text:p>64511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table:formula="of:=[.A65]+1" office:value-type="float" office:value="64" calcext:value-type="float">
            <text:p>64</text:p>
          </table:table-cell>
          <table:table-cell table:style-name="ce1" table:formula="of:=[.A66]*256" office:value-type="float" office:value="16384" calcext:value-type="float">
            <text:p>16384</text:p>
          </table:table-cell>
          <table:table-cell table:style-name="ce1" table:formula="of:=[.B66]-16384" office:value-type="float" office:value="0" calcext:value-type="float">
            <text:p>0</text:p>
          </table:table-cell>
          <table:table-cell table:style-name="ce1" table:formula="of:=(8191-[.C66])*32768/8192" office:value-type="float" office:value="32764" calcext:value-type="float">
            <text:p>32764</text:p>
          </table:table-cell>
          <table:table-cell table:style-name="ce2" table:formula="of:=FLOOR((8191-[.C66])*(65535-45000)/8192+45000)" office:value-type="float" office:value="65532" calcext:value-type="float">
            <text:p>65532</text:p>
          </table:table-cell>
          <table:table-cell table:style-name="ce2" table:formula="of:=([.C66])*32768/8192" office:value-type="float" office:value="0" calcext:value-type="float">
            <text:p>0</text:p>
          </table:table-cell>
          <table:table-cell table:style-name="ce1" table:number-columns-repeated="1018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[.A67]*256" office:value-type="float" office:value="16640" calcext:value-type="float">
            <text:p>16640</text:p>
          </table:table-cell>
          <table:table-cell table:formula="of:=[.B67]-16384" office:value-type="float" office:value="256" calcext:value-type="float">
            <text:p>256</text:p>
          </table:table-cell>
          <table:table-cell table:style-name="ce2" table:formula="of:=(8191-[.C67])*32768/8192" office:value-type="float" office:value="31740" calcext:value-type="float">
            <text:p>31740</text:p>
          </table:table-cell>
          <table:table-cell table:style-name="ce2" table:formula="of:=FLOOR((8191-[.C67])*(65535-45000)/8192+45000)" office:value-type="float" office:value="64890" calcext:value-type="float">
            <text:p>64890</text:p>
          </table:table-cell>
          <table:table-cell table:style-name="ce2" table:formula="of:=([.C67])*24000/8192" office:value-type="float" office:value="750" calcext:value-type="float">
            <text:p>750</text:p>
          </table:table-cell>
          <table:table-cell table:number-columns-repeated="1018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[.A68]*256" office:value-type="float" office:value="16896" calcext:value-type="float">
            <text:p>16896</text:p>
          </table:table-cell>
          <table:table-cell table:formula="of:=[.B68]-16384" office:value-type="float" office:value="512" calcext:value-type="float">
            <text:p>512</text:p>
          </table:table-cell>
          <table:table-cell table:style-name="ce2" table:formula="of:=(8191-[.C68])*32768/8192" office:value-type="float" office:value="30716" calcext:value-type="float">
            <text:p>30716</text:p>
          </table:table-cell>
          <table:table-cell table:style-name="ce2" table:formula="of:=FLOOR((8191-[.C68])*(65535-45000)/8192+45000)" office:value-type="float" office:value="64249" calcext:value-type="float">
            <text:p>64249</text:p>
          </table:table-cell>
          <table:table-cell table:style-name="ce2" table:formula="of:=([.C68])*24000/8192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[.A69]*256" office:value-type="float" office:value="17152" calcext:value-type="float">
            <text:p>17152</text:p>
          </table:table-cell>
          <table:table-cell table:formula="of:=[.B69]-16384" office:value-type="float" office:value="768" calcext:value-type="float">
            <text:p>768</text:p>
          </table:table-cell>
          <table:table-cell table:style-name="ce2" table:formula="of:=(8191-[.C69])*32768/8192" office:value-type="float" office:value="29692" calcext:value-type="float">
            <text:p>29692</text:p>
          </table:table-cell>
          <table:table-cell table:style-name="ce2" table:formula="of:=FLOOR((8191-[.C69])*(65535-45000)/8192+45000)" office:value-type="float" office:value="63607" calcext:value-type="float">
            <text:p>63607</text:p>
          </table:table-cell>
          <table:table-cell table:style-name="ce2" table:formula="of:=([.C69])*24000/8192" office:value-type="float" office:value="2250" calcext:value-type="float">
            <text:p>2250</text:p>
          </table:table-cell>
          <table:table-cell table:number-columns-repeated="1018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[.A70]*256" office:value-type="float" office:value="17408" calcext:value-type="float">
            <text:p>17408</text:p>
          </table:table-cell>
          <table:table-cell table:formula="of:=[.B70]-16384" office:value-type="float" office:value="1024" calcext:value-type="float">
            <text:p>1024</text:p>
          </table:table-cell>
          <table:table-cell table:style-name="ce2" table:formula="of:=(8191-[.C70])*32768/8192" office:value-type="float" office:value="28668" calcext:value-type="float">
            <text:p>28668</text:p>
          </table:table-cell>
          <table:table-cell table:style-name="ce2" table:formula="of:=FLOOR((8191-[.C70])*(65535-45000)/8192+45000)" office:value-type="float" office:value="62965" calcext:value-type="float">
            <text:p>62965</text:p>
          </table:table-cell>
          <table:table-cell table:style-name="ce2" table:formula="of:=([.C70])*24000/8192" office:value-type="float" office:value="3000" calcext:value-type="float">
            <text:p>3000</text:p>
          </table:table-cell>
          <table:table-cell table:number-columns-repeated="1018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[.A71]*256" office:value-type="float" office:value="17664" calcext:value-type="float">
            <text:p>17664</text:p>
          </table:table-cell>
          <table:table-cell table:formula="of:=[.B71]-16384" office:value-type="float" office:value="1280" calcext:value-type="float">
            <text:p>1280</text:p>
          </table:table-cell>
          <table:table-cell table:style-name="ce2" table:formula="of:=(8191-[.C71])*32768/8192" office:value-type="float" office:value="27644" calcext:value-type="float">
            <text:p>27644</text:p>
          </table:table-cell>
          <table:table-cell table:style-name="ce2" table:formula="of:=FLOOR((8191-[.C71])*(65535-45000)/8192+45000)" office:value-type="float" office:value="62323" calcext:value-type="float">
            <text:p>62323</text:p>
          </table:table-cell>
          <table:table-cell table:style-name="ce2" table:formula="of:=([.C71])*24000/8192" office:value-type="float" office:value="3750" calcext:value-type="float">
            <text:p>3750</text:p>
          </table:table-cell>
          <table:table-cell table:number-columns-repeated="1018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[.A72]*256" office:value-type="float" office:value="17920" calcext:value-type="float">
            <text:p>17920</text:p>
          </table:table-cell>
          <table:table-cell table:formula="of:=[.B72]-16384" office:value-type="float" office:value="1536" calcext:value-type="float">
            <text:p>1536</text:p>
          </table:table-cell>
          <table:table-cell table:style-name="ce2" table:formula="of:=(8191-[.C72])*32768/8192" office:value-type="float" office:value="26620" calcext:value-type="float">
            <text:p>26620</text:p>
          </table:table-cell>
          <table:table-cell table:style-name="ce2" table:formula="of:=FLOOR((8191-[.C72])*(65535-45000)/8192+45000)" office:value-type="float" office:value="61682" calcext:value-type="float">
            <text:p>61682</text:p>
          </table:table-cell>
          <table:table-cell table:style-name="ce2" table:formula="of:=([.C72])*24000/8192" office:value-type="float" office:value="4500" calcext:value-type="float">
            <text:p>4500</text:p>
          </table:table-cell>
          <table:table-cell table:number-columns-repeated="1018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[.A73]*256" office:value-type="float" office:value="18176" calcext:value-type="float">
            <text:p>18176</text:p>
          </table:table-cell>
          <table:table-cell table:formula="of:=[.B73]-16384" office:value-type="float" office:value="1792" calcext:value-type="float">
            <text:p>1792</text:p>
          </table:table-cell>
          <table:table-cell table:style-name="ce2" table:formula="of:=(8191-[.C73])*32768/8192" office:value-type="float" office:value="25596" calcext:value-type="float">
            <text:p>25596</text:p>
          </table:table-cell>
          <table:table-cell table:style-name="ce2" table:formula="of:=FLOOR((8191-[.C73])*(65535-45000)/8192+45000)" office:value-type="float" office:value="61040" calcext:value-type="float">
            <text:p>61040</text:p>
          </table:table-cell>
          <table:table-cell table:style-name="ce2" table:formula="of:=([.C73])*24000/8192" office:value-type="float" office:value="5250" calcext:value-type="float">
            <text:p>5250</text:p>
          </table:table-cell>
          <table:table-cell table:number-columns-repeated="1018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[.A74]*256" office:value-type="float" office:value="18432" calcext:value-type="float">
            <text:p>18432</text:p>
          </table:table-cell>
          <table:table-cell table:formula="of:=[.B74]-16384" office:value-type="float" office:value="2048" calcext:value-type="float">
            <text:p>2048</text:p>
          </table:table-cell>
          <table:table-cell table:style-name="ce2" table:formula="of:=(8191-[.C74])*32768/8192" office:value-type="float" office:value="24572" calcext:value-type="float">
            <text:p>24572</text:p>
          </table:table-cell>
          <table:table-cell table:style-name="ce2" table:formula="of:=FLOOR((8191-[.C74])*(65535-45000)/8192+45000)" office:value-type="float" office:value="60398" calcext:value-type="float">
            <text:p>60398</text:p>
          </table:table-cell>
          <table:table-cell table:style-name="ce2" table:formula="of:=([.C74])*24000/8192" office:value-type="float" office:value="6000" calcext:value-type="float">
            <text:p>6000</text:p>
          </table:table-cell>
          <table:table-cell table:number-columns-repeated="1018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[.A75]*256" office:value-type="float" office:value="18688" calcext:value-type="float">
            <text:p>18688</text:p>
          </table:table-cell>
          <table:table-cell table:formula="of:=[.B75]-16384" office:value-type="float" office:value="2304" calcext:value-type="float">
            <text:p>2304</text:p>
          </table:table-cell>
          <table:table-cell table:style-name="ce2" table:formula="of:=(8191-[.C75])*32768/8192" office:value-type="float" office:value="23548" calcext:value-type="float">
            <text:p>23548</text:p>
          </table:table-cell>
          <table:table-cell table:style-name="ce2" table:formula="of:=FLOOR((8191-[.C75])*(65535-45000)/8192+45000)" office:value-type="float" office:value="59757" calcext:value-type="float">
            <text:p>59757</text:p>
          </table:table-cell>
          <table:table-cell table:style-name="ce2" table:formula="of:=([.C75])*24000/8192" office:value-type="float" office:value="6750" calcext:value-type="float">
            <text:p>6750</text:p>
          </table:table-cell>
          <table:table-cell table:number-columns-repeated="1018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[.A76]*256" office:value-type="float" office:value="18944" calcext:value-type="float">
            <text:p>18944</text:p>
          </table:table-cell>
          <table:table-cell table:formula="of:=[.B76]-16384" office:value-type="float" office:value="2560" calcext:value-type="float">
            <text:p>2560</text:p>
          </table:table-cell>
          <table:table-cell table:style-name="ce2" table:formula="of:=(8191-[.C76])*32768/8192" office:value-type="float" office:value="22524" calcext:value-type="float">
            <text:p>22524</text:p>
          </table:table-cell>
          <table:table-cell table:style-name="ce2" table:formula="of:=FLOOR((8191-[.C76])*(65535-45000)/8192+45000)" office:value-type="float" office:value="59115" calcext:value-type="float">
            <text:p>59115</text:p>
          </table:table-cell>
          <table:table-cell table:style-name="ce2" table:formula="of:=([.C76])*24000/8192" office:value-type="float" office:value="7500" calcext:value-type="float">
            <text:p>7500</text:p>
          </table:table-cell>
          <table:table-cell table:number-columns-repeated="1018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[.A77]*256" office:value-type="float" office:value="19200" calcext:value-type="float">
            <text:p>19200</text:p>
          </table:table-cell>
          <table:table-cell table:formula="of:=[.B77]-16384" office:value-type="float" office:value="2816" calcext:value-type="float">
            <text:p>2816</text:p>
          </table:table-cell>
          <table:table-cell table:style-name="ce2" table:formula="of:=(8191-[.C77])*32768/8192" office:value-type="float" office:value="21500" calcext:value-type="float">
            <text:p>21500</text:p>
          </table:table-cell>
          <table:table-cell table:style-name="ce2" table:formula="of:=FLOOR((8191-[.C77])*(65535-45000)/8192+45000)" office:value-type="float" office:value="58473" calcext:value-type="float">
            <text:p>58473</text:p>
          </table:table-cell>
          <table:table-cell table:style-name="ce2" table:formula="of:=([.C77])*24000/8192" office:value-type="float" office:value="8250" calcext:value-type="float">
            <text:p>8250</text:p>
          </table:table-cell>
          <table:table-cell table:number-columns-repeated="1018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[.A78]*256" office:value-type="float" office:value="19456" calcext:value-type="float">
            <text:p>19456</text:p>
          </table:table-cell>
          <table:table-cell table:formula="of:=[.B78]-16384" office:value-type="float" office:value="3072" calcext:value-type="float">
            <text:p>3072</text:p>
          </table:table-cell>
          <table:table-cell table:style-name="ce2" table:formula="of:=(8191-[.C78])*32768/8192" office:value-type="float" office:value="20476" calcext:value-type="float">
            <text:p>20476</text:p>
          </table:table-cell>
          <table:table-cell table:style-name="ce2" table:formula="of:=FLOOR((8191-[.C78])*(65535-45000)/8192+45000)" office:value-type="float" office:value="57831" calcext:value-type="float">
            <text:p>57831</text:p>
          </table:table-cell>
          <table:table-cell table:style-name="ce2" table:formula="of:=([.C78])*24000/8192" office:value-type="float" office:value="9000" calcext:value-type="float">
            <text:p>9000</text:p>
          </table:table-cell>
          <table:table-cell table:number-columns-repeated="1018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[.A79]*256" office:value-type="float" office:value="19712" calcext:value-type="float">
            <text:p>19712</text:p>
          </table:table-cell>
          <table:table-cell table:formula="of:=[.B79]-16384" office:value-type="float" office:value="3328" calcext:value-type="float">
            <text:p>3328</text:p>
          </table:table-cell>
          <table:table-cell table:style-name="ce2" table:formula="of:=(8191-[.C79])*32768/8192" office:value-type="float" office:value="19452" calcext:value-type="float">
            <text:p>19452</text:p>
          </table:table-cell>
          <table:table-cell table:style-name="ce2" table:formula="of:=FLOOR((8191-[.C79])*(65535-45000)/8192+45000)" office:value-type="float" office:value="57190" calcext:value-type="float">
            <text:p>57190</text:p>
          </table:table-cell>
          <table:table-cell table:style-name="ce2" table:formula="of:=([.C79])*24000/8192" office:value-type="float" office:value="9750" calcext:value-type="float">
            <text:p>9750</text:p>
          </table:table-cell>
          <table:table-cell table:number-columns-repeated="1018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[.A80]*256" office:value-type="float" office:value="19968" calcext:value-type="float">
            <text:p>19968</text:p>
          </table:table-cell>
          <table:table-cell table:formula="of:=[.B80]-16384" office:value-type="float" office:value="3584" calcext:value-type="float">
            <text:p>3584</text:p>
          </table:table-cell>
          <table:table-cell table:style-name="ce2" table:formula="of:=(8191-[.C80])*32768/8192" office:value-type="float" office:value="18428" calcext:value-type="float">
            <text:p>18428</text:p>
          </table:table-cell>
          <table:table-cell table:style-name="ce2" table:formula="of:=FLOOR((8191-[.C80])*(65535-45000)/8192+45000)" office:value-type="float" office:value="56548" calcext:value-type="float">
            <text:p>56548</text:p>
          </table:table-cell>
          <table:table-cell table:style-name="ce2" table:formula="of:=([.C80])*24000/8192" office:value-type="float" office:value="10500" calcext:value-type="float">
            <text:p>10500</text:p>
          </table:table-cell>
          <table:table-cell table:number-columns-repeated="1018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[.A81]*256" office:value-type="float" office:value="20224" calcext:value-type="float">
            <text:p>20224</text:p>
          </table:table-cell>
          <table:table-cell table:formula="of:=[.B81]-16384" office:value-type="float" office:value="3840" calcext:value-type="float">
            <text:p>3840</text:p>
          </table:table-cell>
          <table:table-cell table:style-name="ce2" table:formula="of:=(8191-[.C81])*32768/8192" office:value-type="float" office:value="17404" calcext:value-type="float">
            <text:p>17404</text:p>
          </table:table-cell>
          <table:table-cell table:style-name="ce2" table:formula="of:=FLOOR((8191-[.C81])*(65535-45000)/8192+45000)" office:value-type="float" office:value="55906" calcext:value-type="float">
            <text:p>55906</text:p>
          </table:table-cell>
          <table:table-cell table:style-name="ce2" table:formula="of:=([.C81])*24000/8192" office:value-type="float" office:value="11250" calcext:value-type="float">
            <text:p>11250</text:p>
          </table:table-cell>
          <table:table-cell table:number-columns-repeated="1018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[.A82]*256" office:value-type="float" office:value="20480" calcext:value-type="float">
            <text:p>20480</text:p>
          </table:table-cell>
          <table:table-cell table:formula="of:=[.B82]-16384" office:value-type="float" office:value="4096" calcext:value-type="float">
            <text:p>4096</text:p>
          </table:table-cell>
          <table:table-cell table:style-name="ce2" table:formula="of:=(8191-[.C82])*32768/8192" office:value-type="float" office:value="16380" calcext:value-type="float">
            <text:p>16380</text:p>
          </table:table-cell>
          <table:table-cell table:style-name="ce2" table:formula="of:=FLOOR((8191-[.C82])*(65535-45000)/8192+45000)" office:value-type="float" office:value="55264" calcext:value-type="float">
            <text:p>55264</text:p>
          </table:table-cell>
          <table:table-cell table:style-name="ce2" table:formula="of:=([.C82])*24000/8192" office:value-type="float" office:value="12000" calcext:value-type="float">
            <text:p>12000</text:p>
          </table:table-cell>
          <table:table-cell table:number-columns-repeated="1018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formula="of:=[.A83]*256" office:value-type="float" office:value="20736" calcext:value-type="float">
            <text:p>20736</text:p>
          </table:table-cell>
          <table:table-cell table:formula="of:=[.B83]-16384" office:value-type="float" office:value="4352" calcext:value-type="float">
            <text:p>4352</text:p>
          </table:table-cell>
          <table:table-cell table:style-name="ce2" table:formula="of:=(8191-[.C83])*32768/8192" office:value-type="float" office:value="15356" calcext:value-type="float">
            <text:p>15356</text:p>
          </table:table-cell>
          <table:table-cell table:style-name="ce2" table:formula="of:=FLOOR((8191-[.C83])*(65535-45000)/8192+45000)" office:value-type="float" office:value="54623" calcext:value-type="float">
            <text:p>54623</text:p>
          </table:table-cell>
          <table:table-cell table:style-name="ce2" table:formula="of:=([.C83])*24000/8192" office:value-type="float" office:value="12750" calcext:value-type="float">
            <text:p>12750</text:p>
          </table:table-cell>
          <table:table-cell table:number-columns-repeated="1018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formula="of:=[.A84]*256" office:value-type="float" office:value="20992" calcext:value-type="float">
            <text:p>20992</text:p>
          </table:table-cell>
          <table:table-cell table:formula="of:=[.B84]-16384" office:value-type="float" office:value="4608" calcext:value-type="float">
            <text:p>4608</text:p>
          </table:table-cell>
          <table:table-cell table:style-name="ce2" table:formula="of:=(8191-[.C84])*32768/8192" office:value-type="float" office:value="14332" calcext:value-type="float">
            <text:p>14332</text:p>
          </table:table-cell>
          <table:table-cell table:style-name="ce2" table:formula="of:=FLOOR((8191-[.C84])*(65535-45000)/8192+45000)" office:value-type="float" office:value="53981" calcext:value-type="float">
            <text:p>53981</text:p>
          </table:table-cell>
          <table:table-cell table:style-name="ce2" table:formula="of:=([.C84])*24000/8192" office:value-type="float" office:value="13500" calcext:value-type="float">
            <text:p>13500</text:p>
          </table:table-cell>
          <table:table-cell table:number-columns-repeated="1018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formula="of:=[.A85]*256" office:value-type="float" office:value="21248" calcext:value-type="float">
            <text:p>21248</text:p>
          </table:table-cell>
          <table:table-cell table:formula="of:=[.B85]-16384" office:value-type="float" office:value="4864" calcext:value-type="float">
            <text:p>4864</text:p>
          </table:table-cell>
          <table:table-cell table:style-name="ce2" table:formula="of:=(8191-[.C85])*32768/8192" office:value-type="float" office:value="13308" calcext:value-type="float">
            <text:p>13308</text:p>
          </table:table-cell>
          <table:table-cell table:style-name="ce2" table:formula="of:=FLOOR((8191-[.C85])*(65535-45000)/8192+45000)" office:value-type="float" office:value="53339" calcext:value-type="float">
            <text:p>53339</text:p>
          </table:table-cell>
          <table:table-cell table:style-name="ce2" table:formula="of:=([.C85])*24000/8192" office:value-type="float" office:value="14250" calcext:value-type="float">
            <text:p>14250</text:p>
          </table:table-cell>
          <table:table-cell table:number-columns-repeated="1018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formula="of:=[.A86]*256" office:value-type="float" office:value="21504" calcext:value-type="float">
            <text:p>21504</text:p>
          </table:table-cell>
          <table:table-cell table:formula="of:=[.B86]-16384" office:value-type="float" office:value="5120" calcext:value-type="float">
            <text:p>5120</text:p>
          </table:table-cell>
          <table:table-cell table:style-name="ce2" table:formula="of:=(8191-[.C86])*32768/8192" office:value-type="float" office:value="12284" calcext:value-type="float">
            <text:p>12284</text:p>
          </table:table-cell>
          <table:table-cell table:style-name="ce2" table:formula="of:=FLOOR((8191-[.C86])*(65535-45000)/8192+45000)" office:value-type="float" office:value="52698" calcext:value-type="float">
            <text:p>52698</text:p>
          </table:table-cell>
          <table:table-cell table:style-name="ce2" table:formula="of:=([.C86])*24000/8192" office:value-type="float" office:value="15000" calcext:value-type="float">
            <text:p>15000</text:p>
          </table:table-cell>
          <table:table-cell table:number-columns-repeated="1018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formula="of:=[.A87]*256" office:value-type="float" office:value="21760" calcext:value-type="float">
            <text:p>21760</text:p>
          </table:table-cell>
          <table:table-cell table:formula="of:=[.B87]-16384" office:value-type="float" office:value="5376" calcext:value-type="float">
            <text:p>5376</text:p>
          </table:table-cell>
          <table:table-cell table:style-name="ce2" table:formula="of:=(8191-[.C87])*32768/8192" office:value-type="float" office:value="11260" calcext:value-type="float">
            <text:p>11260</text:p>
          </table:table-cell>
          <table:table-cell table:style-name="ce2" table:formula="of:=FLOOR((8191-[.C87])*(65535-45000)/8192+45000)" office:value-type="float" office:value="52056" calcext:value-type="float">
            <text:p>52056</text:p>
          </table:table-cell>
          <table:table-cell table:style-name="ce2" table:formula="of:=([.C87])*24000/8192" office:value-type="float" office:value="15750" calcext:value-type="float">
            <text:p>15750</text:p>
          </table:table-cell>
          <table:table-cell table:number-columns-repeated="1018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formula="of:=[.A88]*256" office:value-type="float" office:value="22016" calcext:value-type="float">
            <text:p>22016</text:p>
          </table:table-cell>
          <table:table-cell table:formula="of:=[.B88]-16384" office:value-type="float" office:value="5632" calcext:value-type="float">
            <text:p>5632</text:p>
          </table:table-cell>
          <table:table-cell table:style-name="ce2" table:formula="of:=(8191-[.C88])*32768/8192" office:value-type="float" office:value="10236" calcext:value-type="float">
            <text:p>10236</text:p>
          </table:table-cell>
          <table:table-cell table:style-name="ce2" table:formula="of:=FLOOR((8191-[.C88])*(65535-45000)/8192+45000)" office:value-type="float" office:value="51414" calcext:value-type="float">
            <text:p>51414</text:p>
          </table:table-cell>
          <table:table-cell table:style-name="ce2" table:formula="of:=([.C88])*24000/8192" office:value-type="float" office:value="16500" calcext:value-type="float">
            <text:p>16500</text:p>
          </table:table-cell>
          <table:table-cell table:number-columns-repeated="1018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formula="of:=[.A89]*256" office:value-type="float" office:value="22272" calcext:value-type="float">
            <text:p>22272</text:p>
          </table:table-cell>
          <table:table-cell table:formula="of:=[.B89]-16384" office:value-type="float" office:value="5888" calcext:value-type="float">
            <text:p>5888</text:p>
          </table:table-cell>
          <table:table-cell table:style-name="ce2" table:formula="of:=(8191-[.C89])*32768/8192" office:value-type="float" office:value="9212" calcext:value-type="float">
            <text:p>9212</text:p>
          </table:table-cell>
          <table:table-cell table:style-name="ce2" table:formula="of:=FLOOR((8191-[.C89])*(65535-45000)/8192+45000)" office:value-type="float" office:value="50772" calcext:value-type="float">
            <text:p>50772</text:p>
          </table:table-cell>
          <table:table-cell table:style-name="ce2" table:formula="of:=([.C89])*24000/8192" office:value-type="float" office:value="17250" calcext:value-type="float">
            <text:p>17250</text:p>
          </table:table-cell>
          <table:table-cell table:number-columns-repeated="1018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formula="of:=[.A90]*256" office:value-type="float" office:value="22528" calcext:value-type="float">
            <text:p>22528</text:p>
          </table:table-cell>
          <table:table-cell table:formula="of:=[.B90]-16384" office:value-type="float" office:value="6144" calcext:value-type="float">
            <text:p>6144</text:p>
          </table:table-cell>
          <table:table-cell table:style-name="ce2" table:formula="of:=(8191-[.C90])*32768/8192" office:value-type="float" office:value="8188" calcext:value-type="float">
            <text:p>8188</text:p>
          </table:table-cell>
          <table:table-cell table:style-name="ce2" table:formula="of:=FLOOR((8191-[.C90])*(65535-45000)/8192+45000)" office:value-type="float" office:value="50131" calcext:value-type="float">
            <text:p>50131</text:p>
          </table:table-cell>
          <table:table-cell table:style-name="ce2" table:formula="of:=([.C90])*24000/8192" office:value-type="float" office:value="18000" calcext:value-type="float">
            <text:p>18000</text:p>
          </table:table-cell>
          <table:table-cell table:number-columns-repeated="1018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formula="of:=[.A91]*256" office:value-type="float" office:value="22784" calcext:value-type="float">
            <text:p>22784</text:p>
          </table:table-cell>
          <table:table-cell table:formula="of:=[.B91]-16384" office:value-type="float" office:value="6400" calcext:value-type="float">
            <text:p>6400</text:p>
          </table:table-cell>
          <table:table-cell table:style-name="ce2" table:formula="of:=(8191-[.C91])*32768/8192" office:value-type="float" office:value="7164" calcext:value-type="float">
            <text:p>7164</text:p>
          </table:table-cell>
          <table:table-cell table:style-name="ce2" table:formula="of:=FLOOR((8191-[.C91])*(65535-45000)/8192+45000)" office:value-type="float" office:value="49489" calcext:value-type="float">
            <text:p>49489</text:p>
          </table:table-cell>
          <table:table-cell table:style-name="ce2" table:formula="of:=([.C91])*24000/8192" office:value-type="float" office:value="18750" calcext:value-type="float">
            <text:p>18750</text:p>
          </table:table-cell>
          <table:table-cell table:number-columns-repeated="1018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formula="of:=[.A92]*256" office:value-type="float" office:value="23040" calcext:value-type="float">
            <text:p>23040</text:p>
          </table:table-cell>
          <table:table-cell table:formula="of:=[.B92]-16384" office:value-type="float" office:value="6656" calcext:value-type="float">
            <text:p>6656</text:p>
          </table:table-cell>
          <table:table-cell table:style-name="ce2" table:formula="of:=(8191-[.C92])*32768/8192" office:value-type="float" office:value="6140" calcext:value-type="float">
            <text:p>6140</text:p>
          </table:table-cell>
          <table:table-cell table:style-name="ce2" table:formula="of:=FLOOR((8191-[.C92])*(65535-45000)/8192+45000)" office:value-type="float" office:value="48847" calcext:value-type="float">
            <text:p>48847</text:p>
          </table:table-cell>
          <table:table-cell table:style-name="ce2" table:formula="of:=([.C92])*24000/8192" office:value-type="float" office:value="19500" calcext:value-type="float">
            <text:p>19500</text:p>
          </table:table-cell>
          <table:table-cell table:number-columns-repeated="1018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formula="of:=[.A93]*256" office:value-type="float" office:value="23296" calcext:value-type="float">
            <text:p>23296</text:p>
          </table:table-cell>
          <table:table-cell table:formula="of:=[.B93]-16384" office:value-type="float" office:value="6912" calcext:value-type="float">
            <text:p>6912</text:p>
          </table:table-cell>
          <table:table-cell table:style-name="ce2" table:formula="of:=(8191-[.C93])*32768/8192" office:value-type="float" office:value="5116" calcext:value-type="float">
            <text:p>5116</text:p>
          </table:table-cell>
          <table:table-cell table:style-name="ce2" table:formula="of:=FLOOR((8191-[.C93])*(65535-45000)/8192+45000)" office:value-type="float" office:value="48206" calcext:value-type="float">
            <text:p>48206</text:p>
          </table:table-cell>
          <table:table-cell table:style-name="ce2" table:formula="of:=([.C93])*24000/8192" office:value-type="float" office:value="20250" calcext:value-type="float">
            <text:p>20250</text:p>
          </table:table-cell>
          <table:table-cell table:number-columns-repeated="1018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formula="of:=[.A94]*256" office:value-type="float" office:value="23552" calcext:value-type="float">
            <text:p>23552</text:p>
          </table:table-cell>
          <table:table-cell table:formula="of:=[.B94]-16384" office:value-type="float" office:value="7168" calcext:value-type="float">
            <text:p>7168</text:p>
          </table:table-cell>
          <table:table-cell table:style-name="ce2" table:formula="of:=(8191-[.C94])*32768/8192" office:value-type="float" office:value="4092" calcext:value-type="float">
            <text:p>4092</text:p>
          </table:table-cell>
          <table:table-cell table:style-name="ce2" table:formula="of:=FLOOR((8191-[.C94])*(65535-45000)/8192+45000)" office:value-type="float" office:value="47564" calcext:value-type="float">
            <text:p>47564</text:p>
          </table:table-cell>
          <table:table-cell table:style-name="ce2" table:formula="of:=([.C94])*24000/8192" office:value-type="float" office:value="21000" calcext:value-type="float">
            <text:p>21000</text:p>
          </table:table-cell>
          <table:table-cell table:number-columns-repeated="1018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formula="of:=[.A95]*256" office:value-type="float" office:value="23808" calcext:value-type="float">
            <text:p>23808</text:p>
          </table:table-cell>
          <table:table-cell table:formula="of:=[.B95]-16384" office:value-type="float" office:value="7424" calcext:value-type="float">
            <text:p>7424</text:p>
          </table:table-cell>
          <table:table-cell table:style-name="ce2" table:formula="of:=(8191-[.C95])*32768/8192" office:value-type="float" office:value="3068" calcext:value-type="float">
            <text:p>3068</text:p>
          </table:table-cell>
          <table:table-cell table:style-name="ce2" table:formula="of:=FLOOR((8191-[.C95])*(65535-45000)/8192+45000)" office:value-type="float" office:value="46922" calcext:value-type="float">
            <text:p>46922</text:p>
          </table:table-cell>
          <table:table-cell table:style-name="ce2" table:formula="of:=([.C95])*24000/8192" office:value-type="float" office:value="21750" calcext:value-type="float">
            <text:p>21750</text:p>
          </table:table-cell>
          <table:table-cell table:number-columns-repeated="1018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formula="of:=[.A96]*256" office:value-type="float" office:value="24064" calcext:value-type="float">
            <text:p>24064</text:p>
          </table:table-cell>
          <table:table-cell table:formula="of:=[.B96]-16384" office:value-type="float" office:value="7680" calcext:value-type="float">
            <text:p>7680</text:p>
          </table:table-cell>
          <table:table-cell table:style-name="ce2" table:formula="of:=(8191-[.C96])*32768/8192" office:value-type="float" office:value="2044" calcext:value-type="float">
            <text:p>2044</text:p>
          </table:table-cell>
          <table:table-cell table:style-name="ce2" table:formula="of:=FLOOR((8191-[.C96])*(65535-45000)/8192+45000)" office:value-type="float" office:value="46280" calcext:value-type="float">
            <text:p>46280</text:p>
          </table:table-cell>
          <table:table-cell table:style-name="ce2" table:formula="of:=([.C96])*24000/8192" office:value-type="float" office:value="22500" calcext:value-type="float">
            <text:p>22500</text:p>
          </table:table-cell>
          <table:table-cell table:number-columns-repeated="1018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formula="of:=[.A97]*256" office:value-type="float" office:value="24320" calcext:value-type="float">
            <text:p>24320</text:p>
          </table:table-cell>
          <table:table-cell table:formula="of:=[.B97]-16384" office:value-type="float" office:value="7936" calcext:value-type="float">
            <text:p>7936</text:p>
          </table:table-cell>
          <table:table-cell table:style-name="ce2" table:formula="of:=(8191-[.C97])*32768/8192" office:value-type="float" office:value="1020" calcext:value-type="float">
            <text:p>1020</text:p>
          </table:table-cell>
          <table:table-cell table:style-name="ce2" table:formula="of:=FLOOR((8191-[.C97])*(65535-45000)/8192+45000)" office:value-type="float" office:value="45639" calcext:value-type="float">
            <text:p>45639</text:p>
          </table:table-cell>
          <table:table-cell table:style-name="ce2" table:formula="of:=([.C97])*24000/8192" office:value-type="float" office:value="23250" calcext:value-type="float">
            <text:p>23250</text:p>
          </table:table-cell>
          <table:table-cell table:number-columns-repeated="1018"/>
        </table:table-row>
        <table:table-row table:style-name="ro1">
          <table:table-cell table:style-name="ce1" table:formula="of:=[.A97]+1" office:value-type="float" office:value="96" calcext:value-type="float">
            <text:p>96</text:p>
          </table:table-cell>
          <table:table-cell table:style-name="ce1" table:formula="of:=[.A98]*256" office:value-type="float" office:value="24576" calcext:value-type="float">
            <text:p>24576</text:p>
          </table:table-cell>
          <table:table-cell table:style-name="ce1" table:formula="of:=[.B98]-24576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style-name="ce2" table:formula="of:=FLOOR((8191-[.C98])*(45000)/8192)" office:value-type="float" office:value="44994" calcext:value-type="float">
            <text:p>44994</text:p>
          </table:table-cell>
          <table:table-cell table:style-name="ce2" table:formula="of:=FLOOR(([.C98])*(65535-24000)/8192)+24000" office:value-type="float" office:value="24000" calcext:value-type="float">
            <text:p>24000</text:p>
          </table:table-cell>
          <table:table-cell table:number-columns-repeated="1018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formula="of:=[.A99]*256" office:value-type="float" office:value="24832" calcext:value-type="float">
            <text:p>24832</text:p>
          </table:table-cell>
          <table:table-cell table:formula="of:=[.B99]-24576" office:value-type="float" office:value="256" calcext:value-type="float">
            <text:p>256</text:p>
          </table:table-cell>
          <table:table-cell table:formula="of:=0" office:value-type="float" office:value="0" calcext:value-type="float">
            <text:p>0</text:p>
          </table:table-cell>
          <table:table-cell table:style-name="ce2" table:formula="of:=FLOOR((8191-[.C99])*(45000)/8192)" office:value-type="float" office:value="43588" calcext:value-type="float">
            <text:p>43588</text:p>
          </table:table-cell>
          <table:table-cell table:style-name="ce2" table:formula="of:=FLOOR(([.C99])*(65535-24000)/8192)+24000" office:value-type="float" office:value="25297" calcext:value-type="float">
            <text:p>25297</text:p>
          </table:table-cell>
          <table:table-cell table:number-columns-repeated="1018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formula="of:=[.A100]*256" office:value-type="float" office:value="25088" calcext:value-type="float">
            <text:p>25088</text:p>
          </table:table-cell>
          <table:table-cell table:formula="of:=[.B100]-24576" office:value-type="float" office:value="512" calcext:value-type="float">
            <text:p>512</text:p>
          </table:table-cell>
          <table:table-cell table:formula="of:=0" office:value-type="float" office:value="0" calcext:value-type="float">
            <text:p>0</text:p>
          </table:table-cell>
          <table:table-cell table:style-name="ce2" table:formula="of:=FLOOR((8191-[.C100])*(45000)/8192)" office:value-type="float" office:value="42182" calcext:value-type="float">
            <text:p>42182</text:p>
          </table:table-cell>
          <table:table-cell table:style-name="ce2" table:formula="of:=FLOOR(([.C100])*(65535-24000)/8192)+24000" office:value-type="float" office:value="26595" calcext:value-type="float">
            <text:p>26595</text:p>
          </table:table-cell>
          <table:table-cell table:number-columns-repeated="1018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formula="of:=[.A101]*256" office:value-type="float" office:value="25344" calcext:value-type="float">
            <text:p>25344</text:p>
          </table:table-cell>
          <table:table-cell table:formula="of:=[.B101]-24576" office:value-type="float" office:value="768" calcext:value-type="float">
            <text:p>768</text:p>
          </table:table-cell>
          <table:table-cell table:formula="of:=0" office:value-type="float" office:value="0" calcext:value-type="float">
            <text:p>0</text:p>
          </table:table-cell>
          <table:table-cell table:style-name="ce2" table:formula="of:=FLOOR((8191-[.C101])*(45000)/8192)" office:value-type="float" office:value="40775" calcext:value-type="float">
            <text:p>40775</text:p>
          </table:table-cell>
          <table:table-cell table:style-name="ce2" table:formula="of:=FLOOR(([.C101])*(65535-24000)/8192)+24000" office:value-type="float" office:value="27893" calcext:value-type="float">
            <text:p>27893</text:p>
          </table:table-cell>
          <table:table-cell table:number-columns-repeated="1018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formula="of:=[.A102]*256" office:value-type="float" office:value="25600" calcext:value-type="float">
            <text:p>25600</text:p>
          </table:table-cell>
          <table:table-cell table:formula="of:=[.B102]-24576" office:value-type="float" office:value="1024" calcext:value-type="float">
            <text:p>1024</text:p>
          </table:table-cell>
          <table:table-cell table:formula="of:=0" office:value-type="float" office:value="0" calcext:value-type="float">
            <text:p>0</text:p>
          </table:table-cell>
          <table:table-cell table:style-name="ce2" table:formula="of:=FLOOR((8191-[.C102])*(45000)/8192)" office:value-type="float" office:value="39369" calcext:value-type="float">
            <text:p>39369</text:p>
          </table:table-cell>
          <table:table-cell table:style-name="ce2" table:formula="of:=FLOOR(([.C102])*(65535-24000)/8192)+24000" office:value-type="float" office:value="29191" calcext:value-type="float">
            <text:p>29191</text:p>
          </table:table-cell>
          <table:table-cell table:number-columns-repeated="1018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table:formula="of:=[.A103]*256" office:value-type="float" office:value="25856" calcext:value-type="float">
            <text:p>25856</text:p>
          </table:table-cell>
          <table:table-cell table:formula="of:=[.B103]-24576" office:value-type="float" office:value="1280" calcext:value-type="float">
            <text:p>1280</text:p>
          </table:table-cell>
          <table:table-cell table:formula="of:=0" office:value-type="float" office:value="0" calcext:value-type="float">
            <text:p>0</text:p>
          </table:table-cell>
          <table:table-cell table:style-name="ce2" table:formula="of:=FLOOR((8191-[.C103])*(45000)/8192)" office:value-type="float" office:value="37963" calcext:value-type="float">
            <text:p>37963</text:p>
          </table:table-cell>
          <table:table-cell table:style-name="ce2" table:formula="of:=FLOOR(([.C103])*(65535-24000)/8192)+24000" office:value-type="float" office:value="30489" calcext:value-type="float">
            <text:p>30489</text:p>
          </table:table-cell>
          <table:table-cell table:number-columns-repeated="1018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table:formula="of:=[.A104]*256" office:value-type="float" office:value="26112" calcext:value-type="float">
            <text:p>26112</text:p>
          </table:table-cell>
          <table:table-cell table:formula="of:=[.B104]-24576" office:value-type="float" office:value="1536" calcext:value-type="float">
            <text:p>1536</text:p>
          </table:table-cell>
          <table:table-cell table:formula="of:=0" office:value-type="float" office:value="0" calcext:value-type="float">
            <text:p>0</text:p>
          </table:table-cell>
          <table:table-cell table:style-name="ce2" table:formula="of:=FLOOR((8191-[.C104])*(45000)/8192)" office:value-type="float" office:value="36557" calcext:value-type="float">
            <text:p>36557</text:p>
          </table:table-cell>
          <table:table-cell table:style-name="ce2" table:formula="of:=FLOOR(([.C104])*(65535-24000)/8192)+24000" office:value-type="float" office:value="31787" calcext:value-type="float">
            <text:p>31787</text:p>
          </table:table-cell>
          <table:table-cell table:number-columns-repeated="1018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table:formula="of:=[.A105]*256" office:value-type="float" office:value="26368" calcext:value-type="float">
            <text:p>26368</text:p>
          </table:table-cell>
          <table:table-cell table:formula="of:=[.B105]-24576" office:value-type="float" office:value="1792" calcext:value-type="float">
            <text:p>1792</text:p>
          </table:table-cell>
          <table:table-cell table:formula="of:=0" office:value-type="float" office:value="0" calcext:value-type="float">
            <text:p>0</text:p>
          </table:table-cell>
          <table:table-cell table:style-name="ce2" table:formula="of:=FLOOR((8191-[.C105])*(45000)/8192)" office:value-type="float" office:value="35150" calcext:value-type="float">
            <text:p>35150</text:p>
          </table:table-cell>
          <table:table-cell table:style-name="ce2" table:formula="of:=FLOOR(([.C105])*(65535-24000)/8192)+24000" office:value-type="float" office:value="33085" calcext:value-type="float">
            <text:p>33085</text:p>
          </table:table-cell>
          <table:table-cell table:number-columns-repeated="1018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table:formula="of:=[.A106]*256" office:value-type="float" office:value="26624" calcext:value-type="float">
            <text:p>26624</text:p>
          </table:table-cell>
          <table:table-cell table:formula="of:=[.B106]-24576" office:value-type="float" office:value="2048" calcext:value-type="float">
            <text:p>2048</text:p>
          </table:table-cell>
          <table:table-cell table:formula="of:=0" office:value-type="float" office:value="0" calcext:value-type="float">
            <text:p>0</text:p>
          </table:table-cell>
          <table:table-cell table:style-name="ce2" table:formula="of:=FLOOR((8191-[.C106])*(45000)/8192)" office:value-type="float" office:value="33744" calcext:value-type="float">
            <text:p>33744</text:p>
          </table:table-cell>
          <table:table-cell table:style-name="ce2" table:formula="of:=FLOOR(([.C106])*(65535-24000)/8192)+24000" office:value-type="float" office:value="34383" calcext:value-type="float">
            <text:p>34383</text:p>
          </table:table-cell>
          <table:table-cell table:number-columns-repeated="1018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table:formula="of:=[.A107]*256" office:value-type="float" office:value="26880" calcext:value-type="float">
            <text:p>26880</text:p>
          </table:table-cell>
          <table:table-cell table:formula="of:=[.B107]-24576" office:value-type="float" office:value="2304" calcext:value-type="float">
            <text:p>2304</text:p>
          </table:table-cell>
          <table:table-cell table:formula="of:=0" office:value-type="float" office:value="0" calcext:value-type="float">
            <text:p>0</text:p>
          </table:table-cell>
          <table:table-cell table:style-name="ce2" table:formula="of:=FLOOR((8191-[.C107])*(45000)/8192)" office:value-type="float" office:value="32338" calcext:value-type="float">
            <text:p>32338</text:p>
          </table:table-cell>
          <table:table-cell table:style-name="ce2" table:formula="of:=FLOOR(([.C107])*(65535-24000)/8192)+24000" office:value-type="float" office:value="35681" calcext:value-type="float">
            <text:p>35681</text:p>
          </table:table-cell>
          <table:table-cell table:number-columns-repeated="1018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formula="of:=[.A108]*256" office:value-type="float" office:value="27136" calcext:value-type="float">
            <text:p>27136</text:p>
          </table:table-cell>
          <table:table-cell table:formula="of:=[.B108]-24576" office:value-type="float" office:value="2560" calcext:value-type="float">
            <text:p>2560</text:p>
          </table:table-cell>
          <table:table-cell table:formula="of:=0" office:value-type="float" office:value="0" calcext:value-type="float">
            <text:p>0</text:p>
          </table:table-cell>
          <table:table-cell table:style-name="ce2" table:formula="of:=FLOOR((8191-[.C108])*(45000)/8192)" office:value-type="float" office:value="30932" calcext:value-type="float">
            <text:p>30932</text:p>
          </table:table-cell>
          <table:table-cell table:style-name="ce2" table:formula="of:=FLOOR(([.C108])*(65535-24000)/8192)+24000" office:value-type="float" office:value="36979" calcext:value-type="float">
            <text:p>36979</text:p>
          </table:table-cell>
          <table:table-cell table:number-columns-repeated="1018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formula="of:=[.A109]*256" office:value-type="float" office:value="27392" calcext:value-type="float">
            <text:p>27392</text:p>
          </table:table-cell>
          <table:table-cell table:formula="of:=[.B109]-24576" office:value-type="float" office:value="2816" calcext:value-type="float">
            <text:p>2816</text:p>
          </table:table-cell>
          <table:table-cell table:formula="of:=0" office:value-type="float" office:value="0" calcext:value-type="float">
            <text:p>0</text:p>
          </table:table-cell>
          <table:table-cell table:style-name="ce2" table:formula="of:=FLOOR((8191-[.C109])*(45000)/8192)" office:value-type="float" office:value="29525" calcext:value-type="float">
            <text:p>29525</text:p>
          </table:table-cell>
          <table:table-cell table:style-name="ce2" table:formula="of:=FLOOR(([.C109])*(65535-24000)/8192)+24000" office:value-type="float" office:value="38277" calcext:value-type="float">
            <text:p>38277</text:p>
          </table:table-cell>
          <table:table-cell table:number-columns-repeated="1018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table:formula="of:=[.A110]*256" office:value-type="float" office:value="27648" calcext:value-type="float">
            <text:p>27648</text:p>
          </table:table-cell>
          <table:table-cell table:formula="of:=[.B110]-24576" office:value-type="float" office:value="3072" calcext:value-type="float">
            <text:p>3072</text:p>
          </table:table-cell>
          <table:table-cell table:formula="of:=0" office:value-type="float" office:value="0" calcext:value-type="float">
            <text:p>0</text:p>
          </table:table-cell>
          <table:table-cell table:style-name="ce2" table:formula="of:=FLOOR((8191-[.C110])*(45000)/8192)" office:value-type="float" office:value="28119" calcext:value-type="float">
            <text:p>28119</text:p>
          </table:table-cell>
          <table:table-cell table:style-name="ce2" table:formula="of:=FLOOR(([.C110])*(65535-24000)/8192)+24000" office:value-type="float" office:value="39575" calcext:value-type="float">
            <text:p>39575</text:p>
          </table:table-cell>
          <table:table-cell table:number-columns-repeated="1018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table:formula="of:=[.A111]*256" office:value-type="float" office:value="27904" calcext:value-type="float">
            <text:p>27904</text:p>
          </table:table-cell>
          <table:table-cell table:formula="of:=[.B111]-24576" office:value-type="float" office:value="3328" calcext:value-type="float">
            <text:p>3328</text:p>
          </table:table-cell>
          <table:table-cell table:formula="of:=0" office:value-type="float" office:value="0" calcext:value-type="float">
            <text:p>0</text:p>
          </table:table-cell>
          <table:table-cell table:style-name="ce2" table:formula="of:=FLOOR((8191-[.C111])*(45000)/8192)" office:value-type="float" office:value="26713" calcext:value-type="float">
            <text:p>26713</text:p>
          </table:table-cell>
          <table:table-cell table:style-name="ce2" table:formula="of:=FLOOR(([.C111])*(65535-24000)/8192)+24000" office:value-type="float" office:value="40873" calcext:value-type="float">
            <text:p>40873</text:p>
          </table:table-cell>
          <table:table-cell table:number-columns-repeated="1018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table:formula="of:=[.A112]*256" office:value-type="float" office:value="28160" calcext:value-type="float">
            <text:p>28160</text:p>
          </table:table-cell>
          <table:table-cell table:formula="of:=[.B112]-24576" office:value-type="float" office:value="3584" calcext:value-type="float">
            <text:p>3584</text:p>
          </table:table-cell>
          <table:table-cell table:formula="of:=0" office:value-type="float" office:value="0" calcext:value-type="float">
            <text:p>0</text:p>
          </table:table-cell>
          <table:table-cell table:style-name="ce2" table:formula="of:=FLOOR((8191-[.C112])*(45000)/8192)" office:value-type="float" office:value="25307" calcext:value-type="float">
            <text:p>25307</text:p>
          </table:table-cell>
          <table:table-cell table:style-name="ce2" table:formula="of:=FLOOR(([.C112])*(65535-24000)/8192)+24000" office:value-type="float" office:value="42171" calcext:value-type="float">
            <text:p>42171</text:p>
          </table:table-cell>
          <table:table-cell table:number-columns-repeated="1018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table:formula="of:=[.A113]*256" office:value-type="float" office:value="28416" calcext:value-type="float">
            <text:p>28416</text:p>
          </table:table-cell>
          <table:table-cell table:formula="of:=[.B113]-24576" office:value-type="float" office:value="3840" calcext:value-type="float">
            <text:p>3840</text:p>
          </table:table-cell>
          <table:table-cell table:formula="of:=0" office:value-type="float" office:value="0" calcext:value-type="float">
            <text:p>0</text:p>
          </table:table-cell>
          <table:table-cell table:style-name="ce2" table:formula="of:=FLOOR((8191-[.C113])*(45000)/8192)" office:value-type="float" office:value="23900" calcext:value-type="float">
            <text:p>23900</text:p>
          </table:table-cell>
          <table:table-cell table:style-name="ce2" table:formula="of:=FLOOR(([.C113])*(65535-24000)/8192)+24000" office:value-type="float" office:value="43469" calcext:value-type="float">
            <text:p>43469</text:p>
          </table:table-cell>
          <table:table-cell table:number-columns-repeated="1018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table:formula="of:=[.A114]*256" office:value-type="float" office:value="28672" calcext:value-type="float">
            <text:p>28672</text:p>
          </table:table-cell>
          <table:table-cell table:formula="of:=[.B114]-24576" office:value-type="float" office:value="4096" calcext:value-type="float">
            <text:p>4096</text:p>
          </table:table-cell>
          <table:table-cell table:formula="of:=0" office:value-type="float" office:value="0" calcext:value-type="float">
            <text:p>0</text:p>
          </table:table-cell>
          <table:table-cell table:style-name="ce2" table:formula="of:=FLOOR((8191-[.C114])*(45000)/8192)" office:value-type="float" office:value="22494" calcext:value-type="float">
            <text:p>22494</text:p>
          </table:table-cell>
          <table:table-cell table:style-name="ce2" table:formula="of:=FLOOR(([.C114])*(65535-24000)/8192)+24000" office:value-type="float" office:value="44767" calcext:value-type="float">
            <text:p>44767</text:p>
          </table:table-cell>
          <table:table-cell table:number-columns-repeated="1018"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table:formula="of:=[.A115]*256" office:value-type="float" office:value="28928" calcext:value-type="float">
            <text:p>28928</text:p>
          </table:table-cell>
          <table:table-cell table:formula="of:=[.B115]-24576" office:value-type="float" office:value="4352" calcext:value-type="float">
            <text:p>4352</text:p>
          </table:table-cell>
          <table:table-cell table:formula="of:=0" office:value-type="float" office:value="0" calcext:value-type="float">
            <text:p>0</text:p>
          </table:table-cell>
          <table:table-cell table:style-name="ce2" table:formula="of:=FLOOR((8191-[.C115])*(45000)/8192)" office:value-type="float" office:value="21088" calcext:value-type="float">
            <text:p>21088</text:p>
          </table:table-cell>
          <table:table-cell table:style-name="ce2" table:formula="of:=FLOOR(([.C115])*(65535-24000)/8192)+24000" office:value-type="float" office:value="46065" calcext:value-type="float">
            <text:p>46065</text:p>
          </table:table-cell>
          <table:table-cell table:number-columns-repeated="1018"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table:formula="of:=[.A116]*256" office:value-type="float" office:value="29184" calcext:value-type="float">
            <text:p>29184</text:p>
          </table:table-cell>
          <table:table-cell table:formula="of:=[.B116]-24576" office:value-type="float" office:value="4608" calcext:value-type="float">
            <text:p>4608</text:p>
          </table:table-cell>
          <table:table-cell table:formula="of:=0" office:value-type="float" office:value="0" calcext:value-type="float">
            <text:p>0</text:p>
          </table:table-cell>
          <table:table-cell table:style-name="ce2" table:formula="of:=FLOOR((8191-[.C116])*(45000)/8192)" office:value-type="float" office:value="19682" calcext:value-type="float">
            <text:p>19682</text:p>
          </table:table-cell>
          <table:table-cell table:style-name="ce2" table:formula="of:=FLOOR(([.C116])*(65535-24000)/8192)+24000" office:value-type="float" office:value="47363" calcext:value-type="float">
            <text:p>47363</text:p>
          </table:table-cell>
          <table:table-cell table:number-columns-repeated="1018"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table:formula="of:=[.A117]*256" office:value-type="float" office:value="29440" calcext:value-type="float">
            <text:p>29440</text:p>
          </table:table-cell>
          <table:table-cell table:formula="of:=[.B117]-24576" office:value-type="float" office:value="4864" calcext:value-type="float">
            <text:p>4864</text:p>
          </table:table-cell>
          <table:table-cell table:formula="of:=0" office:value-type="float" office:value="0" calcext:value-type="float">
            <text:p>0</text:p>
          </table:table-cell>
          <table:table-cell table:style-name="ce2" table:formula="of:=FLOOR((8191-[.C117])*(45000)/8192)" office:value-type="float" office:value="18275" calcext:value-type="float">
            <text:p>18275</text:p>
          </table:table-cell>
          <table:table-cell table:style-name="ce2" table:formula="of:=FLOOR(([.C117])*(65535-24000)/8192)+24000" office:value-type="float" office:value="48661" calcext:value-type="float">
            <text:p>48661</text:p>
          </table:table-cell>
          <table:table-cell table:number-columns-repeated="1018"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table:formula="of:=[.A118]*256" office:value-type="float" office:value="29696" calcext:value-type="float">
            <text:p>29696</text:p>
          </table:table-cell>
          <table:table-cell table:formula="of:=[.B118]-24576" office:value-type="float" office:value="5120" calcext:value-type="float">
            <text:p>5120</text:p>
          </table:table-cell>
          <table:table-cell table:formula="of:=0" office:value-type="float" office:value="0" calcext:value-type="float">
            <text:p>0</text:p>
          </table:table-cell>
          <table:table-cell table:style-name="ce2" table:formula="of:=FLOOR((8191-[.C118])*(45000)/8192)" office:value-type="float" office:value="16869" calcext:value-type="float">
            <text:p>16869</text:p>
          </table:table-cell>
          <table:table-cell table:style-name="ce2" table:formula="of:=FLOOR(([.C118])*(65535-24000)/8192)+24000" office:value-type="float" office:value="49959" calcext:value-type="float">
            <text:p>49959</text:p>
          </table:table-cell>
          <table:table-cell table:number-columns-repeated="1018"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table:formula="of:=[.A119]*256" office:value-type="float" office:value="29952" calcext:value-type="float">
            <text:p>29952</text:p>
          </table:table-cell>
          <table:table-cell table:formula="of:=[.B119]-24576" office:value-type="float" office:value="5376" calcext:value-type="float">
            <text:p>5376</text:p>
          </table:table-cell>
          <table:table-cell table:formula="of:=0" office:value-type="float" office:value="0" calcext:value-type="float">
            <text:p>0</text:p>
          </table:table-cell>
          <table:table-cell table:style-name="ce2" table:formula="of:=FLOOR((8191-[.C119])*(45000)/8192)" office:value-type="float" office:value="15463" calcext:value-type="float">
            <text:p>15463</text:p>
          </table:table-cell>
          <table:table-cell table:style-name="ce2" table:formula="of:=FLOOR(([.C119])*(65535-24000)/8192)+24000" office:value-type="float" office:value="51257" calcext:value-type="float">
            <text:p>51257</text:p>
          </table:table-cell>
          <table:table-cell table:number-columns-repeated="1018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table:formula="of:=[.A120]*256" office:value-type="float" office:value="30208" calcext:value-type="float">
            <text:p>30208</text:p>
          </table:table-cell>
          <table:table-cell table:formula="of:=[.B120]-24576" office:value-type="float" office:value="5632" calcext:value-type="float">
            <text:p>5632</text:p>
          </table:table-cell>
          <table:table-cell table:formula="of:=0" office:value-type="float" office:value="0" calcext:value-type="float">
            <text:p>0</text:p>
          </table:table-cell>
          <table:table-cell table:style-name="ce2" table:formula="of:=FLOOR((8191-[.C120])*(45000)/8192)" office:value-type="float" office:value="14057" calcext:value-type="float">
            <text:p>14057</text:p>
          </table:table-cell>
          <table:table-cell table:style-name="ce2" table:formula="of:=FLOOR(([.C120])*(65535-24000)/8192)+24000" office:value-type="float" office:value="52555" calcext:value-type="float">
            <text:p>52555</text:p>
          </table:table-cell>
          <table:table-cell table:number-columns-repeated="1018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table:formula="of:=[.A121]*256" office:value-type="float" office:value="30464" calcext:value-type="float">
            <text:p>30464</text:p>
          </table:table-cell>
          <table:table-cell table:formula="of:=[.B121]-24576" office:value-type="float" office:value="5888" calcext:value-type="float">
            <text:p>5888</text:p>
          </table:table-cell>
          <table:table-cell table:formula="of:=0" office:value-type="float" office:value="0" calcext:value-type="float">
            <text:p>0</text:p>
          </table:table-cell>
          <table:table-cell table:style-name="ce2" table:formula="of:=FLOOR((8191-[.C121])*(45000)/8192)" office:value-type="float" office:value="12650" calcext:value-type="float">
            <text:p>12650</text:p>
          </table:table-cell>
          <table:table-cell table:style-name="ce2" table:formula="of:=FLOOR(([.C121])*(65535-24000)/8192)+24000" office:value-type="float" office:value="53853" calcext:value-type="float">
            <text:p>53853</text:p>
          </table:table-cell>
          <table:table-cell table:number-columns-repeated="1018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table:formula="of:=[.A122]*256" office:value-type="float" office:value="30720" calcext:value-type="float">
            <text:p>30720</text:p>
          </table:table-cell>
          <table:table-cell table:formula="of:=[.B122]-24576" office:value-type="float" office:value="6144" calcext:value-type="float">
            <text:p>6144</text:p>
          </table:table-cell>
          <table:table-cell table:formula="of:=0" office:value-type="float" office:value="0" calcext:value-type="float">
            <text:p>0</text:p>
          </table:table-cell>
          <table:table-cell table:style-name="ce2" table:formula="of:=FLOOR((8191-[.C122])*(45000)/8192)" office:value-type="float" office:value="11244" calcext:value-type="float">
            <text:p>11244</text:p>
          </table:table-cell>
          <table:table-cell table:style-name="ce2" table:formula="of:=FLOOR(([.C122])*(65535-24000)/8192)+24000" office:value-type="float" office:value="55151" calcext:value-type="float">
            <text:p>55151</text:p>
          </table:table-cell>
          <table:table-cell table:number-columns-repeated="1018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table:formula="of:=[.A123]*256" office:value-type="float" office:value="30976" calcext:value-type="float">
            <text:p>30976</text:p>
          </table:table-cell>
          <table:table-cell table:formula="of:=[.B123]-24576" office:value-type="float" office:value="6400" calcext:value-type="float">
            <text:p>6400</text:p>
          </table:table-cell>
          <table:table-cell table:formula="of:=0" office:value-type="float" office:value="0" calcext:value-type="float">
            <text:p>0</text:p>
          </table:table-cell>
          <table:table-cell table:style-name="ce2" table:formula="of:=FLOOR((8191-[.C123])*(45000)/8192)" office:value-type="float" office:value="9838" calcext:value-type="float">
            <text:p>9838</text:p>
          </table:table-cell>
          <table:table-cell table:style-name="ce2" table:formula="of:=FLOOR(([.C123])*(65535-24000)/8192)+24000" office:value-type="float" office:value="56449" calcext:value-type="float">
            <text:p>56449</text:p>
          </table:table-cell>
          <table:table-cell table:number-columns-repeated="1018"/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table:formula="of:=[.A124]*256" office:value-type="float" office:value="31232" calcext:value-type="float">
            <text:p>31232</text:p>
          </table:table-cell>
          <table:table-cell table:formula="of:=[.B124]-24576" office:value-type="float" office:value="6656" calcext:value-type="float">
            <text:p>6656</text:p>
          </table:table-cell>
          <table:table-cell table:formula="of:=0" office:value-type="float" office:value="0" calcext:value-type="float">
            <text:p>0</text:p>
          </table:table-cell>
          <table:table-cell table:style-name="ce2" table:formula="of:=FLOOR((8191-[.C124])*(45000)/8192)" office:value-type="float" office:value="8432" calcext:value-type="float">
            <text:p>8432</text:p>
          </table:table-cell>
          <table:table-cell table:style-name="ce2" table:formula="of:=FLOOR(([.C124])*(65535-24000)/8192)+24000" office:value-type="float" office:value="57747" calcext:value-type="float">
            <text:p>57747</text:p>
          </table:table-cell>
          <table:table-cell table:number-columns-repeated="1018"/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table:formula="of:=[.A125]*256" office:value-type="float" office:value="31488" calcext:value-type="float">
            <text:p>31488</text:p>
          </table:table-cell>
          <table:table-cell table:formula="of:=[.B125]-24576" office:value-type="float" office:value="6912" calcext:value-type="float">
            <text:p>6912</text:p>
          </table:table-cell>
          <table:table-cell table:formula="of:=0" office:value-type="float" office:value="0" calcext:value-type="float">
            <text:p>0</text:p>
          </table:table-cell>
          <table:table-cell table:style-name="ce2" table:formula="of:=FLOOR((8191-[.C125])*(45000)/8192)" office:value-type="float" office:value="7025" calcext:value-type="float">
            <text:p>7025</text:p>
          </table:table-cell>
          <table:table-cell table:style-name="ce2" table:formula="of:=FLOOR(([.C125])*(65535-24000)/8192)+24000" office:value-type="float" office:value="59045" calcext:value-type="float">
            <text:p>59045</text:p>
          </table:table-cell>
          <table:table-cell table:number-columns-repeated="1018"/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table:formula="of:=[.A126]*256" office:value-type="float" office:value="31744" calcext:value-type="float">
            <text:p>31744</text:p>
          </table:table-cell>
          <table:table-cell table:formula="of:=[.B126]-24576" office:value-type="float" office:value="7168" calcext:value-type="float">
            <text:p>7168</text:p>
          </table:table-cell>
          <table:table-cell table:formula="of:=0" office:value-type="float" office:value="0" calcext:value-type="float">
            <text:p>0</text:p>
          </table:table-cell>
          <table:table-cell table:style-name="ce2" table:formula="of:=FLOOR((8191-[.C126])*(45000)/8192)" office:value-type="float" office:value="5619" calcext:value-type="float">
            <text:p>5619</text:p>
          </table:table-cell>
          <table:table-cell table:style-name="ce2" table:formula="of:=FLOOR(([.C126])*(65535-24000)/8192)+24000" office:value-type="float" office:value="60343" calcext:value-type="float">
            <text:p>60343</text:p>
          </table:table-cell>
          <table:table-cell table:number-columns-repeated="1018"/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table:formula="of:=[.A127]*256" office:value-type="float" office:value="32000" calcext:value-type="float">
            <text:p>32000</text:p>
          </table:table-cell>
          <table:table-cell table:formula="of:=[.B127]-24576" office:value-type="float" office:value="7424" calcext:value-type="float">
            <text:p>7424</text:p>
          </table:table-cell>
          <table:table-cell table:formula="of:=0" office:value-type="float" office:value="0" calcext:value-type="float">
            <text:p>0</text:p>
          </table:table-cell>
          <table:table-cell table:style-name="ce2" table:formula="of:=FLOOR((8191-[.C127])*(45000)/8192)" office:value-type="float" office:value="4213" calcext:value-type="float">
            <text:p>4213</text:p>
          </table:table-cell>
          <table:table-cell table:style-name="ce2" table:formula="of:=FLOOR(([.C127])*(65535-24000)/8192)+24000" office:value-type="float" office:value="61641" calcext:value-type="float">
            <text:p>61641</text:p>
          </table:table-cell>
          <table:table-cell table:number-columns-repeated="1018"/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table:formula="of:=[.A128]*256" office:value-type="float" office:value="32256" calcext:value-type="float">
            <text:p>32256</text:p>
          </table:table-cell>
          <table:table-cell table:formula="of:=[.B128]-24576" office:value-type="float" office:value="7680" calcext:value-type="float">
            <text:p>7680</text:p>
          </table:table-cell>
          <table:table-cell table:formula="of:=0" office:value-type="float" office:value="0" calcext:value-type="float">
            <text:p>0</text:p>
          </table:table-cell>
          <table:table-cell table:style-name="ce2" table:formula="of:=FLOOR((8191-[.C128])*(45000)/8192)" office:value-type="float" office:value="2807" calcext:value-type="float">
            <text:p>2807</text:p>
          </table:table-cell>
          <table:table-cell table:style-name="ce2" table:formula="of:=FLOOR(([.C128])*(65535-24000)/8192)+24000" office:value-type="float" office:value="62939" calcext:value-type="float">
            <text:p>62939</text:p>
          </table:table-cell>
          <table:table-cell table:number-columns-repeated="1018"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formula="of:=[.A129]*256" office:value-type="float" office:value="32512" calcext:value-type="float">
            <text:p>32512</text:p>
          </table:table-cell>
          <table:table-cell table:formula="of:=[.B129]-24576" office:value-type="float" office:value="7936" calcext:value-type="float">
            <text:p>7936</text:p>
          </table:table-cell>
          <table:table-cell table:formula="of:=0" office:value-type="float" office:value="0" calcext:value-type="float">
            <text:p>0</text:p>
          </table:table-cell>
          <table:table-cell table:style-name="ce2" table:formula="of:=FLOOR((8191-[.C129])*(45000)/8192)" office:value-type="float" office:value="1400" calcext:value-type="float">
            <text:p>1400</text:p>
          </table:table-cell>
          <table:table-cell table:style-name="ce2" table:formula="of:=FLOOR(([.C129])*(65535-24000)/8192)+24000" office:value-type="float" office:value="64237" calcext:value-type="float">
            <text:p>64237</text:p>
          </table:table-cell>
          <table:table-cell table:number-columns-repeated="1018"/>
        </table:table-row>
        <table:table-row table:style-name="ro1">
          <table:table-cell table:style-name="ce1" table:formula="of:=[.A129]+1" office:value-type="float" office:value="128" calcext:value-type="float">
            <text:p>128</text:p>
          </table:table-cell>
          <table:table-cell table:style-name="ce1" table:formula="of:=[.A130]*256" office:value-type="float" office:value="32768" calcext:value-type="float">
            <text:p>32768</text:p>
          </table:table-cell>
          <table:table-cell table:style-name="ce1" table:formula="of:=[.B130]-32768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formula="of:=[.A131]*256" office:value-type="float" office:value="33024" calcext:value-type="float">
            <text:p>33024</text:p>
          </table:table-cell>
          <table:table-cell table:formula="of:=[.B131]-32768" office:value-type="float" office:value="256" calcext:value-type="float">
            <text:p>256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formula="of:=[.A132]*256" office:value-type="float" office:value="33280" calcext:value-type="float">
            <text:p>33280</text:p>
          </table:table-cell>
          <table:table-cell table:formula="of:=[.B132]-32768" office:value-type="float" office:value="512" calcext:value-type="float">
            <text:p>512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formula="of:=[.A133]*256" office:value-type="float" office:value="33536" calcext:value-type="float">
            <text:p>33536</text:p>
          </table:table-cell>
          <table:table-cell table:formula="of:=[.B133]-32768" office:value-type="float" office:value="768" calcext:value-type="float">
            <text:p>768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formula="of:=[.A134]*256" office:value-type="float" office:value="33792" calcext:value-type="float">
            <text:p>33792</text:p>
          </table:table-cell>
          <table:table-cell table:formula="of:=[.B134]-32768" office:value-type="float" office:value="1024" calcext:value-type="float">
            <text:p>1024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table:formula="of:=[.A135]*256" office:value-type="float" office:value="34048" calcext:value-type="float">
            <text:p>34048</text:p>
          </table:table-cell>
          <table:table-cell table:formula="of:=[.B135]-32768" office:value-type="float" office:value="1280" calcext:value-type="float">
            <text:p>128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table:formula="of:=[.A136]*256" office:value-type="float" office:value="34304" calcext:value-type="float">
            <text:p>34304</text:p>
          </table:table-cell>
          <table:table-cell table:formula="of:=[.B136]-32768" office:value-type="float" office:value="1536" calcext:value-type="float">
            <text:p>1536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table:formula="of:=[.A137]*256" office:value-type="float" office:value="34560" calcext:value-type="float">
            <text:p>34560</text:p>
          </table:table-cell>
          <table:table-cell table:formula="of:=[.B137]-32768" office:value-type="float" office:value="1792" calcext:value-type="float">
            <text:p>1792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table:formula="of:=[.A138]*256" office:value-type="float" office:value="34816" calcext:value-type="float">
            <text:p>34816</text:p>
          </table:table-cell>
          <table:table-cell table:formula="of:=[.B138]-32768" office:value-type="float" office:value="2048" calcext:value-type="float">
            <text:p>2048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table:formula="of:=[.A139]*256" office:value-type="float" office:value="35072" calcext:value-type="float">
            <text:p>35072</text:p>
          </table:table-cell>
          <table:table-cell table:formula="of:=[.B139]-32768" office:value-type="float" office:value="2304" calcext:value-type="float">
            <text:p>2304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table:formula="of:=[.A140]*256" office:value-type="float" office:value="35328" calcext:value-type="float">
            <text:p>35328</text:p>
          </table:table-cell>
          <table:table-cell table:formula="of:=[.B140]-32768" office:value-type="float" office:value="2560" calcext:value-type="float">
            <text:p>256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table:formula="of:=[.A141]*256" office:value-type="float" office:value="35584" calcext:value-type="float">
            <text:p>35584</text:p>
          </table:table-cell>
          <table:table-cell table:formula="of:=[.B141]-32768" office:value-type="float" office:value="2816" calcext:value-type="float">
            <text:p>2816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table:formula="of:=[.A142]*256" office:value-type="float" office:value="35840" calcext:value-type="float">
            <text:p>35840</text:p>
          </table:table-cell>
          <table:table-cell table:formula="of:=[.B142]-32768" office:value-type="float" office:value="3072" calcext:value-type="float">
            <text:p>3072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table:formula="of:=[.A143]*256" office:value-type="float" office:value="36096" calcext:value-type="float">
            <text:p>36096</text:p>
          </table:table-cell>
          <table:table-cell table:formula="of:=[.B143]-32768" office:value-type="float" office:value="3328" calcext:value-type="float">
            <text:p>3328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table:formula="of:=[.A144]*256" office:value-type="float" office:value="36352" calcext:value-type="float">
            <text:p>36352</text:p>
          </table:table-cell>
          <table:table-cell table:formula="of:=[.B144]-32768" office:value-type="float" office:value="3584" calcext:value-type="float">
            <text:p>3584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table:formula="of:=[.A145]*256" office:value-type="float" office:value="36608" calcext:value-type="float">
            <text:p>36608</text:p>
          </table:table-cell>
          <table:table-cell table:formula="of:=[.B145]-32768" office:value-type="float" office:value="3840" calcext:value-type="float">
            <text:p>384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table:formula="of:=[.A146]*256" office:value-type="float" office:value="36864" calcext:value-type="float">
            <text:p>36864</text:p>
          </table:table-cell>
          <table:table-cell table:formula="of:=[.B146]-32768" office:value-type="float" office:value="4096" calcext:value-type="float">
            <text:p>4096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table:formula="of:=[.A147]*256" office:value-type="float" office:value="37120" calcext:value-type="float">
            <text:p>37120</text:p>
          </table:table-cell>
          <table:table-cell table:formula="of:=[.B147]-32768" office:value-type="float" office:value="4352" calcext:value-type="float">
            <text:p>4352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table:formula="of:=[.A148]*256" office:value-type="float" office:value="37376" calcext:value-type="float">
            <text:p>37376</text:p>
          </table:table-cell>
          <table:table-cell table:formula="of:=[.B148]-32768" office:value-type="float" office:value="4608" calcext:value-type="float">
            <text:p>4608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table:formula="of:=[.A149]*256" office:value-type="float" office:value="37632" calcext:value-type="float">
            <text:p>37632</text:p>
          </table:table-cell>
          <table:table-cell table:formula="of:=[.B149]-32768" office:value-type="float" office:value="4864" calcext:value-type="float">
            <text:p>4864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table:formula="of:=[.A150]*256" office:value-type="float" office:value="37888" calcext:value-type="float">
            <text:p>37888</text:p>
          </table:table-cell>
          <table:table-cell table:formula="of:=[.B150]-32768" office:value-type="float" office:value="5120" calcext:value-type="float">
            <text:p>512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table:formula="of:=[.A151]*256" office:value-type="float" office:value="38144" calcext:value-type="float">
            <text:p>38144</text:p>
          </table:table-cell>
          <table:table-cell table:formula="of:=[.B151]-32768" office:value-type="float" office:value="5376" calcext:value-type="float">
            <text:p>5376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table:formula="of:=[.A152]*256" office:value-type="float" office:value="38400" calcext:value-type="float">
            <text:p>38400</text:p>
          </table:table-cell>
          <table:table-cell table:formula="of:=[.B152]-32768" office:value-type="float" office:value="5632" calcext:value-type="float">
            <text:p>5632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table:formula="of:=[.A153]*256" office:value-type="float" office:value="38656" calcext:value-type="float">
            <text:p>38656</text:p>
          </table:table-cell>
          <table:table-cell table:formula="of:=[.B153]-32768" office:value-type="float" office:value="5888" calcext:value-type="float">
            <text:p>5888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table:formula="of:=[.A154]*256" office:value-type="float" office:value="38912" calcext:value-type="float">
            <text:p>38912</text:p>
          </table:table-cell>
          <table:table-cell table:formula="of:=[.B154]-32768" office:value-type="float" office:value="6144" calcext:value-type="float">
            <text:p>6144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table:formula="of:=[.A155]*256" office:value-type="float" office:value="39168" calcext:value-type="float">
            <text:p>39168</text:p>
          </table:table-cell>
          <table:table-cell table:formula="of:=[.B155]-32768" office:value-type="float" office:value="6400" calcext:value-type="float">
            <text:p>640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table:formula="of:=[.A156]*256" office:value-type="float" office:value="39424" calcext:value-type="float">
            <text:p>39424</text:p>
          </table:table-cell>
          <table:table-cell table:formula="of:=[.B156]-32768" office:value-type="float" office:value="6656" calcext:value-type="float">
            <text:p>6656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table:formula="of:=[.A157]*256" office:value-type="float" office:value="39680" calcext:value-type="float">
            <text:p>39680</text:p>
          </table:table-cell>
          <table:table-cell table:formula="of:=[.B157]-32768" office:value-type="float" office:value="6912" calcext:value-type="float">
            <text:p>6912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table:formula="of:=[.A158]*256" office:value-type="float" office:value="39936" calcext:value-type="float">
            <text:p>39936</text:p>
          </table:table-cell>
          <table:table-cell table:formula="of:=[.B158]-32768" office:value-type="float" office:value="7168" calcext:value-type="float">
            <text:p>7168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table:formula="of:=[.A159]*256" office:value-type="float" office:value="40192" calcext:value-type="float">
            <text:p>40192</text:p>
          </table:table-cell>
          <table:table-cell table:formula="of:=[.B159]-32768" office:value-type="float" office:value="7424" calcext:value-type="float">
            <text:p>7424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table:formula="of:=[.A160]*256" office:value-type="float" office:value="40448" calcext:value-type="float">
            <text:p>40448</text:p>
          </table:table-cell>
          <table:table-cell table:formula="of:=[.B160]-32768" office:value-type="float" office:value="7680" calcext:value-type="float">
            <text:p>768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table:formula="of:=[.A161]*256" office:value-type="float" office:value="40704" calcext:value-type="float">
            <text:p>40704</text:p>
          </table:table-cell>
          <table:table-cell table:formula="of:=[.B161]-32768" office:value-type="float" office:value="7936" calcext:value-type="float">
            <text:p>7936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table:formula="of:=[.A161]+1" office:value-type="float" office:value="160" calcext:value-type="float">
            <text:p>160</text:p>
          </table:table-cell>
          <table:table-cell table:style-name="ce1" table:formula="of:=[.A162]*256" office:value-type="float" office:value="40960" calcext:value-type="float">
            <text:p>40960</text:p>
          </table:table-cell>
          <table:table-cell table:style-name="ce1" table:formula="of:=[.B162]-4096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table:formula="of:=[.A163]*256" office:value-type="float" office:value="41216" calcext:value-type="float">
            <text:p>41216</text:p>
          </table:table-cell>
          <table:table-cell table:formula="of:=[.B163]-40960" office:value-type="float" office:value="256" calcext:value-type="float">
            <text:p>256</text:p>
          </table:table-cell>
          <table:table-cell table:number-columns-repeated="1021"/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table:formula="of:=[.A164]*256" office:value-type="float" office:value="41472" calcext:value-type="float">
            <text:p>41472</text:p>
          </table:table-cell>
          <table:table-cell table:formula="of:=[.B164]-40960" office:value-type="float" office:value="512" calcext:value-type="float">
            <text:p>512</text:p>
          </table:table-cell>
          <table:table-cell table:number-columns-repeated="1021"/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table:formula="of:=[.A165]*256" office:value-type="float" office:value="41728" calcext:value-type="float">
            <text:p>41728</text:p>
          </table:table-cell>
          <table:table-cell table:formula="of:=[.B165]-40960" office:value-type="float" office:value="768" calcext:value-type="float">
            <text:p>768</text:p>
          </table:table-cell>
          <table:table-cell table:number-columns-repeated="1021"/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table:formula="of:=[.A166]*256" office:value-type="float" office:value="41984" calcext:value-type="float">
            <text:p>41984</text:p>
          </table:table-cell>
          <table:table-cell table:formula="of:=[.B166]-40960" office:value-type="float" office:value="1024" calcext:value-type="float">
            <text:p>1024</text:p>
          </table:table-cell>
          <table:table-cell table:number-columns-repeated="1021"/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table:formula="of:=[.A167]*256" office:value-type="float" office:value="42240" calcext:value-type="float">
            <text:p>42240</text:p>
          </table:table-cell>
          <table:table-cell table:formula="of:=[.B167]-40960" office:value-type="float" office:value="1280" calcext:value-type="float">
            <text:p>1280</text:p>
          </table:table-cell>
          <table:table-cell table:number-columns-repeated="1021"/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table:formula="of:=[.A168]*256" office:value-type="float" office:value="42496" calcext:value-type="float">
            <text:p>42496</text:p>
          </table:table-cell>
          <table:table-cell table:formula="of:=[.B168]-40960" office:value-type="float" office:value="1536" calcext:value-type="float">
            <text:p>1536</text:p>
          </table:table-cell>
          <table:table-cell table:number-columns-repeated="1021"/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table:formula="of:=[.A169]*256" office:value-type="float" office:value="42752" calcext:value-type="float">
            <text:p>42752</text:p>
          </table:table-cell>
          <table:table-cell table:formula="of:=[.B169]-40960" office:value-type="float" office:value="1792" calcext:value-type="float">
            <text:p>1792</text:p>
          </table:table-cell>
          <table:table-cell table:number-columns-repeated="1021"/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table:formula="of:=[.A170]*256" office:value-type="float" office:value="43008" calcext:value-type="float">
            <text:p>43008</text:p>
          </table:table-cell>
          <table:table-cell table:formula="of:=[.B170]-40960" office:value-type="float" office:value="2048" calcext:value-type="float">
            <text:p>2048</text:p>
          </table:table-cell>
          <table:table-cell table:number-columns-repeated="1021"/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table:formula="of:=[.A171]*256" office:value-type="float" office:value="43264" calcext:value-type="float">
            <text:p>43264</text:p>
          </table:table-cell>
          <table:table-cell table:formula="of:=[.B171]-40960" office:value-type="float" office:value="2304" calcext:value-type="float">
            <text:p>2304</text:p>
          </table:table-cell>
          <table:table-cell table:number-columns-repeated="1021"/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table:formula="of:=[.A172]*256" office:value-type="float" office:value="43520" calcext:value-type="float">
            <text:p>43520</text:p>
          </table:table-cell>
          <table:table-cell table:formula="of:=[.B172]-40960" office:value-type="float" office:value="2560" calcext:value-type="float">
            <text:p>2560</text:p>
          </table:table-cell>
          <table:table-cell table:number-columns-repeated="1021"/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table:formula="of:=[.A173]*256" office:value-type="float" office:value="43776" calcext:value-type="float">
            <text:p>43776</text:p>
          </table:table-cell>
          <table:table-cell table:formula="of:=[.B173]-40960" office:value-type="float" office:value="2816" calcext:value-type="float">
            <text:p>2816</text:p>
          </table:table-cell>
          <table:table-cell table:number-columns-repeated="1021"/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table:formula="of:=[.A174]*256" office:value-type="float" office:value="44032" calcext:value-type="float">
            <text:p>44032</text:p>
          </table:table-cell>
          <table:table-cell table:formula="of:=[.B174]-40960" office:value-type="float" office:value="3072" calcext:value-type="float">
            <text:p>3072</text:p>
          </table:table-cell>
          <table:table-cell table:number-columns-repeated="1021"/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table:formula="of:=[.A175]*256" office:value-type="float" office:value="44288" calcext:value-type="float">
            <text:p>44288</text:p>
          </table:table-cell>
          <table:table-cell table:formula="of:=[.B175]-40960" office:value-type="float" office:value="3328" calcext:value-type="float">
            <text:p>3328</text:p>
          </table:table-cell>
          <table:table-cell table:number-columns-repeated="1021"/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table:formula="of:=[.A176]*256" office:value-type="float" office:value="44544" calcext:value-type="float">
            <text:p>44544</text:p>
          </table:table-cell>
          <table:table-cell table:formula="of:=[.B176]-40960" office:value-type="float" office:value="3584" calcext:value-type="float">
            <text:p>3584</text:p>
          </table:table-cell>
          <table:table-cell table:number-columns-repeated="1021"/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table:formula="of:=[.A177]*256" office:value-type="float" office:value="44800" calcext:value-type="float">
            <text:p>44800</text:p>
          </table:table-cell>
          <table:table-cell table:formula="of:=[.B177]-40960" office:value-type="float" office:value="3840" calcext:value-type="float">
            <text:p>3840</text:p>
          </table:table-cell>
          <table:table-cell table:number-columns-repeated="1021"/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table:formula="of:=[.A178]*256" office:value-type="float" office:value="45056" calcext:value-type="float">
            <text:p>45056</text:p>
          </table:table-cell>
          <table:table-cell table:formula="of:=[.B178]-40960" office:value-type="float" office:value="4096" calcext:value-type="float">
            <text:p>4096</text:p>
          </table:table-cell>
          <table:table-cell table:number-columns-repeated="1021"/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table:formula="of:=[.A179]*256" office:value-type="float" office:value="45312" calcext:value-type="float">
            <text:p>45312</text:p>
          </table:table-cell>
          <table:table-cell table:formula="of:=[.B179]-40960" office:value-type="float" office:value="4352" calcext:value-type="float">
            <text:p>4352</text:p>
          </table:table-cell>
          <table:table-cell table:number-columns-repeated="1021"/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table:formula="of:=[.A180]*256" office:value-type="float" office:value="45568" calcext:value-type="float">
            <text:p>45568</text:p>
          </table:table-cell>
          <table:table-cell table:formula="of:=[.B180]-40960" office:value-type="float" office:value="4608" calcext:value-type="float">
            <text:p>4608</text:p>
          </table:table-cell>
          <table:table-cell table:number-columns-repeated="1021"/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table:formula="of:=[.A181]*256" office:value-type="float" office:value="45824" calcext:value-type="float">
            <text:p>45824</text:p>
          </table:table-cell>
          <table:table-cell table:formula="of:=[.B181]-40960" office:value-type="float" office:value="4864" calcext:value-type="float">
            <text:p>4864</text:p>
          </table:table-cell>
          <table:table-cell table:number-columns-repeated="1021"/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table:formula="of:=[.A182]*256" office:value-type="float" office:value="46080" calcext:value-type="float">
            <text:p>46080</text:p>
          </table:table-cell>
          <table:table-cell table:formula="of:=[.B182]-40960" office:value-type="float" office:value="5120" calcext:value-type="float">
            <text:p>5120</text:p>
          </table:table-cell>
          <table:table-cell table:number-columns-repeated="1021"/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table:formula="of:=[.A183]*256" office:value-type="float" office:value="46336" calcext:value-type="float">
            <text:p>46336</text:p>
          </table:table-cell>
          <table:table-cell table:formula="of:=[.B183]-40960" office:value-type="float" office:value="5376" calcext:value-type="float">
            <text:p>5376</text:p>
          </table:table-cell>
          <table:table-cell table:number-columns-repeated="1021"/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table:formula="of:=[.A184]*256" office:value-type="float" office:value="46592" calcext:value-type="float">
            <text:p>46592</text:p>
          </table:table-cell>
          <table:table-cell table:formula="of:=[.B184]-40960" office:value-type="float" office:value="5632" calcext:value-type="float">
            <text:p>5632</text:p>
          </table:table-cell>
          <table:table-cell table:number-columns-repeated="1021"/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table:formula="of:=[.A185]*256" office:value-type="float" office:value="46848" calcext:value-type="float">
            <text:p>46848</text:p>
          </table:table-cell>
          <table:table-cell table:formula="of:=[.B185]-40960" office:value-type="float" office:value="5888" calcext:value-type="float">
            <text:p>5888</text:p>
          </table:table-cell>
          <table:table-cell table:number-columns-repeated="1021"/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table:formula="of:=[.A186]*256" office:value-type="float" office:value="47104" calcext:value-type="float">
            <text:p>47104</text:p>
          </table:table-cell>
          <table:table-cell table:formula="of:=[.B186]-40960" office:value-type="float" office:value="6144" calcext:value-type="float">
            <text:p>6144</text:p>
          </table:table-cell>
          <table:table-cell table:number-columns-repeated="1021"/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table:formula="of:=[.A187]*256" office:value-type="float" office:value="47360" calcext:value-type="float">
            <text:p>47360</text:p>
          </table:table-cell>
          <table:table-cell table:formula="of:=[.B187]-40960" office:value-type="float" office:value="6400" calcext:value-type="float">
            <text:p>6400</text:p>
          </table:table-cell>
          <table:table-cell table:number-columns-repeated="1021"/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table:formula="of:=[.A188]*256" office:value-type="float" office:value="47616" calcext:value-type="float">
            <text:p>47616</text:p>
          </table:table-cell>
          <table:table-cell table:formula="of:=[.B188]-40960" office:value-type="float" office:value="6656" calcext:value-type="float">
            <text:p>6656</text:p>
          </table:table-cell>
          <table:table-cell table:number-columns-repeated="1021"/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table:formula="of:=[.A189]*256" office:value-type="float" office:value="47872" calcext:value-type="float">
            <text:p>47872</text:p>
          </table:table-cell>
          <table:table-cell table:formula="of:=[.B189]-40960" office:value-type="float" office:value="6912" calcext:value-type="float">
            <text:p>6912</text:p>
          </table:table-cell>
          <table:table-cell table:number-columns-repeated="1021"/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table:formula="of:=[.A190]*256" office:value-type="float" office:value="48128" calcext:value-type="float">
            <text:p>48128</text:p>
          </table:table-cell>
          <table:table-cell table:formula="of:=[.B190]-40960" office:value-type="float" office:value="7168" calcext:value-type="float">
            <text:p>7168</text:p>
          </table:table-cell>
          <table:table-cell table:number-columns-repeated="1021"/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table:formula="of:=[.A191]*256" office:value-type="float" office:value="48384" calcext:value-type="float">
            <text:p>48384</text:p>
          </table:table-cell>
          <table:table-cell table:formula="of:=[.B191]-40960" office:value-type="float" office:value="7424" calcext:value-type="float">
            <text:p>7424</text:p>
          </table:table-cell>
          <table:table-cell table:number-columns-repeated="1021"/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table:formula="of:=[.A192]*256" office:value-type="float" office:value="48640" calcext:value-type="float">
            <text:p>48640</text:p>
          </table:table-cell>
          <table:table-cell table:formula="of:=[.B192]-40960" office:value-type="float" office:value="7680" calcext:value-type="float">
            <text:p>7680</text:p>
          </table:table-cell>
          <table:table-cell table:number-columns-repeated="1021"/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table:formula="of:=[.A193]*256" office:value-type="float" office:value="48896" calcext:value-type="float">
            <text:p>48896</text:p>
          </table:table-cell>
          <table:table-cell table:formula="of:=[.B193]-40960" office:value-type="float" office:value="7936" calcext:value-type="float">
            <text:p>7936</text:p>
          </table:table-cell>
          <table:table-cell table:number-columns-repeated="1021"/>
        </table:table-row>
        <table:table-row table:style-name="ro1">
          <table:table-cell table:style-name="ce1" table:formula="of:=[.A193]+1" office:value-type="float" office:value="192" calcext:value-type="float">
            <text:p>192</text:p>
          </table:table-cell>
          <table:table-cell table:style-name="ce1" table:formula="of:=[.A194]*256" office:value-type="float" office:value="49152" calcext:value-type="float">
            <text:p>49152</text:p>
          </table:table-cell>
          <table:table-cell table:style-name="ce1" table:formula="of:=[.B194]-[.$B$194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[.A194]+1" office:value-type="float" office:value="193" calcext:value-type="float">
            <text:p>193</text:p>
          </table:table-cell>
          <table:table-cell table:formula="of:=[.A195]*256" office:value-type="float" office:value="49408" calcext:value-type="float">
            <text:p>49408</text:p>
          </table:table-cell>
          <table:table-cell table:formula="of:=[.B195]-[.$B$194]" office:value-type="float" office:value="256" calcext:value-type="float">
            <text:p>256</text:p>
          </table:table-cell>
          <table:table-cell table:number-columns-repeated="1021"/>
        </table:table-row>
        <table:table-row table:style-name="ro1">
          <table:table-cell table:formula="of:=[.A195]+1" office:value-type="float" office:value="194" calcext:value-type="float">
            <text:p>194</text:p>
          </table:table-cell>
          <table:table-cell table:formula="of:=[.A196]*256" office:value-type="float" office:value="49664" calcext:value-type="float">
            <text:p>49664</text:p>
          </table:table-cell>
          <table:table-cell table:formula="of:=[.B196]-[.$B$194]" office:value-type="float" office:value="512" calcext:value-type="float">
            <text:p>512</text:p>
          </table:table-cell>
          <table:table-cell table:number-columns-repeated="1021"/>
        </table:table-row>
        <table:table-row table:style-name="ro1">
          <table:table-cell table:formula="of:=[.A196]+1" office:value-type="float" office:value="195" calcext:value-type="float">
            <text:p>195</text:p>
          </table:table-cell>
          <table:table-cell table:formula="of:=[.A197]*256" office:value-type="float" office:value="49920" calcext:value-type="float">
            <text:p>49920</text:p>
          </table:table-cell>
          <table:table-cell table:formula="of:=[.B197]-[.$B$194]" office:value-type="float" office:value="768" calcext:value-type="float">
            <text:p>768</text:p>
          </table:table-cell>
          <table:table-cell table:number-columns-repeated="1021"/>
        </table:table-row>
        <table:table-row table:style-name="ro1">
          <table:table-cell table:formula="of:=[.A197]+1" office:value-type="float" office:value="196" calcext:value-type="float">
            <text:p>196</text:p>
          </table:table-cell>
          <table:table-cell table:formula="of:=[.A198]*256" office:value-type="float" office:value="50176" calcext:value-type="float">
            <text:p>50176</text:p>
          </table:table-cell>
          <table:table-cell table:formula="of:=[.B198]-[.$B$194]" office:value-type="float" office:value="1024" calcext:value-type="float">
            <text:p>1024</text:p>
          </table:table-cell>
          <table:table-cell table:number-columns-repeated="1021"/>
        </table:table-row>
        <table:table-row table:style-name="ro1">
          <table:table-cell table:formula="of:=[.A198]+1" office:value-type="float" office:value="197" calcext:value-type="float">
            <text:p>197</text:p>
          </table:table-cell>
          <table:table-cell table:formula="of:=[.A199]*256" office:value-type="float" office:value="50432" calcext:value-type="float">
            <text:p>50432</text:p>
          </table:table-cell>
          <table:table-cell table:formula="of:=[.B199]-[.$B$194]" office:value-type="float" office:value="1280" calcext:value-type="float">
            <text:p>1280</text:p>
          </table:table-cell>
          <table:table-cell table:number-columns-repeated="1021"/>
        </table:table-row>
        <table:table-row table:style-name="ro1">
          <table:table-cell table:formula="of:=[.A199]+1" office:value-type="float" office:value="198" calcext:value-type="float">
            <text:p>198</text:p>
          </table:table-cell>
          <table:table-cell table:formula="of:=[.A200]*256" office:value-type="float" office:value="50688" calcext:value-type="float">
            <text:p>50688</text:p>
          </table:table-cell>
          <table:table-cell table:formula="of:=[.B200]-[.$B$194]" office:value-type="float" office:value="1536" calcext:value-type="float">
            <text:p>1536</text:p>
          </table:table-cell>
          <table:table-cell table:number-columns-repeated="1021"/>
        </table:table-row>
        <table:table-row table:style-name="ro1">
          <table:table-cell table:formula="of:=[.A200]+1" office:value-type="float" office:value="199" calcext:value-type="float">
            <text:p>199</text:p>
          </table:table-cell>
          <table:table-cell table:formula="of:=[.A201]*256" office:value-type="float" office:value="50944" calcext:value-type="float">
            <text:p>50944</text:p>
          </table:table-cell>
          <table:table-cell table:formula="of:=[.B201]-[.$B$194]" office:value-type="float" office:value="1792" calcext:value-type="float">
            <text:p>1792</text:p>
          </table:table-cell>
          <table:table-cell table:number-columns-repeated="1021"/>
        </table:table-row>
        <table:table-row table:style-name="ro1">
          <table:table-cell table:formula="of:=[.A201]+1" office:value-type="float" office:value="200" calcext:value-type="float">
            <text:p>200</text:p>
          </table:table-cell>
          <table:table-cell table:formula="of:=[.A202]*256" office:value-type="float" office:value="51200" calcext:value-type="float">
            <text:p>51200</text:p>
          </table:table-cell>
          <table:table-cell table:formula="of:=[.B202]-[.$B$194]" office:value-type="float" office:value="2048" calcext:value-type="float">
            <text:p>2048</text:p>
          </table:table-cell>
          <table:table-cell table:number-columns-repeated="1021"/>
        </table:table-row>
        <table:table-row table:style-name="ro1">
          <table:table-cell table:formula="of:=[.A202]+1" office:value-type="float" office:value="201" calcext:value-type="float">
            <text:p>201</text:p>
          </table:table-cell>
          <table:table-cell table:formula="of:=[.A203]*256" office:value-type="float" office:value="51456" calcext:value-type="float">
            <text:p>51456</text:p>
          </table:table-cell>
          <table:table-cell table:formula="of:=[.B203]-[.$B$194]" office:value-type="float" office:value="2304" calcext:value-type="float">
            <text:p>2304</text:p>
          </table:table-cell>
          <table:table-cell table:number-columns-repeated="1021"/>
        </table:table-row>
        <table:table-row table:style-name="ro1">
          <table:table-cell table:formula="of:=[.A203]+1" office:value-type="float" office:value="202" calcext:value-type="float">
            <text:p>202</text:p>
          </table:table-cell>
          <table:table-cell table:formula="of:=[.A204]*256" office:value-type="float" office:value="51712" calcext:value-type="float">
            <text:p>51712</text:p>
          </table:table-cell>
          <table:table-cell table:formula="of:=[.B204]-[.$B$194]" office:value-type="float" office:value="2560" calcext:value-type="float">
            <text:p>2560</text:p>
          </table:table-cell>
          <table:table-cell table:number-columns-repeated="1021"/>
        </table:table-row>
        <table:table-row table:style-name="ro1">
          <table:table-cell table:formula="of:=[.A204]+1" office:value-type="float" office:value="203" calcext:value-type="float">
            <text:p>203</text:p>
          </table:table-cell>
          <table:table-cell table:formula="of:=[.A205]*256" office:value-type="float" office:value="51968" calcext:value-type="float">
            <text:p>51968</text:p>
          </table:table-cell>
          <table:table-cell table:formula="of:=[.B205]-[.$B$194]" office:value-type="float" office:value="2816" calcext:value-type="float">
            <text:p>2816</text:p>
          </table:table-cell>
          <table:table-cell table:number-columns-repeated="1021"/>
        </table:table-row>
        <table:table-row table:style-name="ro1">
          <table:table-cell table:formula="of:=[.A205]+1" office:value-type="float" office:value="204" calcext:value-type="float">
            <text:p>204</text:p>
          </table:table-cell>
          <table:table-cell table:formula="of:=[.A206]*256" office:value-type="float" office:value="52224" calcext:value-type="float">
            <text:p>52224</text:p>
          </table:table-cell>
          <table:table-cell table:formula="of:=[.B206]-[.$B$194]" office:value-type="float" office:value="3072" calcext:value-type="float">
            <text:p>3072</text:p>
          </table:table-cell>
          <table:table-cell table:number-columns-repeated="1021"/>
        </table:table-row>
        <table:table-row table:style-name="ro1">
          <table:table-cell table:formula="of:=[.A206]+1" office:value-type="float" office:value="205" calcext:value-type="float">
            <text:p>205</text:p>
          </table:table-cell>
          <table:table-cell table:formula="of:=[.A207]*256" office:value-type="float" office:value="52480" calcext:value-type="float">
            <text:p>52480</text:p>
          </table:table-cell>
          <table:table-cell table:formula="of:=[.B207]-[.$B$194]" office:value-type="float" office:value="3328" calcext:value-type="float">
            <text:p>3328</text:p>
          </table:table-cell>
          <table:table-cell table:number-columns-repeated="1021"/>
        </table:table-row>
        <table:table-row table:style-name="ro1">
          <table:table-cell table:formula="of:=[.A207]+1" office:value-type="float" office:value="206" calcext:value-type="float">
            <text:p>206</text:p>
          </table:table-cell>
          <table:table-cell table:formula="of:=[.A208]*256" office:value-type="float" office:value="52736" calcext:value-type="float">
            <text:p>52736</text:p>
          </table:table-cell>
          <table:table-cell table:formula="of:=[.B208]-[.$B$194]" office:value-type="float" office:value="3584" calcext:value-type="float">
            <text:p>3584</text:p>
          </table:table-cell>
          <table:table-cell table:number-columns-repeated="1021"/>
        </table:table-row>
        <table:table-row table:style-name="ro1">
          <table:table-cell table:formula="of:=[.A208]+1" office:value-type="float" office:value="207" calcext:value-type="float">
            <text:p>207</text:p>
          </table:table-cell>
          <table:table-cell table:formula="of:=[.A209]*256" office:value-type="float" office:value="52992" calcext:value-type="float">
            <text:p>52992</text:p>
          </table:table-cell>
          <table:table-cell table:formula="of:=[.B209]-[.$B$194]" office:value-type="float" office:value="3840" calcext:value-type="float">
            <text:p>3840</text:p>
          </table:table-cell>
          <table:table-cell table:number-columns-repeated="1021"/>
        </table:table-row>
        <table:table-row table:style-name="ro1">
          <table:table-cell table:formula="of:=[.A209]+1" office:value-type="float" office:value="208" calcext:value-type="float">
            <text:p>208</text:p>
          </table:table-cell>
          <table:table-cell table:formula="of:=[.A210]*256" office:value-type="float" office:value="53248" calcext:value-type="float">
            <text:p>53248</text:p>
          </table:table-cell>
          <table:table-cell table:formula="of:=[.B210]-[.$B$194]" office:value-type="float" office:value="4096" calcext:value-type="float">
            <text:p>4096</text:p>
          </table:table-cell>
          <table:table-cell table:number-columns-repeated="1021"/>
        </table:table-row>
        <table:table-row table:style-name="ro1">
          <table:table-cell table:formula="of:=[.A210]+1" office:value-type="float" office:value="209" calcext:value-type="float">
            <text:p>209</text:p>
          </table:table-cell>
          <table:table-cell table:formula="of:=[.A211]*256" office:value-type="float" office:value="53504" calcext:value-type="float">
            <text:p>53504</text:p>
          </table:table-cell>
          <table:table-cell table:formula="of:=[.B211]-[.$B$194]" office:value-type="float" office:value="4352" calcext:value-type="float">
            <text:p>4352</text:p>
          </table:table-cell>
          <table:table-cell table:number-columns-repeated="1021"/>
        </table:table-row>
        <table:table-row table:style-name="ro1">
          <table:table-cell table:formula="of:=[.A211]+1" office:value-type="float" office:value="210" calcext:value-type="float">
            <text:p>210</text:p>
          </table:table-cell>
          <table:table-cell table:formula="of:=[.A212]*256" office:value-type="float" office:value="53760" calcext:value-type="float">
            <text:p>53760</text:p>
          </table:table-cell>
          <table:table-cell table:formula="of:=[.B212]-[.$B$194]" office:value-type="float" office:value="4608" calcext:value-type="float">
            <text:p>4608</text:p>
          </table:table-cell>
          <table:table-cell table:number-columns-repeated="1021"/>
        </table:table-row>
        <table:table-row table:style-name="ro1">
          <table:table-cell table:formula="of:=[.A212]+1" office:value-type="float" office:value="211" calcext:value-type="float">
            <text:p>211</text:p>
          </table:table-cell>
          <table:table-cell table:formula="of:=[.A213]*256" office:value-type="float" office:value="54016" calcext:value-type="float">
            <text:p>54016</text:p>
          </table:table-cell>
          <table:table-cell table:formula="of:=[.B213]-[.$B$194]" office:value-type="float" office:value="4864" calcext:value-type="float">
            <text:p>4864</text:p>
          </table:table-cell>
          <table:table-cell table:number-columns-repeated="1021"/>
        </table:table-row>
        <table:table-row table:style-name="ro1">
          <table:table-cell table:formula="of:=[.A213]+1" office:value-type="float" office:value="212" calcext:value-type="float">
            <text:p>212</text:p>
          </table:table-cell>
          <table:table-cell table:formula="of:=[.A214]*256" office:value-type="float" office:value="54272" calcext:value-type="float">
            <text:p>54272</text:p>
          </table:table-cell>
          <table:table-cell table:formula="of:=[.B214]-[.$B$194]" office:value-type="float" office:value="5120" calcext:value-type="float">
            <text:p>5120</text:p>
          </table:table-cell>
          <table:table-cell table:number-columns-repeated="1021"/>
        </table:table-row>
        <table:table-row table:style-name="ro1">
          <table:table-cell table:formula="of:=[.A214]+1" office:value-type="float" office:value="213" calcext:value-type="float">
            <text:p>213</text:p>
          </table:table-cell>
          <table:table-cell table:formula="of:=[.A215]*256" office:value-type="float" office:value="54528" calcext:value-type="float">
            <text:p>54528</text:p>
          </table:table-cell>
          <table:table-cell table:formula="of:=[.B215]-[.$B$194]" office:value-type="float" office:value="5376" calcext:value-type="float">
            <text:p>5376</text:p>
          </table:table-cell>
          <table:table-cell table:number-columns-repeated="1021"/>
        </table:table-row>
        <table:table-row table:style-name="ro1">
          <table:table-cell table:formula="of:=[.A215]+1" office:value-type="float" office:value="214" calcext:value-type="float">
            <text:p>214</text:p>
          </table:table-cell>
          <table:table-cell table:formula="of:=[.A216]*256" office:value-type="float" office:value="54784" calcext:value-type="float">
            <text:p>54784</text:p>
          </table:table-cell>
          <table:table-cell table:formula="of:=[.B216]-[.$B$194]" office:value-type="float" office:value="5632" calcext:value-type="float">
            <text:p>5632</text:p>
          </table:table-cell>
          <table:table-cell table:number-columns-repeated="1021"/>
        </table:table-row>
        <table:table-row table:style-name="ro1">
          <table:table-cell table:formula="of:=[.A216]+1" office:value-type="float" office:value="215" calcext:value-type="float">
            <text:p>215</text:p>
          </table:table-cell>
          <table:table-cell table:formula="of:=[.A217]*256" office:value-type="float" office:value="55040" calcext:value-type="float">
            <text:p>55040</text:p>
          </table:table-cell>
          <table:table-cell table:formula="of:=[.B217]-[.$B$194]" office:value-type="float" office:value="5888" calcext:value-type="float">
            <text:p>5888</text:p>
          </table:table-cell>
          <table:table-cell table:number-columns-repeated="1021"/>
        </table:table-row>
        <table:table-row table:style-name="ro1">
          <table:table-cell table:formula="of:=[.A217]+1" office:value-type="float" office:value="216" calcext:value-type="float">
            <text:p>216</text:p>
          </table:table-cell>
          <table:table-cell table:formula="of:=[.A218]*256" office:value-type="float" office:value="55296" calcext:value-type="float">
            <text:p>55296</text:p>
          </table:table-cell>
          <table:table-cell table:formula="of:=[.B218]-[.$B$194]" office:value-type="float" office:value="6144" calcext:value-type="float">
            <text:p>6144</text:p>
          </table:table-cell>
          <table:table-cell table:number-columns-repeated="1021"/>
        </table:table-row>
        <table:table-row table:style-name="ro1">
          <table:table-cell table:formula="of:=[.A218]+1" office:value-type="float" office:value="217" calcext:value-type="float">
            <text:p>217</text:p>
          </table:table-cell>
          <table:table-cell table:formula="of:=[.A219]*256" office:value-type="float" office:value="55552" calcext:value-type="float">
            <text:p>55552</text:p>
          </table:table-cell>
          <table:table-cell table:formula="of:=[.B219]-[.$B$194]" office:value-type="float" office:value="6400" calcext:value-type="float">
            <text:p>6400</text:p>
          </table:table-cell>
          <table:table-cell table:number-columns-repeated="1021"/>
        </table:table-row>
        <table:table-row table:style-name="ro1">
          <table:table-cell table:formula="of:=[.A219]+1" office:value-type="float" office:value="218" calcext:value-type="float">
            <text:p>218</text:p>
          </table:table-cell>
          <table:table-cell table:formula="of:=[.A220]*256" office:value-type="float" office:value="55808" calcext:value-type="float">
            <text:p>55808</text:p>
          </table:table-cell>
          <table:table-cell table:formula="of:=[.B220]-[.$B$194]" office:value-type="float" office:value="6656" calcext:value-type="float">
            <text:p>6656</text:p>
          </table:table-cell>
          <table:table-cell table:number-columns-repeated="1021"/>
        </table:table-row>
        <table:table-row table:style-name="ro1">
          <table:table-cell table:formula="of:=[.A220]+1" office:value-type="float" office:value="219" calcext:value-type="float">
            <text:p>219</text:p>
          </table:table-cell>
          <table:table-cell table:formula="of:=[.A221]*256" office:value-type="float" office:value="56064" calcext:value-type="float">
            <text:p>56064</text:p>
          </table:table-cell>
          <table:table-cell table:formula="of:=[.B221]-[.$B$194]" office:value-type="float" office:value="6912" calcext:value-type="float">
            <text:p>6912</text:p>
          </table:table-cell>
          <table:table-cell table:number-columns-repeated="1021"/>
        </table:table-row>
        <table:table-row table:style-name="ro1">
          <table:table-cell table:formula="of:=[.A221]+1" office:value-type="float" office:value="220" calcext:value-type="float">
            <text:p>220</text:p>
          </table:table-cell>
          <table:table-cell table:formula="of:=[.A222]*256" office:value-type="float" office:value="56320" calcext:value-type="float">
            <text:p>56320</text:p>
          </table:table-cell>
          <table:table-cell table:formula="of:=[.B222]-[.$B$194]" office:value-type="float" office:value="7168" calcext:value-type="float">
            <text:p>7168</text:p>
          </table:table-cell>
          <table:table-cell table:number-columns-repeated="1021"/>
        </table:table-row>
        <table:table-row table:style-name="ro1">
          <table:table-cell table:formula="of:=[.A222]+1" office:value-type="float" office:value="221" calcext:value-type="float">
            <text:p>221</text:p>
          </table:table-cell>
          <table:table-cell table:formula="of:=[.A223]*256" office:value-type="float" office:value="56576" calcext:value-type="float">
            <text:p>56576</text:p>
          </table:table-cell>
          <table:table-cell table:formula="of:=[.B223]-[.$B$194]" office:value-type="float" office:value="7424" calcext:value-type="float">
            <text:p>7424</text:p>
          </table:table-cell>
          <table:table-cell table:number-columns-repeated="1021"/>
        </table:table-row>
        <table:table-row table:style-name="ro1">
          <table:table-cell table:formula="of:=[.A223]+1" office:value-type="float" office:value="222" calcext:value-type="float">
            <text:p>222</text:p>
          </table:table-cell>
          <table:table-cell table:formula="of:=[.A224]*256" office:value-type="float" office:value="56832" calcext:value-type="float">
            <text:p>56832</text:p>
          </table:table-cell>
          <table:table-cell table:formula="of:=[.B224]-[.$B$194]" office:value-type="float" office:value="7680" calcext:value-type="float">
            <text:p>7680</text:p>
          </table:table-cell>
          <table:table-cell table:number-columns-repeated="1021"/>
        </table:table-row>
        <table:table-row table:style-name="ro1">
          <table:table-cell table:formula="of:=[.A224]+1" office:value-type="float" office:value="223" calcext:value-type="float">
            <text:p>223</text:p>
          </table:table-cell>
          <table:table-cell table:formula="of:=[.A225]*256" office:value-type="float" office:value="57088" calcext:value-type="float">
            <text:p>57088</text:p>
          </table:table-cell>
          <table:table-cell table:formula="of:=[.B225]-[.$B$194]" office:value-type="float" office:value="7936" calcext:value-type="float">
            <text:p>7936</text:p>
          </table:table-cell>
          <table:table-cell table:number-columns-repeated="1021"/>
        </table:table-row>
        <table:table-row table:style-name="ro1">
          <table:table-cell table:style-name="ce1" table:formula="of:=[.A225]+1" office:value-type="float" office:value="224" calcext:value-type="float">
            <text:p>224</text:p>
          </table:table-cell>
          <table:table-cell table:style-name="ce1" table:formula="of:=[.A226]*256" office:value-type="float" office:value="57344" calcext:value-type="float">
            <text:p>57344</text:p>
          </table:table-cell>
          <table:table-cell table:style-name="ce1" table:formula="of:=[.B226]-[.$B$226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[.A226]+1" office:value-type="float" office:value="225" calcext:value-type="float">
            <text:p>225</text:p>
          </table:table-cell>
          <table:table-cell table:formula="of:=[.A227]*256" office:value-type="float" office:value="57600" calcext:value-type="float">
            <text:p>57600</text:p>
          </table:table-cell>
          <table:table-cell table:formula="of:=[.B227]-[.$B$226]" office:value-type="float" office:value="256" calcext:value-type="float">
            <text:p>256</text:p>
          </table:table-cell>
          <table:table-cell table:number-columns-repeated="1021"/>
        </table:table-row>
        <table:table-row table:style-name="ro1">
          <table:table-cell table:formula="of:=[.A227]+1" office:value-type="float" office:value="226" calcext:value-type="float">
            <text:p>226</text:p>
          </table:table-cell>
          <table:table-cell table:formula="of:=[.A228]*256" office:value-type="float" office:value="57856" calcext:value-type="float">
            <text:p>57856</text:p>
          </table:table-cell>
          <table:table-cell table:formula="of:=[.B228]-[.$B$226]" office:value-type="float" office:value="512" calcext:value-type="float">
            <text:p>512</text:p>
          </table:table-cell>
          <table:table-cell table:number-columns-repeated="1021"/>
        </table:table-row>
        <table:table-row table:style-name="ro1">
          <table:table-cell table:formula="of:=[.A228]+1" office:value-type="float" office:value="227" calcext:value-type="float">
            <text:p>227</text:p>
          </table:table-cell>
          <table:table-cell table:formula="of:=[.A229]*256" office:value-type="float" office:value="58112" calcext:value-type="float">
            <text:p>58112</text:p>
          </table:table-cell>
          <table:table-cell table:formula="of:=[.B229]-[.$B$226]" office:value-type="float" office:value="768" calcext:value-type="float">
            <text:p>768</text:p>
          </table:table-cell>
          <table:table-cell table:number-columns-repeated="1021"/>
        </table:table-row>
        <table:table-row table:style-name="ro1">
          <table:table-cell table:formula="of:=[.A229]+1" office:value-type="float" office:value="228" calcext:value-type="float">
            <text:p>228</text:p>
          </table:table-cell>
          <table:table-cell table:formula="of:=[.A230]*256" office:value-type="float" office:value="58368" calcext:value-type="float">
            <text:p>58368</text:p>
          </table:table-cell>
          <table:table-cell table:formula="of:=[.B230]-[.$B$226]" office:value-type="float" office:value="1024" calcext:value-type="float">
            <text:p>1024</text:p>
          </table:table-cell>
          <table:table-cell table:number-columns-repeated="1021"/>
        </table:table-row>
        <table:table-row table:style-name="ro1">
          <table:table-cell table:formula="of:=[.A230]+1" office:value-type="float" office:value="229" calcext:value-type="float">
            <text:p>229</text:p>
          </table:table-cell>
          <table:table-cell table:formula="of:=[.A231]*256" office:value-type="float" office:value="58624" calcext:value-type="float">
            <text:p>58624</text:p>
          </table:table-cell>
          <table:table-cell table:formula="of:=[.B231]-[.$B$226]" office:value-type="float" office:value="1280" calcext:value-type="float">
            <text:p>1280</text:p>
          </table:table-cell>
          <table:table-cell table:number-columns-repeated="1021"/>
        </table:table-row>
        <table:table-row table:style-name="ro1">
          <table:table-cell table:formula="of:=[.A231]+1" office:value-type="float" office:value="230" calcext:value-type="float">
            <text:p>230</text:p>
          </table:table-cell>
          <table:table-cell table:formula="of:=[.A232]*256" office:value-type="float" office:value="58880" calcext:value-type="float">
            <text:p>58880</text:p>
          </table:table-cell>
          <table:table-cell table:formula="of:=[.B232]-[.$B$226]" office:value-type="float" office:value="1536" calcext:value-type="float">
            <text:p>1536</text:p>
          </table:table-cell>
          <table:table-cell table:number-columns-repeated="1021"/>
        </table:table-row>
        <table:table-row table:style-name="ro1">
          <table:table-cell table:formula="of:=[.A232]+1" office:value-type="float" office:value="231" calcext:value-type="float">
            <text:p>231</text:p>
          </table:table-cell>
          <table:table-cell table:formula="of:=[.A233]*256" office:value-type="float" office:value="59136" calcext:value-type="float">
            <text:p>59136</text:p>
          </table:table-cell>
          <table:table-cell table:formula="of:=[.B233]-[.$B$226]" office:value-type="float" office:value="1792" calcext:value-type="float">
            <text:p>1792</text:p>
          </table:table-cell>
          <table:table-cell table:number-columns-repeated="1021"/>
        </table:table-row>
        <table:table-row table:style-name="ro1">
          <table:table-cell table:formula="of:=[.A233]+1" office:value-type="float" office:value="232" calcext:value-type="float">
            <text:p>232</text:p>
          </table:table-cell>
          <table:table-cell table:formula="of:=[.A234]*256" office:value-type="float" office:value="59392" calcext:value-type="float">
            <text:p>59392</text:p>
          </table:table-cell>
          <table:table-cell table:formula="of:=[.B234]-[.$B$226]" office:value-type="float" office:value="2048" calcext:value-type="float">
            <text:p>2048</text:p>
          </table:table-cell>
          <table:table-cell table:number-columns-repeated="1021"/>
        </table:table-row>
        <table:table-row table:style-name="ro1">
          <table:table-cell table:formula="of:=[.A234]+1" office:value-type="float" office:value="233" calcext:value-type="float">
            <text:p>233</text:p>
          </table:table-cell>
          <table:table-cell table:formula="of:=[.A235]*256" office:value-type="float" office:value="59648" calcext:value-type="float">
            <text:p>59648</text:p>
          </table:table-cell>
          <table:table-cell table:formula="of:=[.B235]-[.$B$226]" office:value-type="float" office:value="2304" calcext:value-type="float">
            <text:p>2304</text:p>
          </table:table-cell>
          <table:table-cell table:number-columns-repeated="1021"/>
        </table:table-row>
        <table:table-row table:style-name="ro1">
          <table:table-cell table:formula="of:=[.A235]+1" office:value-type="float" office:value="234" calcext:value-type="float">
            <text:p>234</text:p>
          </table:table-cell>
          <table:table-cell table:formula="of:=[.A236]*256" office:value-type="float" office:value="59904" calcext:value-type="float">
            <text:p>59904</text:p>
          </table:table-cell>
          <table:table-cell table:formula="of:=[.B236]-[.$B$226]" office:value-type="float" office:value="2560" calcext:value-type="float">
            <text:p>2560</text:p>
          </table:table-cell>
          <table:table-cell table:number-columns-repeated="1021"/>
        </table:table-row>
        <table:table-row table:style-name="ro1">
          <table:table-cell table:formula="of:=[.A236]+1" office:value-type="float" office:value="235" calcext:value-type="float">
            <text:p>235</text:p>
          </table:table-cell>
          <table:table-cell table:formula="of:=[.A237]*256" office:value-type="float" office:value="60160" calcext:value-type="float">
            <text:p>60160</text:p>
          </table:table-cell>
          <table:table-cell table:formula="of:=[.B237]-[.$B$226]" office:value-type="float" office:value="2816" calcext:value-type="float">
            <text:p>2816</text:p>
          </table:table-cell>
          <table:table-cell table:number-columns-repeated="1021"/>
        </table:table-row>
        <table:table-row table:style-name="ro1">
          <table:table-cell table:formula="of:=[.A237]+1" office:value-type="float" office:value="236" calcext:value-type="float">
            <text:p>236</text:p>
          </table:table-cell>
          <table:table-cell table:formula="of:=[.A238]*256" office:value-type="float" office:value="60416" calcext:value-type="float">
            <text:p>60416</text:p>
          </table:table-cell>
          <table:table-cell table:formula="of:=[.B238]-[.$B$226]" office:value-type="float" office:value="3072" calcext:value-type="float">
            <text:p>3072</text:p>
          </table:table-cell>
          <table:table-cell table:number-columns-repeated="1021"/>
        </table:table-row>
        <table:table-row table:style-name="ro1">
          <table:table-cell table:formula="of:=[.A238]+1" office:value-type="float" office:value="237" calcext:value-type="float">
            <text:p>237</text:p>
          </table:table-cell>
          <table:table-cell table:formula="of:=[.A239]*256" office:value-type="float" office:value="60672" calcext:value-type="float">
            <text:p>60672</text:p>
          </table:table-cell>
          <table:table-cell table:formula="of:=[.B239]-[.$B$226]" office:value-type="float" office:value="3328" calcext:value-type="float">
            <text:p>3328</text:p>
          </table:table-cell>
          <table:table-cell table:number-columns-repeated="1021"/>
        </table:table-row>
        <table:table-row table:style-name="ro1">
          <table:table-cell table:formula="of:=[.A239]+1" office:value-type="float" office:value="238" calcext:value-type="float">
            <text:p>238</text:p>
          </table:table-cell>
          <table:table-cell table:formula="of:=[.A240]*256" office:value-type="float" office:value="60928" calcext:value-type="float">
            <text:p>60928</text:p>
          </table:table-cell>
          <table:table-cell table:formula="of:=[.B240]-[.$B$226]" office:value-type="float" office:value="3584" calcext:value-type="float">
            <text:p>3584</text:p>
          </table:table-cell>
          <table:table-cell table:number-columns-repeated="1021"/>
        </table:table-row>
        <table:table-row table:style-name="ro1">
          <table:table-cell table:formula="of:=[.A240]+1" office:value-type="float" office:value="239" calcext:value-type="float">
            <text:p>239</text:p>
          </table:table-cell>
          <table:table-cell table:formula="of:=[.A241]*256" office:value-type="float" office:value="61184" calcext:value-type="float">
            <text:p>61184</text:p>
          </table:table-cell>
          <table:table-cell table:formula="of:=[.B241]-[.$B$226]" office:value-type="float" office:value="3840" calcext:value-type="float">
            <text:p>3840</text:p>
          </table:table-cell>
          <table:table-cell table:number-columns-repeated="1021"/>
        </table:table-row>
        <table:table-row table:style-name="ro1">
          <table:table-cell table:formula="of:=[.A241]+1" office:value-type="float" office:value="240" calcext:value-type="float">
            <text:p>240</text:p>
          </table:table-cell>
          <table:table-cell table:formula="of:=[.A242]*256" office:value-type="float" office:value="61440" calcext:value-type="float">
            <text:p>61440</text:p>
          </table:table-cell>
          <table:table-cell table:formula="of:=[.B242]-[.$B$226]" office:value-type="float" office:value="4096" calcext:value-type="float">
            <text:p>4096</text:p>
          </table:table-cell>
          <table:table-cell table:number-columns-repeated="1021"/>
        </table:table-row>
        <table:table-row table:style-name="ro1">
          <table:table-cell table:formula="of:=[.A242]+1" office:value-type="float" office:value="241" calcext:value-type="float">
            <text:p>241</text:p>
          </table:table-cell>
          <table:table-cell table:formula="of:=[.A243]*256" office:value-type="float" office:value="61696" calcext:value-type="float">
            <text:p>61696</text:p>
          </table:table-cell>
          <table:table-cell table:formula="of:=[.B243]-[.$B$226]" office:value-type="float" office:value="4352" calcext:value-type="float">
            <text:p>4352</text:p>
          </table:table-cell>
          <table:table-cell table:number-columns-repeated="1021"/>
        </table:table-row>
        <table:table-row table:style-name="ro1">
          <table:table-cell table:formula="of:=[.A243]+1" office:value-type="float" office:value="242" calcext:value-type="float">
            <text:p>242</text:p>
          </table:table-cell>
          <table:table-cell table:formula="of:=[.A244]*256" office:value-type="float" office:value="61952" calcext:value-type="float">
            <text:p>61952</text:p>
          </table:table-cell>
          <table:table-cell table:formula="of:=[.B244]-[.$B$226]" office:value-type="float" office:value="4608" calcext:value-type="float">
            <text:p>4608</text:p>
          </table:table-cell>
          <table:table-cell table:number-columns-repeated="1021"/>
        </table:table-row>
        <table:table-row table:style-name="ro1">
          <table:table-cell table:formula="of:=[.A244]+1" office:value-type="float" office:value="243" calcext:value-type="float">
            <text:p>243</text:p>
          </table:table-cell>
          <table:table-cell table:formula="of:=[.A245]*256" office:value-type="float" office:value="62208" calcext:value-type="float">
            <text:p>62208</text:p>
          </table:table-cell>
          <table:table-cell table:formula="of:=[.B245]-[.$B$226]" office:value-type="float" office:value="4864" calcext:value-type="float">
            <text:p>4864</text:p>
          </table:table-cell>
          <table:table-cell table:number-columns-repeated="1021"/>
        </table:table-row>
        <table:table-row table:style-name="ro1">
          <table:table-cell table:formula="of:=[.A245]+1" office:value-type="float" office:value="244" calcext:value-type="float">
            <text:p>244</text:p>
          </table:table-cell>
          <table:table-cell table:formula="of:=[.A246]*256" office:value-type="float" office:value="62464" calcext:value-type="float">
            <text:p>62464</text:p>
          </table:table-cell>
          <table:table-cell table:formula="of:=[.B246]-[.$B$226]" office:value-type="float" office:value="5120" calcext:value-type="float">
            <text:p>5120</text:p>
          </table:table-cell>
          <table:table-cell table:number-columns-repeated="1021"/>
        </table:table-row>
        <table:table-row table:style-name="ro1">
          <table:table-cell table:formula="of:=[.A246]+1" office:value-type="float" office:value="245" calcext:value-type="float">
            <text:p>245</text:p>
          </table:table-cell>
          <table:table-cell table:formula="of:=[.A247]*256" office:value-type="float" office:value="62720" calcext:value-type="float">
            <text:p>62720</text:p>
          </table:table-cell>
          <table:table-cell table:formula="of:=[.B247]-[.$B$226]" office:value-type="float" office:value="5376" calcext:value-type="float">
            <text:p>5376</text:p>
          </table:table-cell>
          <table:table-cell table:number-columns-repeated="1021"/>
        </table:table-row>
        <table:table-row table:style-name="ro1">
          <table:table-cell table:formula="of:=[.A247]+1" office:value-type="float" office:value="246" calcext:value-type="float">
            <text:p>246</text:p>
          </table:table-cell>
          <table:table-cell table:formula="of:=[.A248]*256" office:value-type="float" office:value="62976" calcext:value-type="float">
            <text:p>62976</text:p>
          </table:table-cell>
          <table:table-cell table:formula="of:=[.B248]-[.$B$226]" office:value-type="float" office:value="5632" calcext:value-type="float">
            <text:p>5632</text:p>
          </table:table-cell>
          <table:table-cell table:number-columns-repeated="1021"/>
        </table:table-row>
        <table:table-row table:style-name="ro1">
          <table:table-cell table:formula="of:=[.A248]+1" office:value-type="float" office:value="247" calcext:value-type="float">
            <text:p>247</text:p>
          </table:table-cell>
          <table:table-cell table:formula="of:=[.A249]*256" office:value-type="float" office:value="63232" calcext:value-type="float">
            <text:p>63232</text:p>
          </table:table-cell>
          <table:table-cell table:formula="of:=[.B249]-[.$B$226]" office:value-type="float" office:value="5888" calcext:value-type="float">
            <text:p>5888</text:p>
          </table:table-cell>
          <table:table-cell table:number-columns-repeated="1021"/>
        </table:table-row>
        <table:table-row table:style-name="ro1">
          <table:table-cell table:formula="of:=[.A249]+1" office:value-type="float" office:value="248" calcext:value-type="float">
            <text:p>248</text:p>
          </table:table-cell>
          <table:table-cell table:formula="of:=[.A250]*256" office:value-type="float" office:value="63488" calcext:value-type="float">
            <text:p>63488</text:p>
          </table:table-cell>
          <table:table-cell table:formula="of:=[.B250]-[.$B$226]" office:value-type="float" office:value="6144" calcext:value-type="float">
            <text:p>6144</text:p>
          </table:table-cell>
          <table:table-cell table:number-columns-repeated="1021"/>
        </table:table-row>
        <table:table-row table:style-name="ro1">
          <table:table-cell table:formula="of:=[.A250]+1" office:value-type="float" office:value="249" calcext:value-type="float">
            <text:p>249</text:p>
          </table:table-cell>
          <table:table-cell table:formula="of:=[.A251]*256" office:value-type="float" office:value="63744" calcext:value-type="float">
            <text:p>63744</text:p>
          </table:table-cell>
          <table:table-cell table:formula="of:=[.B251]-[.$B$226]" office:value-type="float" office:value="6400" calcext:value-type="float">
            <text:p>6400</text:p>
          </table:table-cell>
          <table:table-cell table:number-columns-repeated="1021"/>
        </table:table-row>
        <table:table-row table:style-name="ro1">
          <table:table-cell table:formula="of:=[.A251]+1" office:value-type="float" office:value="250" calcext:value-type="float">
            <text:p>250</text:p>
          </table:table-cell>
          <table:table-cell table:formula="of:=[.A252]*256" office:value-type="float" office:value="64000" calcext:value-type="float">
            <text:p>64000</text:p>
          </table:table-cell>
          <table:table-cell table:formula="of:=[.B252]-[.$B$226]" office:value-type="float" office:value="6656" calcext:value-type="float">
            <text:p>6656</text:p>
          </table:table-cell>
          <table:table-cell table:number-columns-repeated="1021"/>
        </table:table-row>
        <table:table-row table:style-name="ro1">
          <table:table-cell table:formula="of:=[.A252]+1" office:value-type="float" office:value="251" calcext:value-type="float">
            <text:p>251</text:p>
          </table:table-cell>
          <table:table-cell table:formula="of:=[.A253]*256" office:value-type="float" office:value="64256" calcext:value-type="float">
            <text:p>64256</text:p>
          </table:table-cell>
          <table:table-cell table:formula="of:=[.B253]-[.$B$226]" office:value-type="float" office:value="6912" calcext:value-type="float">
            <text:p>6912</text:p>
          </table:table-cell>
          <table:table-cell table:number-columns-repeated="1021"/>
        </table:table-row>
        <table:table-row table:style-name="ro1">
          <table:table-cell table:formula="of:=[.A253]+1" office:value-type="float" office:value="252" calcext:value-type="float">
            <text:p>252</text:p>
          </table:table-cell>
          <table:table-cell table:formula="of:=[.A254]*256" office:value-type="float" office:value="64512" calcext:value-type="float">
            <text:p>64512</text:p>
          </table:table-cell>
          <table:table-cell table:formula="of:=[.B254]-[.$B$226]" office:value-type="float" office:value="7168" calcext:value-type="float">
            <text:p>7168</text:p>
          </table:table-cell>
          <table:table-cell table:number-columns-repeated="1021"/>
        </table:table-row>
        <table:table-row table:style-name="ro1">
          <table:table-cell table:formula="of:=[.A254]+1" office:value-type="float" office:value="253" calcext:value-type="float">
            <text:p>253</text:p>
          </table:table-cell>
          <table:table-cell table:formula="of:=[.A255]*256" office:value-type="float" office:value="64768" calcext:value-type="float">
            <text:p>64768</text:p>
          </table:table-cell>
          <table:table-cell table:formula="of:=[.B255]-[.$B$226]" office:value-type="float" office:value="7424" calcext:value-type="float">
            <text:p>7424</text:p>
          </table:table-cell>
          <table:table-cell table:number-columns-repeated="1021"/>
        </table:table-row>
        <table:table-row table:style-name="ro1">
          <table:table-cell table:formula="of:=[.A255]+1" office:value-type="float" office:value="254" calcext:value-type="float">
            <text:p>254</text:p>
          </table:table-cell>
          <table:table-cell table:formula="of:=[.A256]*256" office:value-type="float" office:value="65024" calcext:value-type="float">
            <text:p>65024</text:p>
          </table:table-cell>
          <table:table-cell table:formula="of:=[.B256]-[.$B$226]" office:value-type="float" office:value="7680" calcext:value-type="float">
            <text:p>7680</text:p>
          </table:table-cell>
          <table:table-cell table:number-columns-repeated="1021"/>
        </table:table-row>
        <table:table-row table:style-name="ro1">
          <table:table-cell table:formula="of:=[.A256]+1" office:value-type="float" office:value="255" calcext:value-type="float">
            <text:p>255</text:p>
          </table:table-cell>
          <table:table-cell table:formula="of:=[.A257]*256" office:value-type="float" office:value="65280" calcext:value-type="float">
            <text:p>65280</text:p>
          </table:table-cell>
          <table:table-cell table:formula="of:=[.B257]-[.$B$226]" office:value-type="float" office:value="7936" calcext:value-type="float">
            <text:p>7936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5T11:01:43.959396608</meta:creation-date>
    <meta:generator>LibreOffice/6.0.3.2$MacOSX_X86_64 LibreOffice_project/8f48d515416608e3a835360314dac7e47fd0b821</meta:generator>
    <dc:date>2020-12-05T11:55:20.118949265</dc:date>
    <meta:editing-duration>PT53M16S</meta:editing-duration>
    <meta:editing-cycles>39</meta:editing-cycles>
    <meta:document-statistic meta:table-count="1" meta:cell-count="11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a65d" draw:fill-color="#00a65d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0066b3" draw:fill-color="#0066b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402cm" svg:height="10.628cm" xlink:href=".." xlink:type="simple" chart:class="chart:line" chart:style-name="ch1">
        <chart:legend chart:legend-position="end" svg:x="30.725cm" svg:y="4.539cm" style:legend-expansion="high" chart:style-name="ch2"/>
        <chart:plot-area chart:style-name="ch3" table:cell-range-address="Sheet1.D1:Sheet1.F257" chart:data-source-has-labels="row" svg:x="0.648cm" svg:y="0.212cm" svg:width="29.429cm" svg:height="10.204cm">
          <chartooo:coordinate-region svg:x="1.911cm" svg:y="0.339cm" svg:width="28.031cm" svg:height="9.0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57" chart:label-cell-address="Sheet1.D1:Sheet1.D1" chart:class="chart:line">
            <chart:data-point chart:repeated="256"/>
          </chart:series>
          <chart:series chart:style-name="ch7" chart:values-cell-range-address="Sheet1.E2:Sheet1.E257" chart:label-cell-address="Sheet1.E1:Sheet1.E1" chart:class="chart:line">
            <chart:data-point chart:repeated="256"/>
          </chart:series>
          <chart:series chart:style-name="ch8" chart:values-cell-range-address="Sheet1.F2:Sheet1.F257" chart:label-cell-address="Sheet1.F1:Sheet1.F1" chart:class="chart:line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</text:p>
                <draw:g>
                  <svg:desc>Sheet1.D1:Sheet1.D1</svg:desc>
                </draw:g>
              </table:table-cell>
              <table:table-cell office:value-type="string">
                <text:p>green</text:p>
                <draw:g>
                  <svg:desc>Sheet1.E1:Sheet1.E1</svg:desc>
                </draw:g>
              </table:table-cell>
              <table:table-cell office:value-type="string">
                <text:p>blu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531">
                <text:p>65531</text:p>
                <draw:g>
                  <svg:desc>Sheet1.D2:Sheet1.D257</svg:desc>
                </draw:g>
              </table:table-cell>
              <table:table-cell office:value-type="float" office:value="0">
                <text:p>0</text:p>
                <draw:g>
                  <svg:desc>Sheet1.E2:Sheet1.E257</svg:desc>
                </draw:g>
              </table:table-cell>
              <table:table-cell office:value-type="float" office:value="0">
                <text:p>0</text:p>
                <draw:g>
                  <svg:desc>Sheet1.F2:Sheet1.F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507">
                <text:p>64507</text:p>
              </table:table-cell>
              <table:table-cell office:value-type="float" office:value="1024">
                <text:p>1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483">
                <text:p>63483</text:p>
              </table:table-cell>
              <table:table-cell office:value-type="float" office:value="2048">
                <text:p>2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459">
                <text:p>62459</text:p>
              </table:table-cell>
              <table:table-cell office:value-type="float" office:value="3072">
                <text:p>3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435">
                <text:p>61435</text:p>
              </table:table-cell>
              <table:table-cell office:value-type="float" office:value="4096">
                <text:p>4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411">
                <text:p>60411</text:p>
              </table:table-cell>
              <table:table-cell office:value-type="float" office:value="5120">
                <text:p>5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387">
                <text:p>59387</text:p>
              </table:table-cell>
              <table:table-cell office:value-type="float" office:value="6144">
                <text:p>6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363">
                <text:p>58363</text:p>
              </table:table-cell>
              <table:table-cell office:value-type="float" office:value="7168">
                <text:p>7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339">
                <text:p>57339</text:p>
              </table:table-cell>
              <table:table-cell office:value-type="float" office:value="8192">
                <text:p>8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315">
                <text:p>56315</text:p>
              </table:table-cell>
              <table:table-cell office:value-type="float" office:value="9216">
                <text:p>9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291">
                <text:p>55291</text:p>
              </table:table-cell>
              <table:table-cell office:value-type="float" office:value="10240">
                <text:p>10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267">
                <text:p>54267</text:p>
              </table:table-cell>
              <table:table-cell office:value-type="float" office:value="11264">
                <text:p>11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243">
                <text:p>53243</text:p>
              </table:table-cell>
              <table:table-cell office:value-type="float" office:value="12288">
                <text:p>12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219">
                <text:p>52219</text:p>
              </table:table-cell>
              <table:table-cell office:value-type="float" office:value="13312">
                <text:p>13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195">
                <text:p>51195</text:p>
              </table:table-cell>
              <table:table-cell office:value-type="float" office:value="14336">
                <text:p>14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171">
                <text:p>50171</text:p>
              </table:table-cell>
              <table:table-cell office:value-type="float" office:value="15360">
                <text:p>15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147">
                <text:p>49147</text:p>
              </table:table-cell>
              <table:table-cell office:value-type="float" office:value="16384">
                <text:p>16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123">
                <text:p>48123</text:p>
              </table:table-cell>
              <table:table-cell office:value-type="float" office:value="17408">
                <text:p>17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099">
                <text:p>47099</text:p>
              </table:table-cell>
              <table:table-cell office:value-type="float" office:value="18432">
                <text:p>18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075">
                <text:p>46075</text:p>
              </table:table-cell>
              <table:table-cell office:value-type="float" office:value="19456">
                <text:p>19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51">
                <text:p>45051</text:p>
              </table:table-cell>
              <table:table-cell office:value-type="float" office:value="20480">
                <text:p>20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27">
                <text:p>44027</text:p>
              </table:table-cell>
              <table:table-cell office:value-type="float" office:value="21504">
                <text:p>21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003">
                <text:p>43003</text:p>
              </table:table-cell>
              <table:table-cell office:value-type="float" office:value="22528">
                <text:p>22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979">
                <text:p>41979</text:p>
              </table:table-cell>
              <table:table-cell office:value-type="float" office:value="23552">
                <text:p>23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955">
                <text:p>40955</text:p>
              </table:table-cell>
              <table:table-cell office:value-type="float" office:value="24576">
                <text:p>24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931">
                <text:p>39931</text:p>
              </table:table-cell>
              <table:table-cell office:value-type="float" office:value="25600">
                <text:p>25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907">
                <text:p>38907</text:p>
              </table:table-cell>
              <table:table-cell office:value-type="float" office:value="26624">
                <text:p>26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883">
                <text:p>37883</text:p>
              </table:table-cell>
              <table:table-cell office:value-type="float" office:value="27648">
                <text:p>27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859">
                <text:p>36859</text:p>
              </table:table-cell>
              <table:table-cell office:value-type="float" office:value="28672">
                <text:p>28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835">
                <text:p>35835</text:p>
              </table:table-cell>
              <table:table-cell office:value-type="float" office:value="29696">
                <text:p>29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811">
                <text:p>34811</text:p>
              </table:table-cell>
              <table:table-cell office:value-type="float" office:value="30720">
                <text:p>30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787">
                <text:p>33787</text:p>
              </table:table-cell>
              <table:table-cell office:value-type="float" office:value="31744">
                <text:p>31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767">
                <text:p>32767</text:p>
              </table:table-cell>
              <table:table-cell office:value-type="float" office:value="32767">
                <text:p>32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767">
                <text:p>32767</text:p>
              </table:table-cell>
              <table:table-cell office:value-type="float" office:value="33791">
                <text:p>33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767">
                <text:p>32767</text:p>
              </table:table-cell>
              <table:table-cell office:value-type="float" office:value="34815">
                <text:p>34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767">
                <text:p>32767</text:p>
              </table:table-cell>
              <table:table-cell office:value-type="float" office:value="35839">
                <text:p>35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767">
                <text:p>32767</text:p>
              </table:table-cell>
              <table:table-cell office:value-type="float" office:value="36863">
                <text:p>36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767">
                <text:p>32767</text:p>
              </table:table-cell>
              <table:table-cell office:value-type="float" office:value="37887">
                <text:p>37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767">
                <text:p>32767</text:p>
              </table:table-cell>
              <table:table-cell office:value-type="float" office:value="38911">
                <text:p>38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767">
                <text:p>32767</text:p>
              </table:table-cell>
              <table:table-cell office:value-type="float" office:value="39935">
                <text:p>39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767">
                <text:p>32767</text:p>
              </table:table-cell>
              <table:table-cell office:value-type="float" office:value="40959">
                <text:p>40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767">
                <text:p>32767</text:p>
              </table:table-cell>
              <table:table-cell office:value-type="float" office:value="41983">
                <text:p>41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767">
                <text:p>32767</text:p>
              </table:table-cell>
              <table:table-cell office:value-type="float" office:value="43007">
                <text:p>43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767">
                <text:p>32767</text:p>
              </table:table-cell>
              <table:table-cell office:value-type="float" office:value="44031">
                <text:p>4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767">
                <text:p>32767</text:p>
              </table:table-cell>
              <table:table-cell office:value-type="float" office:value="45055">
                <text:p>45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767">
                <text:p>32767</text:p>
              </table:table-cell>
              <table:table-cell office:value-type="float" office:value="46079">
                <text:p>46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767">
                <text:p>32767</text:p>
              </table:table-cell>
              <table:table-cell office:value-type="float" office:value="47103">
                <text:p>47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767">
                <text:p>32767</text:p>
              </table:table-cell>
              <table:table-cell office:value-type="float" office:value="48127">
                <text:p>48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767">
                <text:p>32767</text:p>
              </table:table-cell>
              <table:table-cell office:value-type="float" office:value="49151">
                <text:p>49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767">
                <text:p>32767</text:p>
              </table:table-cell>
              <table:table-cell office:value-type="float" office:value="50175">
                <text:p>50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767">
                <text:p>32767</text:p>
              </table:table-cell>
              <table:table-cell office:value-type="float" office:value="51199">
                <text:p>51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767">
                <text:p>32767</text:p>
              </table:table-cell>
              <table:table-cell office:value-type="float" office:value="52223">
                <text:p>52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767">
                <text:p>32767</text:p>
              </table:table-cell>
              <table:table-cell office:value-type="float" office:value="53247">
                <text:p>53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767">
                <text:p>32767</text:p>
              </table:table-cell>
              <table:table-cell office:value-type="float" office:value="54271">
                <text:p>54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767">
                <text:p>32767</text:p>
              </table:table-cell>
              <table:table-cell office:value-type="float" office:value="55295">
                <text:p>55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767">
                <text:p>32767</text:p>
              </table:table-cell>
              <table:table-cell office:value-type="float" office:value="56319">
                <text:p>56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767">
                <text:p>32767</text:p>
              </table:table-cell>
              <table:table-cell office:value-type="float" office:value="57343">
                <text:p>57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767">
                <text:p>32767</text:p>
              </table:table-cell>
              <table:table-cell office:value-type="float" office:value="58367">
                <text:p>58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767">
                <text:p>32767</text:p>
              </table:table-cell>
              <table:table-cell office:value-type="float" office:value="59391">
                <text:p>59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767">
                <text:p>32767</text:p>
              </table:table-cell>
              <table:table-cell office:value-type="float" office:value="60415">
                <text:p>60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767">
                <text:p>32767</text:p>
              </table:table-cell>
              <table:table-cell office:value-type="float" office:value="61439">
                <text:p>61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767">
                <text:p>32767</text:p>
              </table:table-cell>
              <table:table-cell office:value-type="float" office:value="62463">
                <text:p>62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767">
                <text:p>32767</text:p>
              </table:table-cell>
              <table:table-cell office:value-type="float" office:value="63487">
                <text:p>63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767">
                <text:p>32767</text:p>
              </table:table-cell>
              <table:table-cell office:value-type="float" office:value="64511">
                <text:p>64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764">
                <text:p>32764</text:p>
              </table:table-cell>
              <table:table-cell office:value-type="float" office:value="65532">
                <text:p>65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740">
                <text:p>31740</text:p>
              </table:table-cell>
              <table:table-cell office:value-type="float" office:value="64890">
                <text:p>6489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716">
                <text:p>30716</text:p>
              </table:table-cell>
              <table:table-cell office:value-type="float" office:value="64249">
                <text:p>64249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692">
                <text:p>29692</text:p>
              </table:table-cell>
              <table:table-cell office:value-type="float" office:value="63607">
                <text:p>63607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668">
                <text:p>28668</text:p>
              </table:table-cell>
              <table:table-cell office:value-type="float" office:value="62965">
                <text:p>62965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644">
                <text:p>27644</text:p>
              </table:table-cell>
              <table:table-cell office:value-type="float" office:value="62323">
                <text:p>62323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620">
                <text:p>26620</text:p>
              </table:table-cell>
              <table:table-cell office:value-type="float" office:value="61682">
                <text:p>61682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596">
                <text:p>25596</text:p>
              </table:table-cell>
              <table:table-cell office:value-type="float" office:value="61040">
                <text:p>61040</text:p>
              </table:table-cell>
              <table:table-cell office:value-type="float" office:value="5250">
                <text:p>52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572">
                <text:p>24572</text:p>
              </table:table-cell>
              <table:table-cell office:value-type="float" office:value="60398">
                <text:p>60398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548">
                <text:p>23548</text:p>
              </table:table-cell>
              <table:table-cell office:value-type="float" office:value="59757">
                <text:p>59757</text:p>
              </table:table-cell>
              <table:table-cell office:value-type="float" office:value="6750">
                <text:p>675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24">
                <text:p>22524</text:p>
              </table:table-cell>
              <table:table-cell office:value-type="float" office:value="59115">
                <text:p>59115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500">
                <text:p>21500</text:p>
              </table:table-cell>
              <table:table-cell office:value-type="float" office:value="58473">
                <text:p>58473</text:p>
              </table:table-cell>
              <table:table-cell office:value-type="float" office:value="8250">
                <text:p>82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476">
                <text:p>20476</text:p>
              </table:table-cell>
              <table:table-cell office:value-type="float" office:value="57831">
                <text:p>5783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452">
                <text:p>19452</text:p>
              </table:table-cell>
              <table:table-cell office:value-type="float" office:value="57190">
                <text:p>57190</text:p>
              </table:table-cell>
              <table:table-cell office:value-type="float" office:value="9750">
                <text:p>97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428">
                <text:p>18428</text:p>
              </table:table-cell>
              <table:table-cell office:value-type="float" office:value="56548">
                <text:p>56548</text:p>
              </table:table-cell>
              <table:table-cell office:value-type="float" office:value="10500">
                <text:p>105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404">
                <text:p>17404</text:p>
              </table:table-cell>
              <table:table-cell office:value-type="float" office:value="55906">
                <text:p>55906</text:p>
              </table:table-cell>
              <table:table-cell office:value-type="float" office:value="11250">
                <text:p>112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380">
                <text:p>16380</text:p>
              </table:table-cell>
              <table:table-cell office:value-type="float" office:value="55264">
                <text:p>55264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356">
                <text:p>15356</text:p>
              </table:table-cell>
              <table:table-cell office:value-type="float" office:value="54623">
                <text:p>54623</text:p>
              </table:table-cell>
              <table:table-cell office:value-type="float" office:value="12750">
                <text:p>127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332">
                <text:p>14332</text:p>
              </table:table-cell>
              <table:table-cell office:value-type="float" office:value="53981">
                <text:p>53981</text:p>
              </table:table-cell>
              <table:table-cell office:value-type="float" office:value="13500">
                <text:p>135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308">
                <text:p>13308</text:p>
              </table:table-cell>
              <table:table-cell office:value-type="float" office:value="53339">
                <text:p>53339</text:p>
              </table:table-cell>
              <table:table-cell office:value-type="float" office:value="14250">
                <text:p>142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284">
                <text:p>12284</text:p>
              </table:table-cell>
              <table:table-cell office:value-type="float" office:value="52698">
                <text:p>52698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260">
                <text:p>11260</text:p>
              </table:table-cell>
              <table:table-cell office:value-type="float" office:value="52056">
                <text:p>52056</text:p>
              </table:table-cell>
              <table:table-cell office:value-type="float" office:value="15750">
                <text:p>157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36">
                <text:p>10236</text:p>
              </table:table-cell>
              <table:table-cell office:value-type="float" office:value="51414">
                <text:p>51414</text:p>
              </table:table-cell>
              <table:table-cell office:value-type="float" office:value="16500">
                <text:p>165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12">
                <text:p>9212</text:p>
              </table:table-cell>
              <table:table-cell office:value-type="float" office:value="50772">
                <text:p>50772</text:p>
              </table:table-cell>
              <table:table-cell office:value-type="float" office:value="17250">
                <text:p>1725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188">
                <text:p>8188</text:p>
              </table:table-cell>
              <table:table-cell office:value-type="float" office:value="50131">
                <text:p>50131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64">
                <text:p>7164</text:p>
              </table:table-cell>
              <table:table-cell office:value-type="float" office:value="49489">
                <text:p>49489</text:p>
              </table:table-cell>
              <table:table-cell office:value-type="float" office:value="18750">
                <text:p>187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140">
                <text:p>6140</text:p>
              </table:table-cell>
              <table:table-cell office:value-type="float" office:value="48847">
                <text:p>48847</text:p>
              </table:table-cell>
              <table:table-cell office:value-type="float" office:value="19500">
                <text:p>195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116">
                <text:p>5116</text:p>
              </table:table-cell>
              <table:table-cell office:value-type="float" office:value="48206">
                <text:p>48206</text:p>
              </table:table-cell>
              <table:table-cell office:value-type="float" office:value="20250">
                <text:p>202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92">
                <text:p>4092</text:p>
              </table:table-cell>
              <table:table-cell office:value-type="float" office:value="47564">
                <text:p>47564</text:p>
              </table:table-cell>
              <table:table-cell office:value-type="float" office:value="21000">
                <text:p>21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68">
                <text:p>3068</text:p>
              </table:table-cell>
              <table:table-cell office:value-type="float" office:value="46922">
                <text:p>46922</text:p>
              </table:table-cell>
              <table:table-cell office:value-type="float" office:value="21750">
                <text:p>2175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44">
                <text:p>2044</text:p>
              </table:table-cell>
              <table:table-cell office:value-type="float" office:value="46280">
                <text:p>46280</text:p>
              </table:table-cell>
              <table:table-cell office:value-type="float" office:value="22500">
                <text:p>225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20">
                <text:p>1020</text:p>
              </table:table-cell>
              <table:table-cell office:value-type="float" office:value="45639">
                <text:p>45639</text:p>
              </table:table-cell>
              <table:table-cell office:value-type="float" office:value="23250">
                <text:p>232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44994">
                <text:p>44994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43588">
                <text:p>43588</text:p>
              </table:table-cell>
              <table:table-cell office:value-type="float" office:value="25297">
                <text:p>252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42182">
                <text:p>42182</text:p>
              </table:table-cell>
              <table:table-cell office:value-type="float" office:value="26595">
                <text:p>265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40775">
                <text:p>40775</text:p>
              </table:table-cell>
              <table:table-cell office:value-type="float" office:value="27893">
                <text:p>278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39369">
                <text:p>39369</text:p>
              </table:table-cell>
              <table:table-cell office:value-type="float" office:value="29191">
                <text:p>291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37963">
                <text:p>37963</text:p>
              </table:table-cell>
              <table:table-cell office:value-type="float" office:value="30489">
                <text:p>304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36557">
                <text:p>36557</text:p>
              </table:table-cell>
              <table:table-cell office:value-type="float" office:value="31787">
                <text:p>317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35150">
                <text:p>35150</text:p>
              </table:table-cell>
              <table:table-cell office:value-type="float" office:value="33085">
                <text:p>330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33744">
                <text:p>33744</text:p>
              </table:table-cell>
              <table:table-cell office:value-type="float" office:value="34383">
                <text:p>343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32338">
                <text:p>32338</text:p>
              </table:table-cell>
              <table:table-cell office:value-type="float" office:value="35681">
                <text:p>356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30932">
                <text:p>30932</text:p>
              </table:table-cell>
              <table:table-cell office:value-type="float" office:value="36979">
                <text:p>369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29525">
                <text:p>29525</text:p>
              </table:table-cell>
              <table:table-cell office:value-type="float" office:value="38277">
                <text:p>382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28119">
                <text:p>28119</text:p>
              </table:table-cell>
              <table:table-cell office:value-type="float" office:value="39575">
                <text:p>395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26713">
                <text:p>26713</text:p>
              </table:table-cell>
              <table:table-cell office:value-type="float" office:value="40873">
                <text:p>408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25307">
                <text:p>25307</text:p>
              </table:table-cell>
              <table:table-cell office:value-type="float" office:value="42171">
                <text:p>421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23900">
                <text:p>23900</text:p>
              </table:table-cell>
              <table:table-cell office:value-type="float" office:value="43469">
                <text:p>434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22494">
                <text:p>22494</text:p>
              </table:table-cell>
              <table:table-cell office:value-type="float" office:value="44767">
                <text:p>447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21088">
                <text:p>21088</text:p>
              </table:table-cell>
              <table:table-cell office:value-type="float" office:value="46065">
                <text:p>460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9682">
                <text:p>19682</text:p>
              </table:table-cell>
              <table:table-cell office:value-type="float" office:value="47363">
                <text:p>473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18275">
                <text:p>18275</text:p>
              </table:table-cell>
              <table:table-cell office:value-type="float" office:value="48661">
                <text:p>486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16869">
                <text:p>16869</text:p>
              </table:table-cell>
              <table:table-cell office:value-type="float" office:value="49959">
                <text:p>499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15463">
                <text:p>15463</text:p>
              </table:table-cell>
              <table:table-cell office:value-type="float" office:value="51257">
                <text:p>512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14057">
                <text:p>14057</text:p>
              </table:table-cell>
              <table:table-cell office:value-type="float" office:value="52555">
                <text:p>525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2650">
                <text:p>12650</text:p>
              </table:table-cell>
              <table:table-cell office:value-type="float" office:value="53853">
                <text:p>538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11244">
                <text:p>11244</text:p>
              </table:table-cell>
              <table:table-cell office:value-type="float" office:value="55151">
                <text:p>551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9838">
                <text:p>9838</text:p>
              </table:table-cell>
              <table:table-cell office:value-type="float" office:value="56449">
                <text:p>564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8432">
                <text:p>8432</text:p>
              </table:table-cell>
              <table:table-cell office:value-type="float" office:value="57747">
                <text:p>577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7025">
                <text:p>7025</text:p>
              </table:table-cell>
              <table:table-cell office:value-type="float" office:value="59045">
                <text:p>590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5619">
                <text:p>5619</text:p>
              </table:table-cell>
              <table:table-cell office:value-type="float" office:value="60343">
                <text:p>603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4213">
                <text:p>4213</text:p>
              </table:table-cell>
              <table:table-cell office:value-type="float" office:value="61641">
                <text:p>616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2807">
                <text:p>2807</text:p>
              </table:table-cell>
              <table:table-cell office:value-type="float" office:value="62939">
                <text:p>629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400">
                <text:p>1400</text:p>
              </table:table-cell>
              <table:table-cell office:value-type="float" office:value="64237">
                <text:p>642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MacOSX_X86_64 LibreOffice_project/8f48d515416608e3a835360314dac7e47fd0b8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